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128995" calcext:value-type="float">
            <text:p>0.112899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2541545" calcext:value-type="float">
            <text:p>0.2254154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33727375" calcext:value-type="float">
            <text:p>0.3372737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4483069667" calcext:value-type="float">
            <text:p>0.4483069667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558543" calcext:value-type="float">
            <text:p>0.558543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6681191333" calcext:value-type="float">
            <text:p>0.6681191333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7716355" calcext:value-type="float">
            <text:p>0.77716355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8858371333" calcext:value-type="float">
            <text:p>0.885837133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9944581833" calcext:value-type="float">
            <text:p>0.9944581833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10342575" calcext:value-type="float">
            <text:p>1.10342575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.2128991" calcext:value-type="float">
            <text:p>1.2128991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.3225856833" calcext:value-type="float">
            <text:p>1.322585683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.43191125" calcext:value-type="float">
            <text:p>1.4319112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.54035" calcext:value-type="float">
            <text:p>1.5403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.6473729" calcext:value-type="float">
            <text:p>1.6473729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75122845" calcext:value-type="float">
            <text:p>1.75122845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.8363241333" calcext:value-type="float">
            <text:p>1.8363241333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.9693468333" calcext:value-type="float">
            <text:p>1.9693468333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.0871822" calcext:value-type="float">
            <text:p>2.087182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.200111" calcext:value-type="float">
            <text:p>2.20011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.30985695" calcext:value-type="float">
            <text:p>2.30985695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.4176288667" calcext:value-type="float">
            <text:p>2.4176288667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.5245585" calcext:value-type="float">
            <text:p>2.5245585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.63153855" calcext:value-type="float">
            <text:p>2.6315385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.7391571167" calcext:value-type="float">
            <text:p>2.739157116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2.8477400167" calcext:value-type="float">
            <text:p>2.847740016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.9573854333" calcext:value-type="float">
            <text:p>2.9573854333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.0679962167" calcext:value-type="float">
            <text:p>3.0679962167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.17936605" calcext:value-type="float">
            <text:p>3.17936605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.2912853833" calcext:value-type="float">
            <text:p>3.291285383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.4035811167" calcext:value-type="float">
            <text:p>3.4035811167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.51609" calcext:value-type="float">
            <text:p>3.51609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.62865915" calcext:value-type="float">
            <text:p>3.62865915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3.7412204333" calcext:value-type="float">
            <text:p>3.7412204333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.8538642" calcext:value-type="float">
            <text:p>3.8538642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.96680685" calcext:value-type="float">
            <text:p>3.96680685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.0802446" calcext:value-type="float">
            <text:p>4.0802446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4.1942032333" calcext:value-type="float">
            <text:p>4.1942032333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.3085084667" calcext:value-type="float">
            <text:p>4.3085084667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.42289765" calcext:value-type="float">
            <text:p>4.42289765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.5371698" calcext:value-type="float">
            <text:p>4.5371698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.6512535833" calcext:value-type="float">
            <text:p>4.6512535833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.7651728" calcext:value-type="float">
            <text:p>4.7651728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4.8789794167" calcext:value-type="float">
            <text:p>4.8789794167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.9927025333" calcext:value-type="float">
            <text:p>4.9927025333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5.1063025667" calcext:value-type="float">
            <text:p>5.1063025667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5.2196387333" calcext:value-type="float">
            <text:p>5.2196387333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5.3325046833" calcext:value-type="float">
            <text:p>5.3325046833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4474315" calcext:value-type="float">
            <text:p>5.4447431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.55635215" calcext:value-type="float">
            <text:p>5.55635215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5.6674823667" calcext:value-type="float">
            <text:p>5.6674823667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5.7783198667" calcext:value-type="float">
            <text:p>5.7783198667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5.8889396833" calcext:value-type="float">
            <text:p>5.8889396833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5.9992306" calcext:value-type="float">
            <text:p>5.9992306</text:p>
          </table:table-cell>
          <table:table-cell table:number-columns-repeated="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6.1089465833" calcext:value-type="float">
            <text:p>6.1089465833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6.2178600167" calcext:value-type="float">
            <text:p>6.2178600167</text:p>
          </table:table-cell>
          <table:table-cell table:number-columns-repeated="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6.3259099333" calcext:value-type="float">
            <text:p>6.3259099333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6.4332372667" calcext:value-type="float">
            <text:p>6.4332372667</text:p>
          </table:table-cell>
          <table:table-cell table:number-columns-repeated="2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6.5401051167" calcext:value-type="float">
            <text:p>6.5401051167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6.77397" calcext:value-type="float">
            <text:p>6.77397</text:p>
          </table:table-cell>
          <table:table-cell office:value-type="float" office:value="6.6467985167" calcext:value-type="float">
            <text:p>6.6467985167</text:p>
          </table:table-cell>
          <table:table-cell table:formula="of:=POWER([.C61]-6.75;2)" office:value-type="float" office:value="0.0106505461553203" calcext:value-type="float">
            <text:p>0.0106505462</text:p>
          </table:table-cell>
          <table:table-cell table:formula="of:=SQRT(SUM([.D61:.D160])/100)" office:value-type="float" office:value="0.126511680489876" calcext:value-type="float">
            <text:p>0.126511680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6.750957" calcext:value-type="float">
            <text:p>6.750957</text:p>
          </table:table-cell>
          <table:table-cell office:value-type="float" office:value="6.6406649667" calcext:value-type="float">
            <text:p>6.6406649667</text:p>
          </table:table-cell>
          <table:table-cell table:formula="of:=POWER([.C62]-6.75;2)" office:value-type="float" office:value="0.0119541495067121" calcext:value-type="float">
            <text:p>0.0119541495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711498" calcext:value-type="float">
            <text:p>6.711498</text:p>
          </table:table-cell>
          <table:table-cell office:value-type="float" office:value="6.63514715" calcext:value-type="float">
            <text:p>6.63514715</text:p>
          </table:table-cell>
          <table:table-cell table:formula="of:=POWER([.C63]-6.75;2)" office:value-type="float" office:value="0.0131911771531225" calcext:value-type="float">
            <text:p>0.0131911772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661993" calcext:value-type="float">
            <text:p>6.661993</text:p>
          </table:table-cell>
          <table:table-cell office:value-type="float" office:value="6.6305648333" calcext:value-type="float">
            <text:p>6.6305648333</text:p>
          </table:table-cell>
          <table:table-cell table:formula="of:=POWER([.C64]-6.75;2)" office:value-type="float" office:value="0.0142647590446567" calcext:value-type="float">
            <text:p>0.01426475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.614162" calcext:value-type="float">
            <text:p>6.614162</text:p>
          </table:table-cell>
          <table:table-cell office:value-type="float" office:value="6.6333844167" calcext:value-type="float">
            <text:p>6.6333844167</text:p>
          </table:table-cell>
          <table:table-cell table:formula="of:=POWER([.C65]-6.75;2)" office:value-type="float" office:value="0.0135991942683992" calcext:value-type="float">
            <text:p>0.013599194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.574568" calcext:value-type="float">
            <text:p>6.574568</text:p>
          </table:table-cell>
          <table:table-cell office:value-type="float" office:value="6.6290167333" calcext:value-type="float">
            <text:p>6.6290167333</text:p>
          </table:table-cell>
          <table:table-cell table:formula="of:=POWER([.C66]-6.75;2)" office:value-type="float" office:value="0.0146369508214033" calcext:value-type="float">
            <text:p>0.014636950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42665" calcext:value-type="float">
            <text:p>6.542665</text:p>
          </table:table-cell>
          <table:table-cell office:value-type="float" office:value="6.6247771" calcext:value-type="float">
            <text:p>6.6247771</text:p>
          </table:table-cell>
          <table:table-cell table:formula="of:=POWER([.C67]-6.75;2)" office:value-type="float" office:value="0.01568077468441" calcext:value-type="float">
            <text:p>0.0156807747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6.520415" calcext:value-type="float">
            <text:p>6.520415</text:p>
          </table:table-cell>
          <table:table-cell office:value-type="float" office:value="6.62063965" calcext:value-type="float">
            <text:p>6.62063965</text:p>
          </table:table-cell>
          <table:table-cell table:formula="of:=POWER([.C68]-6.75;2)" office:value-type="float" office:value="0.0167341001521224" calcext:value-type="float">
            <text:p>0.0167341002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.517263" calcext:value-type="float">
            <text:p>6.517263</text:p>
          </table:table-cell>
          <table:table-cell office:value-type="float" office:value="6.6168522333" calcext:value-type="float">
            <text:p>6.6168522333</text:p>
          </table:table-cell>
          <table:table-cell table:formula="of:=POWER([.C69]-6.75;2)" office:value-type="float" office:value="0.0177283277771975" calcext:value-type="float">
            <text:p>0.0177283278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.538054" calcext:value-type="float">
            <text:p>6.538054</text:p>
          </table:table-cell>
          <table:table-cell office:value-type="float" office:value="6.6132749333" calcext:value-type="float">
            <text:p>6.6132749333</text:p>
          </table:table-cell>
          <table:table-cell table:formula="of:=POWER([.C70]-6.75;2)" office:value-type="float" office:value="0.0186937438641196" calcext:value-type="float">
            <text:p>0.0186937439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.568401" calcext:value-type="float">
            <text:p>6.568401</text:p>
          </table:table-cell>
          <table:table-cell office:value-type="float" office:value="6.6092519667" calcext:value-type="float">
            <text:p>6.6092519667</text:p>
          </table:table-cell>
          <table:table-cell table:formula="of:=POWER([.C71]-6.75;2)" office:value-type="float" office:value="0.0198100088778178" calcext:value-type="float">
            <text:p>0.0198100089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.581195" calcext:value-type="float">
            <text:p>6.581195</text:p>
          </table:table-cell>
          <table:table-cell office:value-type="float" office:value="6.6043727167" calcext:value-type="float">
            <text:p>6.6043727167</text:p>
          </table:table-cell>
          <table:table-cell table:formula="of:=POWER([.C72]-6.75;2)" office:value-type="float" office:value="0.0212073056413384" calcext:value-type="float">
            <text:p>0.0212073056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.559534" calcext:value-type="float">
            <text:p>6.559534</text:p>
          </table:table-cell>
          <table:table-cell office:value-type="float" office:value="6.5993981833" calcext:value-type="float">
            <text:p>6.5993981833</text:p>
          </table:table-cell>
          <table:table-cell table:formula="of:=POWER([.C73]-6.75;2)" office:value-type="float" office:value="0.0226809071933404" calcext:value-type="float">
            <text:p>0.0226809072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.506325" calcext:value-type="float">
            <text:p>6.506325</text:p>
          </table:table-cell>
          <table:table-cell office:value-type="float" office:value="6.5962163833" calcext:value-type="float">
            <text:p>6.5962163833</text:p>
          </table:table-cell>
          <table:table-cell table:formula="of:=POWER([.C74]-6.75;2)" office:value-type="float" office:value="0.0236494007653326" calcext:value-type="float">
            <text:p>0.023649400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.421374" calcext:value-type="float">
            <text:p>6.421374</text:p>
          </table:table-cell>
          <table:table-cell office:value-type="float" office:value="6.59668135" calcext:value-type="float">
            <text:p>6.59668135</text:p>
          </table:table-cell>
          <table:table-cell table:formula="of:=POWER([.C75]-6.75;2)" office:value-type="float" office:value="0.0235066084378225" calcext:value-type="float">
            <text:p>0.0235066084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.231333" calcext:value-type="float">
            <text:p>6.231333</text:p>
          </table:table-cell>
          <table:table-cell office:value-type="float" office:value="6.6016535" calcext:value-type="float">
            <text:p>6.6016535</text:p>
          </table:table-cell>
          <table:table-cell table:formula="of:=POWER([.C76]-6.75;2)" office:value-type="float" office:value="0.0220066840622499" calcext:value-type="float">
            <text:p>0.022006684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105741" calcext:value-type="float">
            <text:p>5.105741</text:p>
          </table:table-cell>
          <table:table-cell office:value-type="float" office:value="6.6120277833" calcext:value-type="float">
            <text:p>6.6120277833</text:p>
          </table:table-cell>
          <table:table-cell table:formula="of:=POWER([.C77]-6.75;2)" office:value-type="float" office:value="0.0190363325811117" calcext:value-type="float">
            <text:p>0.0190363326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7.981362" calcext:value-type="float">
            <text:p>7.981362</text:p>
          </table:table-cell>
          <table:table-cell office:value-type="float" office:value="6.6420065333" calcext:value-type="float">
            <text:p>6.6420065333</text:p>
          </table:table-cell>
          <table:table-cell table:formula="of:=POWER([.C78]-6.75;2)" office:value-type="float" office:value="0.011662588849884" calcext:value-type="float">
            <text:p>0.0116625888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.070122" calcext:value-type="float">
            <text:p>7.070122</text:p>
          </table:table-cell>
          <table:table-cell office:value-type="float" office:value="6.62378155" calcext:value-type="float">
            <text:p>6.62378155</text:p>
          </table:table-cell>
          <table:table-cell table:formula="of:=POWER([.C79]-6.75;2)" office:value-type="float" office:value="0.0159310971204024" calcext:value-type="float">
            <text:p>0.0159310971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.775728" calcext:value-type="float">
            <text:p>6.775728</text:p>
          </table:table-cell>
          <table:table-cell office:value-type="float" office:value="6.6200059" calcext:value-type="float">
            <text:p>6.6200059</text:p>
          </table:table-cell>
          <table:table-cell table:formula="of:=POWER([.C80]-6.75;2)" office:value-type="float" office:value="0.0168984660348101" calcext:value-type="float">
            <text:p>0.0168984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.584757" calcext:value-type="float">
            <text:p>6.584757</text:p>
          </table:table-cell>
          <table:table-cell office:value-type="float" office:value="6.6205094" calcext:value-type="float">
            <text:p>6.6205094</text:p>
          </table:table-cell>
          <table:table-cell table:formula="of:=POWER([.C81]-6.75;2)" office:value-type="float" office:value="0.0167678154883601" calcext:value-type="float">
            <text:p>0.016767815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.466315" calcext:value-type="float">
            <text:p>6.466315</text:p>
          </table:table-cell>
          <table:table-cell office:value-type="float" office:value="6.6239401333" calcext:value-type="float">
            <text:p>6.6239401333</text:p>
          </table:table-cell>
          <table:table-cell table:formula="of:=POWER([.C82]-6.75;2)" office:value-type="float" office:value="0.0158910899924219" calcext:value-type="float">
            <text:p>0.01589109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415778" calcext:value-type="float">
            <text:p>6.415778</text:p>
          </table:table-cell>
          <table:table-cell office:value-type="float" office:value="6.6294434833" calcext:value-type="float">
            <text:p>6.6294434833</text:p>
          </table:table-cell>
          <table:table-cell table:formula="of:=POWER([.C83]-6.75;2)" office:value-type="float" office:value="0.0145338737188373" calcext:value-type="float">
            <text:p>0.0145338737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418803" calcext:value-type="float">
            <text:p>6.418803</text:p>
          </table:table-cell>
          <table:table-cell office:value-type="float" office:value="6.6360722333" calcext:value-type="float">
            <text:p>6.6360722333</text:p>
          </table:table-cell>
          <table:table-cell table:formula="of:=POWER([.C84]-6.75;2)" office:value-type="float" office:value="0.0129795360252496" calcext:value-type="float">
            <text:p>0.012979536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.457114" calcext:value-type="float">
            <text:p>6.457114</text:p>
          </table:table-cell>
          <table:table-cell office:value-type="float" office:value="6.6429207" calcext:value-type="float">
            <text:p>6.6429207</text:p>
          </table:table-cell>
          <table:table-cell table:formula="of:=POWER([.C85]-6.75;2)" office:value-type="float" office:value="0.0114659764884899" calcext:value-type="float">
            <text:p>0.0114659765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.514974" calcext:value-type="float">
            <text:p>6.514974</text:p>
          </table:table-cell>
          <table:table-cell office:value-type="float" office:value="6.6492671333" calcext:value-type="float">
            <text:p>6.6492671333</text:p>
          </table:table-cell>
          <table:table-cell table:formula="of:=POWER([.C86]-6.75;2)" office:value-type="float" office:value="0.0101471104335999" calcext:value-type="float">
            <text:p>0.0101471104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.578725" calcext:value-type="float">
            <text:p>6.578725</text:p>
          </table:table-cell>
          <table:table-cell office:value-type="float" office:value="6.654665" calcext:value-type="float">
            <text:p>6.654665</text:p>
          </table:table-cell>
          <table:table-cell table:formula="of:=POWER([.C87]-6.75;2)" office:value-type="float" office:value="0.00908876222500007" calcext:value-type="float">
            <text:p>0.0090887622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.636647" calcext:value-type="float">
            <text:p>6.636647</text:p>
          </table:table-cell>
          <table:table-cell office:value-type="float" office:value="6.6590015167" calcext:value-type="float">
            <text:p>6.6590015167</text:p>
          </table:table-cell>
          <table:table-cell table:formula="of:=POWER([.C88]-6.75;2)" office:value-type="float" office:value="0.00828072396290037" calcext:value-type="float">
            <text:p>0.008280724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.68219" calcext:value-type="float">
            <text:p>6.68219</text:p>
          </table:table-cell>
          <table:table-cell office:value-type="float" office:value="6.6624374833" calcext:value-type="float">
            <text:p>6.6624374833</text:p>
          </table:table-cell>
          <table:table-cell table:formula="of:=POWER([.C89]-6.75;2)" office:value-type="float" office:value="0.00766719433083782" calcext:value-type="float">
            <text:p>0.007667194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71516" calcext:value-type="float">
            <text:p>6.71516</text:p>
          </table:table-cell>
          <table:table-cell office:value-type="float" office:value="6.6652039" calcext:value-type="float">
            <text:p>6.6652039</text:p>
          </table:table-cell>
          <table:table-cell table:formula="of:=POWER([.C90]-6.75;2)" office:value-type="float" office:value="0.00719037857521003" calcext:value-type="float">
            <text:p>0.0071903786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.737744" calcext:value-type="float">
            <text:p>6.737744</text:p>
          </table:table-cell>
          <table:table-cell office:value-type="float" office:value="6.6674084833" calcext:value-type="float">
            <text:p>6.6674084833</text:p>
          </table:table-cell>
          <table:table-cell table:formula="of:=POWER([.C91]-6.75;2)" office:value-type="float" office:value="0.00682135863080638" calcext:value-type="float">
            <text:p>0.006821358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6.750533" calcext:value-type="float">
            <text:p>6.750533</text:p>
          </table:table-cell>
          <table:table-cell office:value-type="float" office:value="6.6690100667" calcext:value-type="float">
            <text:p>6.6690100667</text:p>
          </table:table-cell>
          <table:table-cell table:formula="of:=POWER([.C92]-6.75;2)" office:value-type="float" office:value="0.0065593692959384" calcext:value-type="float">
            <text:p>0.0065593693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754149" calcext:value-type="float">
            <text:p>6.754149</text:p>
          </table:table-cell>
          <table:table-cell office:value-type="float" office:value="6.6699328167" calcext:value-type="float">
            <text:p>6.6699328167</text:p>
          </table:table-cell>
          <table:table-cell table:formula="of:=POWER([.C93]-6.75;2)" office:value-type="float" office:value="0.00641075384159576" calcext:value-type="float">
            <text:p>0.0064107538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.753677" calcext:value-type="float">
            <text:p>6.753677</text:p>
          </table:table-cell>
          <table:table-cell office:value-type="float" office:value="6.6701722667" calcext:value-type="float">
            <text:p>6.6701722667</text:p>
          </table:table-cell>
          <table:table-cell table:formula="of:=POWER([.C94]-6.75;2)" office:value-type="float" office:value="0.00637246700381595" calcext:value-type="float">
            <text:p>0.006372467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6.758626" calcext:value-type="float">
            <text:p>6.758626</text:p>
          </table:table-cell>
          <table:table-cell office:value-type="float" office:value="6.6698044333" calcext:value-type="float">
            <text:p>6.6698044333</text:p>
          </table:table-cell>
          <table:table-cell table:formula="of:=POWER([.C95]-6.75;2)" office:value-type="float" office:value="0.00643132891833409" calcext:value-type="float">
            <text:p>0.0064313289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.776559" calcext:value-type="float">
            <text:p>6.776559</text:p>
          </table:table-cell>
          <table:table-cell office:value-type="float" office:value="6.6689101667" calcext:value-type="float">
            <text:p>6.6689101667</text:p>
          </table:table-cell>
          <table:table-cell table:formula="of:=POWER([.C96]-6.75;2)" office:value-type="float" office:value="0.0065755610646218" calcext:value-type="float">
            <text:p>0.006575561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.806265" calcext:value-type="float">
            <text:p>6.806265</text:p>
          </table:table-cell>
          <table:table-cell office:value-type="float" office:value="6.6674699333" calcext:value-type="float">
            <text:p>6.6674699333</text:p>
          </table:table-cell>
          <table:table-cell table:formula="of:=POWER([.C97]-6.75;2)" office:value-type="float" office:value="0.00681121190950652" calcext:value-type="float">
            <text:p>0.00681121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.837518" calcext:value-type="float">
            <text:p>6.837518</text:p>
          </table:table-cell>
          <table:table-cell office:value-type="float" office:value="6.6653086833" calcext:value-type="float">
            <text:p>6.6653086833</text:p>
          </table:table-cell>
          <table:table-cell table:formula="of:=POWER([.C98]-6.75;2)" office:value-type="float" office:value="0.00717261912437967" calcext:value-type="float">
            <text:p>0.0071726191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.858314" calcext:value-type="float">
            <text:p>6.858314</text:p>
          </table:table-cell>
          <table:table-cell office:value-type="float" office:value="6.6621676167" calcext:value-type="float">
            <text:p>6.6621676167</text:p>
          </table:table-cell>
          <table:table-cell table:formula="of:=POWER([.C99]-6.75;2)" office:value-type="float" office:value="0.00771452755615818" calcext:value-type="float">
            <text:p>0.007714527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.863351" calcext:value-type="float">
            <text:p>6.863351</text:p>
          </table:table-cell>
          <table:table-cell office:value-type="float" office:value="6.6579031167" calcext:value-type="float">
            <text:p>6.6579031167</text:p>
          </table:table-cell>
          <table:table-cell table:formula="of:=POWER([.C100]-6.75;2)" office:value-type="float" office:value="0.00848183591357382" calcext:value-type="float">
            <text:p>0.0084818359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6.856329" calcext:value-type="float">
            <text:p>6.856329</text:p>
          </table:table-cell>
          <table:table-cell office:value-type="float" office:value="6.6527077667" calcext:value-type="float">
            <text:p>6.6527077667</text:p>
          </table:table-cell>
          <table:table-cell table:formula="of:=POWER([.C101]-6.75;2)" office:value-type="float" office:value="0.00946577866050166" calcext:value-type="float">
            <text:p>0.0094657787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.845027" calcext:value-type="float">
            <text:p>6.845027</text:p>
          </table:table-cell>
          <table:table-cell office:value-type="float" office:value="6.6471830333" calcext:value-type="float">
            <text:p>6.6471830333</text:p>
          </table:table-cell>
          <table:table-cell table:formula="of:=POWER([.C102]-6.75;2)" office:value-type="float" office:value="0.0105713286413889" calcext:value-type="float">
            <text:p>0.010571328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.835153" calcext:value-type="float">
            <text:p>6.835153</text:p>
          </table:table-cell>
          <table:table-cell office:value-type="float" office:value="6.6421034167" calcext:value-type="float">
            <text:p>6.6421034167</text:p>
          </table:table-cell>
          <table:table-cell table:formula="of:=POWER([.C103]-6.75;2)" office:value-type="float" office:value="0.0116416726878138" calcext:value-type="float">
            <text:p>0.01164167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.828397" calcext:value-type="float">
            <text:p>6.828397</text:p>
          </table:table-cell>
          <table:table-cell office:value-type="float" office:value="6.6379012833" calcext:value-type="float">
            <text:p>6.6379012833</text:p>
          </table:table-cell>
          <table:table-cell table:formula="of:=POWER([.C104]-6.75;2)" office:value-type="float" office:value="0.0125661222857869" calcext:value-type="float">
            <text:p>0.0125661223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.823387" calcext:value-type="float">
            <text:p>6.823387</text:p>
          </table:table-cell>
          <table:table-cell office:value-type="float" office:value="6.6342326167" calcext:value-type="float">
            <text:p>6.6342326167</text:p>
          </table:table-cell>
          <table:table-cell table:formula="of:=POWER([.C105]-6.75;2)" office:value-type="float" office:value="0.013402087036129" calcext:value-type="float">
            <text:p>0.013402087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.816002" calcext:value-type="float">
            <text:p>6.816002</text:p>
          </table:table-cell>
          <table:table-cell office:value-type="float" office:value="6.6300581333" calcext:value-type="float">
            <text:p>6.6300581333</text:p>
          </table:table-cell>
          <table:table-cell table:formula="of:=POWER([.C106]-6.75;2)" office:value-type="float" office:value="0.0143860513874805" calcext:value-type="float">
            <text:p>0.014386051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.80017" calcext:value-type="float">
            <text:p>6.80017</text:p>
          </table:table-cell>
          <table:table-cell office:value-type="float" office:value="6.6242692667" calcext:value-type="float">
            <text:p>6.6242692667</text:p>
          </table:table-cell>
          <table:table-cell table:formula="of:=POWER([.C107]-6.75;2)" office:value-type="float" office:value="0.0158082172961558" calcext:value-type="float">
            <text:p>0.0158082173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.771957" calcext:value-type="float">
            <text:p>6.771957</text:p>
          </table:table-cell>
          <table:table-cell office:value-type="float" office:value="6.6163639333" calcext:value-type="float">
            <text:p>6.6163639333</text:p>
          </table:table-cell>
          <table:table-cell table:formula="of:=POWER([.C108]-6.75;2)" office:value-type="float" office:value="0.0178585983230469" calcext:value-type="float">
            <text:p>0.017858598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.734308" calcext:value-type="float">
            <text:p>6.734308</text:p>
          </table:table-cell>
          <table:table-cell office:value-type="float" office:value="6.6065305667" calcext:value-type="float">
            <text:p>6.6065305667</text:p>
          </table:table-cell>
          <table:table-cell table:formula="of:=POWER([.C109]-6.75;2)" office:value-type="float" office:value="0.0205834782914231" calcext:value-type="float">
            <text:p>0.020583478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.69654" calcext:value-type="float">
            <text:p>6.69654</text:p>
          </table:table-cell>
          <table:table-cell office:value-type="float" office:value="6.5947809333" calcext:value-type="float">
            <text:p>6.5947809333</text:p>
          </table:table-cell>
          <table:table-cell table:formula="of:=POWER([.C110]-6.75;2)" office:value-type="float" office:value="0.024092958667219" calcext:value-type="float">
            <text:p>0.024092958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667813" calcext:value-type="float">
            <text:p>6.667813</text:p>
          </table:table-cell>
          <table:table-cell office:value-type="float" office:value="6.5764715333" calcext:value-type="float">
            <text:p>6.5764715333</text:p>
          </table:table-cell>
          <table:table-cell table:formula="of:=POWER([.C111]-6.75;2)" office:value-type="float" office:value="0.0301121287552529" calcext:value-type="float">
            <text:p>0.0301121288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6.5818324333" calcext:value-type="float">
            <text:p>6.5818324333</text:p>
          </table:table-cell>
          <table:table-cell table:formula="of:=POWER([.C112]-6.75;2)" office:value-type="float" office:value="0.028280330489799" calcext:value-type="float">
            <text:p>0.0282803305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637189" calcext:value-type="float">
            <text:p>6.637189</text:p>
          </table:table-cell>
          <table:table-cell office:value-type="float" office:value="6.5785317333" calcext:value-type="float">
            <text:p>6.5785317333</text:p>
          </table:table-cell>
          <table:table-cell table:formula="of:=POWER([.C113]-6.75;2)" office:value-type="float" office:value="0.0294013664851023" calcext:value-type="float">
            <text:p>0.029401366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.617455" calcext:value-type="float">
            <text:p>6.617455</text:p>
          </table:table-cell>
          <table:table-cell office:value-type="float" office:value="6.5743872333" calcext:value-type="float">
            <text:p>6.5743872333</text:p>
          </table:table-cell>
          <table:table-cell table:formula="of:=POWER([.C114]-6.75;2)" office:value-type="float" office:value="0.0308398438280288" calcext:value-type="float">
            <text:p>0.0308398438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.582959" calcext:value-type="float">
            <text:p>6.582959</text:p>
          </table:table-cell>
          <table:table-cell office:value-type="float" office:value="6.57098035" calcext:value-type="float">
            <text:p>6.57098035</text:p>
          </table:table-cell>
          <table:table-cell table:formula="of:=POWER([.C115]-6.75;2)" office:value-type="float" office:value="0.0320480350861225" calcext:value-type="float">
            <text:p>0.0320480351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.534806" calcext:value-type="float">
            <text:p>6.534806</text:p>
          </table:table-cell>
          <table:table-cell office:value-type="float" office:value="6.5691153667" calcext:value-type="float">
            <text:p>6.5691153667</text:p>
          </table:table-cell>
          <table:table-cell table:formula="of:=POWER([.C116]-6.75;2)" office:value-type="float" office:value="0.0327192505640754" calcext:value-type="float">
            <text:p>0.0327192506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.482995" calcext:value-type="float">
            <text:p>6.482995</text:p>
          </table:table-cell>
          <table:table-cell office:value-type="float" office:value="6.5689867333" calcext:value-type="float">
            <text:p>6.5689867333</text:p>
          </table:table-cell>
          <table:table-cell table:formula="of:=POWER([.C117]-6.75;2)" office:value-type="float" office:value="0.0327658027214053" calcext:value-type="float">
            <text:p>0.0327658027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.43964" calcext:value-type="float">
            <text:p>6.43964</text:p>
          </table:table-cell>
          <table:table-cell office:value-type="float" office:value="6.5702992833" calcext:value-type="float">
            <text:p>6.5702992833</text:p>
          </table:table-cell>
          <table:table-cell table:formula="of:=POWER([.C118]-6.75;2)" office:value-type="float" office:value="0.0322923475824937" calcext:value-type="float">
            <text:p>0.032292347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.412071" calcext:value-type="float">
            <text:p>6.412071</text:p>
          </table:table-cell>
          <table:table-cell office:value-type="float" office:value="6.5725783" calcext:value-type="float">
            <text:p>6.5725783</text:p>
          </table:table-cell>
          <table:table-cell table:formula="of:=POWER([.C119]-6.75;2)" office:value-type="float" office:value="0.03147845963089" calcext:value-type="float">
            <text:p>0.0314784596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.401604" calcext:value-type="float">
            <text:p>6.401604</text:p>
          </table:table-cell>
          <table:table-cell office:value-type="float" office:value="6.5754600833" calcext:value-type="float">
            <text:p>6.5754600833</text:p>
          </table:table-cell>
          <table:table-cell table:formula="of:=POWER([.C120]-6.75;2)" office:value-type="float" office:value="0.0304641825216428" calcext:value-type="float">
            <text:p>0.0304641825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405957" calcext:value-type="float">
            <text:p>6.405957</text:p>
          </table:table-cell>
          <table:table-cell office:value-type="float" office:value="6.57875945" calcext:value-type="float">
            <text:p>6.57875945</text:p>
          </table:table-cell>
          <table:table-cell table:formula="of:=POWER([.C121]-6.75;2)" office:value-type="float" office:value="0.0293233259643026" calcext:value-type="float">
            <text:p>0.029323326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.419888" calcext:value-type="float">
            <text:p>6.419888</text:p>
          </table:table-cell>
          <table:table-cell office:value-type="float" office:value="6.582352" calcext:value-type="float">
            <text:p>6.582352</text:p>
          </table:table-cell>
          <table:table-cell table:formula="of:=POWER([.C122]-6.75;2)" office:value-type="float" office:value="0.0281058519039999" calcext:value-type="float">
            <text:p>0.0281058519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.436559" calcext:value-type="float">
            <text:p>6.436559</text:p>
          </table:table-cell>
          <table:table-cell office:value-type="float" office:value="6.5861004" calcext:value-type="float">
            <text:p>6.5861004</text:p>
          </table:table-cell>
          <table:table-cell table:formula="of:=POWER([.C123]-6.75;2)" office:value-type="float" office:value="0.0268630788801599" calcext:value-type="float">
            <text:p>0.0268630789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.831168" calcext:value-type="float">
            <text:p>6.831168</text:p>
          </table:table-cell>
          <table:table-cell office:value-type="float" office:value="6.5899121" calcext:value-type="float">
            <text:p>6.5899121</text:p>
          </table:table-cell>
          <table:table-cell table:formula="of:=POWER([.C124]-6.75;2)" office:value-type="float" office:value="0.0256281357264099" calcext:value-type="float">
            <text:p>0.0256281357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6.352101" calcext:value-type="float">
            <text:p>6.352101</text:p>
          </table:table-cell>
          <table:table-cell office:value-type="float" office:value="6.5874761667" calcext:value-type="float">
            <text:p>6.5874761667</text:p>
          </table:table-cell>
          <table:table-cell table:formula="of:=POWER([.C125]-6.75;2)" office:value-type="float" office:value="0.0264139963905261" calcext:value-type="float">
            <text:p>0.0264139964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.32019" calcext:value-type="float">
            <text:p>6.32019</text:p>
          </table:table-cell>
          <table:table-cell office:value-type="float" office:value="6.59341595" calcext:value-type="float">
            <text:p>6.59341595</text:p>
          </table:table-cell>
          <table:table-cell table:formula="of:=POWER([.C126]-6.75;2)" office:value-type="float" office:value="0.0245185647144026" calcext:value-type="float">
            <text:p>0.024518564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.294418" calcext:value-type="float">
            <text:p>6.294418</text:p>
          </table:table-cell>
          <table:table-cell office:value-type="float" office:value="6.6003563333" calcext:value-type="float">
            <text:p>6.6003563333</text:p>
          </table:table-cell>
          <table:table-cell table:formula="of:=POWER([.C127]-6.75;2)" office:value-type="float" office:value="0.0223932269834208" calcext:value-type="float">
            <text:p>0.02239322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.29317" calcext:value-type="float">
            <text:p>6.29317</text:p>
          </table:table-cell>
          <table:table-cell office:value-type="float" office:value="6.6082153667" calcext:value-type="float">
            <text:p>6.6082153667</text:p>
          </table:table-cell>
          <table:table-cell table:formula="of:=POWER([.C128]-6.75;2)" office:value-type="float" office:value="0.0201028822400156" calcext:value-type="float">
            <text:p>0.0201028822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.302625" calcext:value-type="float">
            <text:p>6.302625</text:p>
          </table:table-cell>
          <table:table-cell office:value-type="float" office:value="6.6165357833" calcext:value-type="float">
            <text:p>6.6165357833</text:p>
          </table:table-cell>
          <table:table-cell table:formula="of:=POWER([.C129]-6.75;2)" office:value-type="float" office:value="0.0178126971393446" calcext:value-type="float">
            <text:p>0.017812697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6.296676" calcext:value-type="float">
            <text:p>6.296676</text:p>
          </table:table-cell>
          <table:table-cell office:value-type="float" office:value="6.6250542333" calcext:value-type="float">
            <text:p>6.6250542333</text:p>
          </table:table-cell>
          <table:table-cell table:formula="of:=POWER([.C130]-6.75;2)" office:value-type="float" office:value="0.0156114446162508" calcext:value-type="float">
            <text:p>0.0156114446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275646" calcext:value-type="float">
            <text:p>6.275646</text:p>
          </table:table-cell>
          <table:table-cell office:value-type="float" office:value="6.63393155" calcext:value-type="float">
            <text:p>6.63393155</text:p>
          </table:table-cell>
          <table:table-cell table:formula="of:=POWER([.C131]-6.75;2)" office:value-type="float" office:value="0.0134718850854025" calcext:value-type="float">
            <text:p>0.0134718851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6.282723" calcext:value-type="float">
            <text:p>6.282723</text:p>
          </table:table-cell>
          <table:table-cell office:value-type="float" office:value="6.6433267167" calcext:value-type="float">
            <text:p>6.6433267167</text:p>
          </table:table-cell>
          <table:table-cell table:formula="of:=POWER([.C132]-6.75;2)" office:value-type="float" office:value="0.0113791893700021" calcext:value-type="float">
            <text:p>0.0113791894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6.368626" calcext:value-type="float">
            <text:p>6.368626</text:p>
          </table:table-cell>
          <table:table-cell office:value-type="float" office:value="6.65270875" calcext:value-type="float">
            <text:p>6.65270875</text:p>
          </table:table-cell>
          <table:table-cell table:formula="of:=POWER([.C133]-6.75;2)" office:value-type="float" office:value="0.00946558732656242" calcext:value-type="float">
            <text:p>0.0094655873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.534223" calcext:value-type="float">
            <text:p>6.534223</text:p>
          </table:table-cell>
          <table:table-cell office:value-type="float" office:value="6.6607525667" calcext:value-type="float">
            <text:p>6.6607525667</text:p>
          </table:table-cell>
          <table:table-cell table:formula="of:=POWER([.C134]-6.75;2)" office:value-type="float" office:value="0.0079651043506379" calcext:value-type="float">
            <text:p>0.0079651044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.719703" calcext:value-type="float">
            <text:p>6.719703</text:p>
          </table:table-cell>
          <table:table-cell office:value-type="float" office:value="6.6661410833" calcext:value-type="float">
            <text:p>6.6661410833</text:p>
          </table:table-cell>
          <table:table-cell table:formula="of:=POWER([.C135]-6.75;2)" office:value-type="float" office:value="0.00703231791009748" calcext:value-type="float">
            <text:p>0.0070323179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.85379" calcext:value-type="float">
            <text:p>6.85379</text:p>
          </table:table-cell>
          <table:table-cell office:value-type="float" office:value="6.6685028" calcext:value-type="float">
            <text:p>6.6685028</text:p>
          </table:table-cell>
          <table:table-cell table:formula="of:=POWER([.C136]-6.75;2)" office:value-type="float" office:value="0.00664179360784004" calcext:value-type="float">
            <text:p>0.006641793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6.904466" calcext:value-type="float">
            <text:p>6.904466</text:p>
          </table:table-cell>
          <table:table-cell office:value-type="float" office:value="6.6685561167" calcext:value-type="float">
            <text:p>6.6685561167</text:p>
          </table:table-cell>
          <table:table-cell table:formula="of:=POWER([.C137]-6.75;2)" office:value-type="float" office:value="0.00663310612698409" calcext:value-type="float">
            <text:p>0.0066331061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.887863" calcext:value-type="float">
            <text:p>6.887863</text:p>
          </table:table-cell>
          <table:table-cell office:value-type="float" office:value="6.6674921667" calcext:value-type="float">
            <text:p>6.6674921667</text:p>
          </table:table-cell>
          <table:table-cell table:formula="of:=POWER([.C138]-6.75;2)" office:value-type="float" office:value="0.00680754255586063" calcext:value-type="float">
            <text:p>0.0068075426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.843583" calcext:value-type="float">
            <text:p>6.843583</text:p>
          </table:table-cell>
          <table:table-cell office:value-type="float" office:value="6.66626525" calcext:value-type="float">
            <text:p>6.66626525</text:p>
          </table:table-cell>
          <table:table-cell table:formula="of:=POWER([.C139]-6.75;2)" office:value-type="float" office:value="0.00701150835756244" calcext:value-type="float">
            <text:p>0.007011508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6.805938" calcext:value-type="float">
            <text:p>6.805938</text:p>
          </table:table-cell>
          <table:table-cell office:value-type="float" office:value="6.6652727" calcext:value-type="float">
            <text:p>6.6652727</text:p>
          </table:table-cell>
          <table:table-cell table:formula="of:=POWER([.C140]-6.75;2)" office:value-type="float" office:value="0.00717871536528999" calcext:value-type="float">
            <text:p>0.0071787154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790601" calcext:value-type="float">
            <text:p>6.790601</text:p>
          </table:table-cell>
          <table:table-cell office:value-type="float" office:value="6.6644484" calcext:value-type="float">
            <text:p>6.6644484</text:p>
          </table:table-cell>
          <table:table-cell table:formula="of:=POWER([.C141]-6.75;2)" office:value-type="float" office:value="0.00731907626256009" calcext:value-type="float">
            <text:p>0.0073190763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.796516" calcext:value-type="float">
            <text:p>6.796516</text:p>
          </table:table-cell>
          <table:table-cell office:value-type="float" office:value="6.6635317167" calcext:value-type="float">
            <text:p>6.6635317167</text:p>
          </table:table-cell>
          <table:table-cell table:formula="of:=POWER([.C142]-6.75;2)" office:value-type="float" office:value="0.00747676401684912" calcext:value-type="float">
            <text:p>0.00747676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.813503" calcext:value-type="float">
            <text:p>6.813503</text:p>
          </table:table-cell>
          <table:table-cell office:value-type="float" office:value="6.6622936" calcext:value-type="float">
            <text:p>6.6622936</text:p>
          </table:table-cell>
          <table:table-cell table:formula="of:=POWER([.C143]-6.75;2)" office:value-type="float" office:value="0.00769241260096001" calcext:value-type="float">
            <text:p>0.007692412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.829711" calcext:value-type="float">
            <text:p>6.829711</text:p>
          </table:table-cell>
          <table:table-cell office:value-type="float" office:value="6.6606355667" calcext:value-type="float">
            <text:p>6.6606355667</text:p>
          </table:table-cell>
          <table:table-cell table:formula="of:=POWER([.C144]-6.75;2)" office:value-type="float" office:value="0.00798600193903017" calcext:value-type="float">
            <text:p>0.0079860019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.8379" calcext:value-type="float">
            <text:p>6.8379</text:p>
          </table:table-cell>
          <table:table-cell office:value-type="float" office:value="6.6585612833" calcext:value-type="float">
            <text:p>6.6585612833</text:p>
          </table:table-cell>
          <table:table-cell table:formula="of:=POWER([.C145]-6.75;2)" office:value-type="float" office:value="0.00836103891174284" calcext:value-type="float">
            <text:p>0.0083610389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.838846" calcext:value-type="float">
            <text:p>6.838846</text:p>
          </table:table-cell>
          <table:table-cell office:value-type="float" office:value="6.6560621833" calcext:value-type="float">
            <text:p>6.6560621833</text:p>
          </table:table-cell>
          <table:table-cell table:formula="of:=POWER([.C146]-6.75;2)" office:value-type="float" office:value="0.00882431340636289" calcext:value-type="float">
            <text:p>0.008824313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.838916" calcext:value-type="float">
            <text:p>6.838916</text:p>
          </table:table-cell>
          <table:table-cell office:value-type="float" office:value="6.6530151667" calcext:value-type="float">
            <text:p>6.6530151667</text:p>
          </table:table-cell>
          <table:table-cell table:formula="of:=POWER([.C147]-6.75;2)" office:value-type="float" office:value="0.00940605789022872" calcext:value-type="float">
            <text:p>0.009406057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.842805" calcext:value-type="float">
            <text:p>6.842805</text:p>
          </table:table-cell>
          <table:table-cell office:value-type="float" office:value="6.6492152167" calcext:value-type="float">
            <text:p>6.6492152167</text:p>
          </table:table-cell>
          <table:table-cell table:formula="of:=POWER([.C148]-6.75;2)" office:value-type="float" office:value="0.010157572544828" calcext:value-type="float">
            <text:p>0.010157572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.848175" calcext:value-type="float">
            <text:p>6.848175</text:p>
          </table:table-cell>
          <table:table-cell office:value-type="float" office:value="6.6445666667" calcext:value-type="float">
            <text:p>6.6445666667</text:p>
          </table:table-cell>
          <table:table-cell table:formula="of:=POWER([.C149]-6.75;2)" office:value-type="float" office:value="0.0111161877707488" calcext:value-type="float">
            <text:p>0.0111161878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6.847435" calcext:value-type="float">
            <text:p>6.847435</text:p>
          </table:table-cell>
          <table:table-cell office:value-type="float" office:value="6.6392709667" calcext:value-type="float">
            <text:p>6.6392709667</text:p>
          </table:table-cell>
          <table:table-cell table:formula="of:=POWER([.C150]-6.75;2)" office:value-type="float" office:value="0.0122609188155525" calcext:value-type="float">
            <text:p>0.012260918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833839" calcext:value-type="float">
            <text:p>6.833839</text:p>
          </table:table-cell>
          <table:table-cell office:value-type="float" office:value="6.6337948167" calcext:value-type="float">
            <text:p>6.6337948167</text:p>
          </table:table-cell>
          <table:table-cell table:formula="of:=POWER([.C151]-6.75;2)" office:value-type="float" office:value="0.0135036446257866" calcext:value-type="float">
            <text:p>0.0135036446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6.805898" calcext:value-type="float">
            <text:p>6.805898</text:p>
          </table:table-cell>
          <table:table-cell office:value-type="float" office:value="6.6285999667" calcext:value-type="float">
            <text:p>6.6285999667</text:p>
          </table:table-cell>
          <table:table-cell table:formula="of:=POWER([.C152]-6.75;2)" office:value-type="float" office:value="0.014737968085241" calcext:value-type="float">
            <text:p>0.0147379681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.768516" calcext:value-type="float">
            <text:p>6.768516</text:p>
          </table:table-cell>
          <table:table-cell office:value-type="float" office:value="6.6238446333" calcext:value-type="float">
            <text:p>6.6238446333</text:p>
          </table:table-cell>
          <table:table-cell table:formula="of:=POWER([.C153]-6.75;2)" office:value-type="float" office:value="0.0159151765472115" calcext:value-type="float">
            <text:p>0.0159151765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.731607" calcext:value-type="float">
            <text:p>6.731607</text:p>
          </table:table-cell>
          <table:table-cell office:value-type="float" office:value="6.6192477333" calcext:value-type="float">
            <text:p>6.6192477333</text:p>
          </table:table-cell>
          <table:table-cell table:formula="of:=POWER([.C154]-6.75;2)" office:value-type="float" office:value="0.0170961552471879" calcext:value-type="float">
            <text:p>0.0170961552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.70497" calcext:value-type="float">
            <text:p>6.70497</text:p>
          </table:table-cell>
          <table:table-cell office:value-type="float" office:value="6.6141049667" calcext:value-type="float">
            <text:p>6.6141049667</text:p>
          </table:table-cell>
          <table:table-cell table:formula="of:=POWER([.C155]-6.75;2)" office:value-type="float" office:value="0.018467460075608" calcext:value-type="float">
            <text:p>0.0184674601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6.690145" calcext:value-type="float">
            <text:p>6.690145</text:p>
          </table:table-cell>
          <table:table-cell office:value-type="float" office:value="6.6072258667" calcext:value-type="float">
            <text:p>6.6072258667</text:p>
          </table:table-cell>
          <table:table-cell table:formula="of:=POWER([.C156]-6.75;2)" office:value-type="float" office:value="0.0203844531395661" calcext:value-type="float">
            <text:p>0.0203844531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.67659" calcext:value-type="float">
            <text:p>6.67659</text:p>
          </table:table-cell>
          <table:table-cell office:value-type="float" office:value="6.5956016833" calcext:value-type="float">
            <text:p>6.5956016833</text:p>
          </table:table-cell>
          <table:table-cell table:formula="of:=POWER([.C157]-6.75;2)" office:value-type="float" office:value="0.0238388401997935" calcext:value-type="float">
            <text:p>0.0238388402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.649054" calcext:value-type="float">
            <text:p>6.649054</text:p>
          </table:table-cell>
          <table:table-cell office:value-type="float" office:value="6.5842034167" calcext:value-type="float">
            <text:p>6.5842034167</text:p>
          </table:table-cell>
          <table:table-cell table:formula="of:=POWER([.C158]-6.75;2)" office:value-type="float" office:value="0.0274885070339537" calcext:value-type="float">
            <text:p>0.027488507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6.602444" calcext:value-type="float">
            <text:p>6.602444</text:p>
          </table:table-cell>
          <table:table-cell office:value-type="float" office:value="6.59059" calcext:value-type="float">
            <text:p>6.59059</text:p>
          </table:table-cell>
          <table:table-cell table:formula="of:=POWER([.C159]-6.75;2)" office:value-type="float" office:value="0.0254115481000001" calcext:value-type="float">
            <text:p>0.0254115481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.55163" calcext:value-type="float">
            <text:p>6.55163</text:p>
          </table:table-cell>
          <table:table-cell office:value-type="float" office:value="6.5917223333" calcext:value-type="float">
            <text:p>6.5917223333</text:p>
          </table:table-cell>
          <table:table-cell table:formula="of:=POWER([.C160]-6.75;2)" office:value-type="float" office:value="0.0250518197759963" calcext:value-type="float">
            <text:p>0.0250518198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24845" calcext:value-type="float">
            <text:p>6.524845</text:p>
          </table:table-cell>
          <table:table-cell office:value-type="float" office:value="6.5912403" calcext:value-type="float">
            <text:p>6.5912403</text:p>
          </table:table-cell>
          <table:table-cell table:formula="of:=POWER([.C161]-6.75;2)" office:value-type="float" office:value="0.02520464234409" calcext:value-type="float">
            <text:p>0.0252046423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.54025" calcext:value-type="float">
            <text:p>6.54025</text:p>
          </table:table-cell>
          <table:table-cell office:value-type="float" office:value="6.5895450333" calcext:value-type="float">
            <text:p>6.5895450333</text:p>
          </table:table-cell>
          <table:table-cell table:formula="of:=POWER([.C162]-6.75;2)" office:value-type="float" office:value="0.025745796338698" calcext:value-type="float">
            <text:p>0.0257457963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.583025" calcext:value-type="float">
            <text:p>6.583025</text:p>
          </table:table-cell>
          <table:table-cell office:value-type="float" office:value="6.5864593667" calcext:value-type="float">
            <text:p>6.5864593667</text:p>
          </table:table-cell>
          <table:table-cell table:formula="of:=POWER([.C163]-6.75;2)" office:value-type="float" office:value="0.0267455387401651" calcext:value-type="float">
            <text:p>0.026745538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6.608277" calcext:value-type="float">
            <text:p>6.608277</text:p>
          </table:table-cell>
          <table:table-cell office:value-type="float" office:value="6.5823135833" calcext:value-type="float">
            <text:p>6.5823135833</text:p>
          </table:table-cell>
          <table:table-cell table:formula="of:=POWER([.C164]-6.75;2)" office:value-type="float" office:value="0.0281187343456859" calcext:value-type="float">
            <text:p>0.0281187343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.572918" calcext:value-type="float">
            <text:p>6.572918</text:p>
          </table:table-cell>
          <table:table-cell office:value-type="float" office:value="6.5784041333" calcext:value-type="float">
            <text:p>6.5784041333</text:p>
          </table:table-cell>
          <table:table-cell table:formula="of:=POWER([.C165]-6.75;2)" office:value-type="float" office:value="0.0294451414685241" calcext:value-type="float">
            <text:p>0.029445141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.46867" calcext:value-type="float">
            <text:p>6.46867</text:p>
          </table:table-cell>
          <table:table-cell office:value-type="float" office:value="6.5765078833" calcext:value-type="float">
            <text:p>6.5765078833</text:p>
          </table:table-cell>
          <table:table-cell table:formula="of:=POWER([.C166]-6.75;2)" office:value-type="float" office:value="0.0300995145570465" calcext:value-type="float">
            <text:p>0.0300995146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6.32585" calcext:value-type="float">
            <text:p>6.32585</text:p>
          </table:table-cell>
          <table:table-cell office:value-type="float" office:value="6.57790855" calcext:value-type="float">
            <text:p>6.57790855</text:p>
          </table:table-cell>
          <table:table-cell table:formula="of:=POWER([.C167]-6.75;2)" office:value-type="float" office:value="0.0296154671631025" calcext:value-type="float">
            <text:p>0.0296154672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6.181955" calcext:value-type="float">
            <text:p>6.181955</text:p>
          </table:table-cell>
          <table:table-cell office:value-type="float" office:value="6.5828284167" calcext:value-type="float">
            <text:p>6.5828284167</text:p>
          </table:table-cell>
          <table:table-cell table:formula="of:=POWER([.C168]-6.75;2)" office:value-type="float" office:value="0.0279463382630288" calcext:value-type="float">
            <text:p>0.027946338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.02933" calcext:value-type="float">
            <text:p>6.02933</text:p>
          </table:table-cell>
          <table:table-cell office:value-type="float" office:value="6.5907265833" calcext:value-type="float">
            <text:p>6.5907265833</text:p>
          </table:table-cell>
          <table:table-cell table:formula="of:=POWER([.C169]-6.75;2)" office:value-type="float" office:value="0.0253680212672917" calcext:value-type="float">
            <text:p>0.025368021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5.597976" calcext:value-type="float">
            <text:p>5.597976</text:p>
          </table:table-cell>
          <table:table-cell office:value-type="float" office:value="6.6013986667" calcext:value-type="float">
            <text:p>6.6013986667</text:p>
          </table:table-cell>
          <table:table-cell table:formula="of:=POWER([.C170]-6.75;2)" office:value-type="float" office:value="0.0220823562585378" calcext:value-type="float">
            <text:p>0.022082356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89467" calcext:value-type="float">
            <text:p>6.989467</text:p>
          </table:table-cell>
          <table:table-cell office:value-type="float" office:value="6.6194135667" calcext:value-type="float">
            <text:p>6.6194135667</text:p>
          </table:table-cell>
          <table:table-cell table:formula="of:=POWER([.C171]-6.75;2)" office:value-type="float" office:value="0.0170528165620152" calcext:value-type="float">
            <text:p>0.017052816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.452208" calcext:value-type="float">
            <text:p>6.452208</text:p>
          </table:table-cell>
          <table:table-cell office:value-type="float" office:value="6.61447225" calcext:value-type="float">
            <text:p>6.61447225</text:p>
          </table:table-cell>
          <table:table-cell table:formula="of:=POWER([.C172]-6.75;2)" office:value-type="float" office:value="0.0183677710200624" calcext:value-type="float">
            <text:p>0.01836777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.388519" calcext:value-type="float">
            <text:p>6.388519</text:p>
          </table:table-cell>
          <table:table-cell office:value-type="float" office:value="6.6188436333" calcext:value-type="float">
            <text:p>6.6188436333</text:p>
          </table:table-cell>
          <table:table-cell table:formula="of:=POWER([.C173]-6.75;2)" office:value-type="float" office:value="0.0172019925259449" calcext:value-type="float">
            <text:p>0.017201992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.413042" calcext:value-type="float">
            <text:p>6.413042</text:p>
          </table:table-cell>
          <table:table-cell office:value-type="float" office:value="6.6247373667" calcext:value-type="float">
            <text:p>6.6247373667</text:p>
          </table:table-cell>
          <table:table-cell table:formula="of:=POWER([.C174]-6.75;2)" office:value-type="float" office:value="0.0156907273012503" calcext:value-type="float">
            <text:p>0.0156907273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6.47106" calcext:value-type="float">
            <text:p>6.47106</text:p>
          </table:table-cell>
          <table:table-cell office:value-type="float" office:value="6.6307300333" calcext:value-type="float">
            <text:p>6.6307300333</text:p>
          </table:table-cell>
          <table:table-cell table:formula="of:=POWER([.C175]-6.75;2)" office:value-type="float" office:value="0.0142253249566191" calcext:value-type="float">
            <text:p>0.01422532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.527088" calcext:value-type="float">
            <text:p>6.527088</text:p>
          </table:table-cell>
          <table:table-cell office:value-type="float" office:value="6.6362321333" calcext:value-type="float">
            <text:p>6.6362321333</text:p>
          </table:table-cell>
          <table:table-cell table:formula="of:=POWER([.C176]-6.75;2)" office:value-type="float" office:value="0.012943127493469" calcext:value-type="float">
            <text:p>0.0129431275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.561748" calcext:value-type="float">
            <text:p>6.561748</text:p>
          </table:table-cell>
          <table:table-cell office:value-type="float" office:value="6.6411679833" calcext:value-type="float">
            <text:p>6.6411679833</text:p>
          </table:table-cell>
          <table:table-cell table:formula="of:=POWER([.C177]-6.75;2)" office:value-type="float" office:value="0.0118444078589891" calcext:value-type="float">
            <text:p>0.011844407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.576381" calcext:value-type="float">
            <text:p>6.576381</text:p>
          </table:table-cell>
          <table:table-cell office:value-type="float" office:value="6.6457345167" calcext:value-type="float">
            <text:p>6.6457345167</text:p>
          </table:table-cell>
          <table:table-cell table:formula="of:=POWER([.C178]-6.75;2)" office:value-type="float" office:value="0.0108712910077825" calcext:value-type="float">
            <text:p>0.01087129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.584978" calcext:value-type="float">
            <text:p>6.584978</text:p>
          </table:table-cell>
          <table:table-cell office:value-type="float" office:value="6.6501059" calcext:value-type="float">
            <text:p>6.6501059</text:p>
          </table:table-cell>
          <table:table-cell table:formula="of:=POWER([.C179]-6.75;2)" office:value-type="float" office:value="0.00997883121481004" calcext:value-type="float">
            <text:p>0.0099788312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.599566" calcext:value-type="float">
            <text:p>6.599566</text:p>
          </table:table-cell>
          <table:table-cell office:value-type="float" office:value="6.6542811833" calcext:value-type="float">
            <text:p>6.6542811833</text:p>
          </table:table-cell>
          <table:table-cell table:formula="of:=POWER([.C180]-6.75;2)" office:value-type="float" office:value="0.00916209187044816" calcext:value-type="float">
            <text:p>0.0091620919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.62151" calcext:value-type="float">
            <text:p>6.62151</text:p>
          </table:table-cell>
          <table:table-cell office:value-type="float" office:value="6.6581476333" calcext:value-type="float">
            <text:p>6.6581476333</text:p>
          </table:table-cell>
          <table:table-cell table:formula="of:=POWER([.C181]-6.75;2)" office:value-type="float" office:value="0.00843685726839118" calcext:value-type="float">
            <text:p>0.0084368573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6.644792" calcext:value-type="float">
            <text:p>6.644792</text:p>
          </table:table-cell>
          <table:table-cell office:value-type="float" office:value="6.6616276167" calcext:value-type="float">
            <text:p>6.6616276167</text:p>
          </table:table-cell>
          <table:table-cell table:formula="of:=POWER([.C182]-6.75;2)" office:value-type="float" office:value="0.00780967813012217" calcext:value-type="float">
            <text:p>0.00780967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.665261" calcext:value-type="float">
            <text:p>6.665261</text:p>
          </table:table-cell>
          <table:table-cell office:value-type="float" office:value="6.6647310167" calcext:value-type="float">
            <text:p>6.6647310167</text:p>
          </table:table-cell>
          <table:table-cell table:formula="of:=POWER([.C183]-6.75;2)" office:value-type="float" office:value="0.00727079951301564" calcext:value-type="float">
            <text:p>0.007270799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6.685012" calcext:value-type="float">
            <text:p>6.685012</text:p>
          </table:table-cell>
          <table:table-cell office:value-type="float" office:value="6.6674792" calcext:value-type="float">
            <text:p>6.6674792</text:p>
          </table:table-cell>
          <table:table-cell table:formula="of:=POWER([.C184]-6.75;2)" office:value-type="float" office:value="0.00680968243264003" calcext:value-type="float">
            <text:p>0.0068096824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.708488" calcext:value-type="float">
            <text:p>6.708488</text:p>
          </table:table-cell>
          <table:table-cell office:value-type="float" office:value="6.66980715" calcext:value-type="float">
            <text:p>6.66980715</text:p>
          </table:table-cell>
          <table:table-cell table:formula="of:=POWER([.C185]-6.75;2)" office:value-type="float" office:value="0.00643089319112243" calcext:value-type="float">
            <text:p>0.0064308932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.736613" calcext:value-type="float">
            <text:p>6.736613</text:p>
          </table:table-cell>
          <table:table-cell office:value-type="float" office:value="6.6715459" calcext:value-type="float">
            <text:p>6.6715459</text:p>
          </table:table-cell>
          <table:table-cell table:formula="of:=POWER([.C186]-6.75;2)" office:value-type="float" office:value="0.00615504580681001" calcext:value-type="float">
            <text:p>0.0061550458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.76596" calcext:value-type="float">
            <text:p>6.76596</text:p>
          </table:table-cell>
          <table:table-cell office:value-type="float" office:value="6.67249545" calcext:value-type="float">
            <text:p>6.67249545</text:p>
          </table:table-cell>
          <table:table-cell table:formula="of:=POWER([.C187]-6.75;2)" office:value-type="float" office:value="0.00600695527070257" calcext:value-type="float">
            <text:p>0.006006955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.792395" calcext:value-type="float">
            <text:p>6.792395</text:p>
          </table:table-cell>
          <table:table-cell office:value-type="float" office:value="6.6725255833" calcext:value-type="float">
            <text:p>6.6725255833</text:p>
          </table:table-cell>
          <table:table-cell table:formula="of:=POWER([.C188]-6.75;2)" office:value-type="float" office:value="0.00600228524300529" calcext:value-type="float">
            <text:p>0.0060022852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.813732" calcext:value-type="float">
            <text:p>6.813732</text:p>
          </table:table-cell>
          <table:table-cell office:value-type="float" office:value="6.6716269833" calcext:value-type="float">
            <text:p>6.6716269833</text:p>
          </table:table-cell>
          <table:table-cell table:formula="of:=POWER([.C189]-6.75;2)" office:value-type="float" office:value="0.00614232974665842" calcext:value-type="float">
            <text:p>0.0061423297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.829315" calcext:value-type="float">
            <text:p>6.829315</text:p>
          </table:table-cell>
          <table:table-cell office:value-type="float" office:value="6.66987705" calcext:value-type="float">
            <text:p>6.66987705</text:p>
          </table:table-cell>
          <table:table-cell table:formula="of:=POWER([.C190]-6.75;2)" office:value-type="float" office:value="0.00641968711670247" calcext:value-type="float">
            <text:p>0.0064196871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6.839356" calcext:value-type="float">
            <text:p>6.839356</text:p>
          </table:table-cell>
          <table:table-cell office:value-type="float" office:value="6.6673546667" calcext:value-type="float">
            <text:p>6.6673546667</text:p>
          </table:table-cell>
          <table:table-cell table:formula="of:=POWER([.C191]-6.75;2)" office:value-type="float" office:value="0.00683025111626815" calcext:value-type="float">
            <text:p>0.006830251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.845645" calcext:value-type="float">
            <text:p>6.845645</text:p>
          </table:table-cell>
          <table:table-cell office:value-type="float" office:value="6.6640791833" calcext:value-type="float">
            <text:p>6.6640791833</text:p>
          </table:table-cell>
          <table:table-cell table:formula="of:=POWER([.C192]-6.75;2)" office:value-type="float" office:value="0.00738238674239497" calcext:value-type="float">
            <text:p>0.0073823867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851255" calcext:value-type="float">
            <text:p>6.851255</text:p>
          </table:table-cell>
          <table:table-cell office:value-type="float" office:value="6.6600294333" calcext:value-type="float">
            <text:p>6.6600294333</text:p>
          </table:table-cell>
          <table:table-cell table:formula="of:=POWER([.C193]-6.75;2)" office:value-type="float" office:value="0.00809470287231913" calcext:value-type="float">
            <text:p>0.008094702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.857534" calcext:value-type="float">
            <text:p>6.857534</text:p>
          </table:table-cell>
          <table:table-cell office:value-type="float" office:value="6.6552437833" calcext:value-type="float">
            <text:p>6.6552437833</text:p>
          </table:table-cell>
          <table:table-cell table:formula="of:=POWER([.C194]-6.75;2)" office:value-type="float" office:value="0.00897874060329744" calcext:value-type="float">
            <text:p>0.0089787406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861406" calcext:value-type="float">
            <text:p>6.861406</text:p>
          </table:table-cell>
          <table:table-cell office:value-type="float" office:value="6.64993605" calcext:value-type="float">
            <text:p>6.64993605</text:p>
          </table:table-cell>
          <table:table-cell table:formula="of:=POWER([.C195]-6.75;2)" office:value-type="float" office:value="0.0100127940896025" calcext:value-type="float">
            <text:p>0.010012794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.856989" calcext:value-type="float">
            <text:p>6.856989</text:p>
          </table:table-cell>
          <table:table-cell office:value-type="float" office:value="6.6445084167" calcext:value-type="float">
            <text:p>6.6445084167</text:p>
          </table:table-cell>
          <table:table-cell table:formula="of:=POWER([.C196]-6.75;2)" office:value-type="float" office:value="0.0111284741471409" calcext:value-type="float">
            <text:p>0.011128474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.840629" calcext:value-type="float">
            <text:p>6.840629</text:p>
          </table:table-cell>
          <table:table-cell office:value-type="float" office:value="6.6393866667" calcext:value-type="float">
            <text:p>6.6393866667</text:p>
          </table:table-cell>
          <table:table-cell table:formula="of:=POWER([.C197]-6.75;2)" office:value-type="float" office:value="0.0122353095037369" calcext:value-type="float">
            <text:p>0.0122353095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6.814248" calcext:value-type="float">
            <text:p>6.814248</text:p>
          </table:table-cell>
          <table:table-cell office:value-type="float" office:value="6.6347669167" calcext:value-type="float">
            <text:p>6.6347669167</text:p>
          </table:table-cell>
          <table:table-cell table:formula="of:=POWER([.C198]-6.75;2)" office:value-type="float" office:value="0.0132786634868247" calcext:value-type="float">
            <text:p>0.0132786635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6.78403" calcext:value-type="float">
            <text:p>6.78403</text:p>
          </table:table-cell>
          <table:table-cell office:value-type="float" office:value="6.6304749333" calcext:value-type="float">
            <text:p>6.6304749333</text:p>
          </table:table-cell>
          <table:table-cell table:formula="of:=POWER([.C199]-6.75;2)" office:value-type="float" office:value="0.0142862415696394" calcext:value-type="float">
            <text:p>0.014286241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6.75648" calcext:value-type="float">
            <text:p>6.75648</text:p>
          </table:table-cell>
          <table:table-cell office:value-type="float" office:value="6.6260406333" calcext:value-type="float">
            <text:p>6.6260406333</text:p>
          </table:table-cell>
          <table:table-cell table:formula="of:=POWER([.C200]-6.75;2)" office:value-type="float" office:value="0.0153659245926651" calcext:value-type="float">
            <text:p>0.0153659246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.7356" calcext:value-type="float">
            <text:p>6.7356</text:p>
          </table:table-cell>
          <table:table-cell office:value-type="float" office:value="6.6209055833" calcext:value-type="float">
            <text:p>6.6209055833</text:p>
          </table:table-cell>
          <table:table-cell table:formula="of:=POWER([.C201]-6.75;2)" office:value-type="float" office:value="0.0166653684231133" calcext:value-type="float">
            <text:p>0.0166653684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.722229" calcext:value-type="float">
            <text:p>6.722229</text:p>
          </table:table-cell>
          <table:table-cell office:value-type="float" office:value="6.6146119667" calcext:value-type="float">
            <text:p>6.6146119667</text:p>
          </table:table-cell>
          <table:table-cell table:formula="of:=POWER([.C202]-6.75;2)" office:value-type="float" office:value="0.0183299195608419" calcext:value-type="float">
            <text:p>0.018329919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.714021" calcext:value-type="float">
            <text:p>6.714021</text:p>
          </table:table-cell>
          <table:table-cell office:value-type="float" office:value="6.6068106667" calcext:value-type="float">
            <text:p>6.6068106667</text:p>
          </table:table-cell>
          <table:table-cell table:formula="of:=POWER([.C203]-6.75;2)" office:value-type="float" office:value="0.0205031851708984" calcext:value-type="float">
            <text:p>0.020503185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.705254" calcext:value-type="float">
            <text:p>6.705254</text:p>
          </table:table-cell>
          <table:table-cell office:value-type="float" office:value="6.59609375" calcext:value-type="float">
            <text:p>6.59609375</text:p>
          </table:table-cell>
          <table:table-cell table:formula="of:=POWER([.C204]-6.75;2)" office:value-type="float" office:value="0.0236871337890626" calcext:value-type="float">
            <text:p>0.0236871338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.687954" calcext:value-type="float">
            <text:p>6.687954</text:p>
          </table:table-cell>
          <table:table-cell office:value-type="float" office:value="6.6022013833" calcext:value-type="float">
            <text:p>6.6022013833</text:p>
          </table:table-cell>
          <table:table-cell table:formula="of:=POWER([.C205]-6.75;2)" office:value-type="float" office:value="0.0218444310984336" calcext:value-type="float">
            <text:p>0.0218444311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.656025" calcext:value-type="float">
            <text:p>6.656025</text:p>
          </table:table-cell>
          <table:table-cell office:value-type="float" office:value="6.5995882167" calcext:value-type="float">
            <text:p>6.5995882167</text:p>
          </table:table-cell>
          <table:table-cell table:formula="of:=POWER([.C206]-6.75;2)" office:value-type="float" office:value="0.0226237045554862" calcext:value-type="float">
            <text:p>0.0226237046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6.610919" calcext:value-type="float">
            <text:p>6.610919</text:p>
          </table:table-cell>
          <table:table-cell office:value-type="float" office:value="6.5973808333" calcext:value-type="float">
            <text:p>6.5973808333</text:p>
          </table:table-cell>
          <table:table-cell table:formula="of:=POWER([.C207]-6.75;2)" office:value-type="float" office:value="0.0232926100442024" calcext:value-type="float">
            <text:p>0.02329261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.563892" calcext:value-type="float">
            <text:p>6.563892</text:p>
          </table:table-cell>
          <table:table-cell office:value-type="float" office:value="6.5963819167" calcext:value-type="float">
            <text:p>6.5963819167</text:p>
          </table:table-cell>
          <table:table-cell table:formula="of:=POWER([.C208]-6.75;2)" office:value-type="float" office:value="0.0235985155167656" calcext:value-type="float">
            <text:p>0.0235985155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.530433" calcext:value-type="float">
            <text:p>6.530433</text:p>
          </table:table-cell>
          <table:table-cell office:value-type="float" office:value="6.5964832667" calcext:value-type="float">
            <text:p>6.5964832667</text:p>
          </table:table-cell>
          <table:table-cell table:formula="of:=POWER([.C209]-6.75;2)" office:value-type="float" office:value="0.0235673874031033" calcext:value-type="float">
            <text:p>0.023567387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.518866" calcext:value-type="float">
            <text:p>6.518866</text:p>
          </table:table-cell>
          <table:table-cell office:value-type="float" office:value="6.5971747333" calcext:value-type="float">
            <text:p>6.5971747333</text:p>
          </table:table-cell>
          <table:table-cell table:formula="of:=POWER([.C210]-6.75;2)" office:value-type="float" office:value="0.0233555621419261" calcext:value-type="float">
            <text:p>0.023355562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.522148" calcext:value-type="float">
            <text:p>6.522148</text:p>
          </table:table-cell>
          <table:table-cell office:value-type="float" office:value="6.5979081833" calcext:value-type="float">
            <text:p>6.5979081833</text:p>
          </table:table-cell>
          <table:table-cell table:formula="of:=POWER([.C211]-6.75;2)" office:value-type="float" office:value="0.0231319207071063" calcext:value-type="float">
            <text:p>0.0231319207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.520578" calcext:value-type="float">
            <text:p>6.520578</text:p>
          </table:table-cell>
          <table:table-cell office:value-type="float" office:value="6.5984377167" calcext:value-type="float">
            <text:p>6.5984377167</text:p>
          </table:table-cell>
          <table:table-cell table:formula="of:=POWER([.C212]-6.75;2)" office:value-type="float" office:value="0.0229711257191094" calcext:value-type="float">
            <text:p>0.0229711257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.492702" calcext:value-type="float">
            <text:p>6.492702</text:p>
          </table:table-cell>
          <table:table-cell office:value-type="float" office:value="6.5989921333" calcext:value-type="float">
            <text:p>6.5989921333</text:p>
          </table:table-cell>
          <table:table-cell table:formula="of:=POWER([.C213]-6.75;2)" office:value-type="float" office:value="0.0228033758052849" calcext:value-type="float">
            <text:p>0.0228033758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.423041" calcext:value-type="float">
            <text:p>6.423041</text:p>
          </table:table-cell>
          <table:table-cell office:value-type="float" office:value="6.6002154167" calcext:value-type="float">
            <text:p>6.6002154167</text:p>
          </table:table-cell>
          <table:table-cell table:formula="of:=POWER([.C214]-6.75;2)" office:value-type="float" office:value="0.0224354213943546" calcext:value-type="float">
            <text:p>0.0224354214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.292224" calcext:value-type="float">
            <text:p>6.292224</text:p>
          </table:table-cell>
          <table:table-cell office:value-type="float" office:value="6.6030006333" calcext:value-type="float">
            <text:p>6.6030006333</text:p>
          </table:table-cell>
          <table:table-cell table:formula="of:=POWER([.C215]-6.75;2)" office:value-type="float" office:value="0.0216088138102011" calcext:value-type="float">
            <text:p>0.0216088138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.992694" calcext:value-type="float">
            <text:p>5.992694</text:p>
          </table:table-cell>
          <table:table-cell office:value-type="float" office:value="6.6085241167" calcext:value-type="float">
            <text:p>6.6085241167</text:p>
          </table:table-cell>
          <table:table-cell table:formula="of:=POWER([.C216]-6.75;2)" office:value-type="float" office:value="0.0200154255555152" calcext:value-type="float">
            <text:p>0.020015425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992694" calcext:value-type="float">
            <text:p>5.992694</text:p>
          </table:table-cell>
          <table:table-cell office:value-type="float" office:value="6.6196882333" calcext:value-type="float">
            <text:p>6.6196882333</text:p>
          </table:table-cell>
          <table:table-cell table:formula="of:=POWER([.C217]-6.75;2)" office:value-type="float" office:value="0.0169811565404753" calcext:value-type="float">
            <text:p>0.016981156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032249" calcext:value-type="float">
            <text:p>7.032249</text:p>
          </table:table-cell>
          <table:table-cell office:value-type="float" office:value="6.6314959333" calcext:value-type="float">
            <text:p>6.6314959333</text:p>
          </table:table-cell>
          <table:table-cell table:formula="of:=POWER([.C218]-6.75;2)" office:value-type="float" office:value="0.014043213824438" calcext:value-type="float">
            <text:p>0.014043213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.670384" calcext:value-type="float">
            <text:p>6.670384</text:p>
          </table:table-cell>
          <table:table-cell office:value-type="float" office:value="6.6265297667" calcext:value-type="float">
            <text:p>6.6265297667</text:p>
          </table:table-cell>
          <table:table-cell table:formula="of:=POWER([.C219]-6.75;2)" office:value-type="float" office:value="0.0152448985111564" calcext:value-type="float">
            <text:p>0.0152448985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.522708" calcext:value-type="float">
            <text:p>6.522708</text:p>
          </table:table-cell>
          <table:table-cell office:value-type="float" office:value="6.6280334667" calcext:value-type="float">
            <text:p>6.6280334667</text:p>
          </table:table-cell>
          <table:table-cell table:formula="of:=POWER([.C220]-6.75;2)" office:value-type="float" office:value="0.0148758352452201" calcext:value-type="float">
            <text:p>0.014875835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6.423129" calcext:value-type="float">
            <text:p>6.423129</text:p>
          </table:table-cell>
          <table:table-cell office:value-type="float" office:value="6.6323717833" calcext:value-type="float">
            <text:p>6.6323717833</text:p>
          </table:table-cell>
          <table:table-cell table:formula="of:=POWER([.C221]-6.75;2)" office:value-type="float" office:value="0.0138363973640222" calcext:value-type="float">
            <text:p>0.0138363974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.35511" calcext:value-type="float">
            <text:p>6.35511</text:p>
          </table:table-cell>
          <table:table-cell office:value-type="float" office:value="6.6387287833" calcext:value-type="float">
            <text:p>6.6387287833</text:p>
          </table:table-cell>
          <table:table-cell table:formula="of:=POWER([.C222]-6.75;2)" office:value-type="float" office:value="0.0123812836658983" calcext:value-type="float">
            <text:p>0.012381283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.334278" calcext:value-type="float">
            <text:p>6.334278</text:p>
          </table:table-cell>
          <table:table-cell office:value-type="float" office:value="6.6465501667" calcext:value-type="float">
            <text:p>6.6465501667</text:p>
          </table:table-cell>
          <table:table-cell table:formula="of:=POWER([.C223]-6.75;2)" office:value-type="float" office:value="0.0107018680097978" calcext:value-type="float">
            <text:p>0.010701868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.37371" calcext:value-type="float">
            <text:p>6.37371</text:p>
          </table:table-cell>
          <table:table-cell office:value-type="float" office:value="6.6549491167" calcext:value-type="float">
            <text:p>6.6549491167</text:p>
          </table:table-cell>
          <table:table-cell table:formula="of:=POWER([.C224]-6.75;2)" office:value-type="float" office:value="0.0090346704161102" calcext:value-type="float">
            <text:p>0.009034670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.459143" calcext:value-type="float">
            <text:p>6.459143</text:p>
          </table:table-cell>
          <table:table-cell office:value-type="float" office:value="6.6627659667" calcext:value-type="float">
            <text:p>6.6627659667</text:p>
          </table:table-cell>
          <table:table-cell table:formula="of:=POWER([.C225]-6.75;2)" office:value-type="float" office:value="0.00760977656578545" calcext:value-type="float">
            <text:p>0.0076097766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.55271" calcext:value-type="float">
            <text:p>6.55271</text:p>
          </table:table-cell>
          <table:table-cell office:value-type="float" office:value="6.6691048" calcext:value-type="float">
            <text:p>6.6691048</text:p>
          </table:table-cell>
          <table:table-cell table:formula="of:=POWER([.C226]-6.75;2)" office:value-type="float" office:value="0.00654403338304008" calcext:value-type="float">
            <text:p>0.006544033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6.621042" calcext:value-type="float">
            <text:p>6.621042</text:p>
          </table:table-cell>
          <table:table-cell office:value-type="float" office:value="6.6737959" calcext:value-type="float">
            <text:p>6.6737959</text:p>
          </table:table-cell>
          <table:table-cell table:formula="of:=POWER([.C227]-6.75;2)" office:value-type="float" office:value="0.00580706485681" calcext:value-type="float">
            <text:p>0.005807064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.655845" calcext:value-type="float">
            <text:p>6.655845</text:p>
          </table:table-cell>
          <table:table-cell office:value-type="float" office:value="6.67731255" calcext:value-type="float">
            <text:p>6.67731255</text:p>
          </table:table-cell>
          <table:table-cell table:formula="of:=POWER([.C228]-6.75;2)" office:value-type="float" office:value="0.00528346538750251" calcext:value-type="float">
            <text:p>0.0052834654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.669655" calcext:value-type="float">
            <text:p>6.669655</text:p>
          </table:table-cell>
          <table:table-cell office:value-type="float" office:value="6.68027435" calcext:value-type="float">
            <text:p>6.68027435</text:p>
          </table:table-cell>
          <table:table-cell table:formula="of:=POWER([.C229]-6.75;2)" office:value-type="float" office:value="0.00486166626792245" calcext:value-type="float">
            <text:p>0.0048616663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.67887" calcext:value-type="float">
            <text:p>6.67887</text:p>
          </table:table-cell>
          <table:table-cell office:value-type="float" office:value="6.6830237667" calcext:value-type="float">
            <text:p>6.6830237667</text:p>
          </table:table-cell>
          <table:table-cell table:formula="of:=POWER([.C230]-6.75;2)" office:value-type="float" office:value="0.00448581582705605" calcext:value-type="float">
            <text:p>0.0044858158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692988" calcext:value-type="float">
            <text:p>6.692988</text:p>
          </table:table-cell>
          <table:table-cell office:value-type="float" office:value="6.6855520833" calcext:value-type="float">
            <text:p>6.6855520833</text:p>
          </table:table-cell>
          <table:table-cell table:formula="of:=POWER([.C231]-6.75;2)" office:value-type="float" office:value="0.00415353396697012" calcext:value-type="float">
            <text:p>0.00415353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714491" calcext:value-type="float">
            <text:p>6.714491</text:p>
          </table:table-cell>
          <table:table-cell office:value-type="float" office:value="6.6876612333" calcext:value-type="float">
            <text:p>6.6876612333</text:p>
          </table:table-cell>
          <table:table-cell table:formula="of:=POWER([.C232]-6.75;2)" office:value-type="float" office:value="0.00388612183367702" calcext:value-type="float">
            <text:p>0.003886121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.742143" calcext:value-type="float">
            <text:p>6.742143</text:p>
          </table:table-cell>
          <table:table-cell office:value-type="float" office:value="6.6891255167" calcext:value-type="float">
            <text:p>6.6891255167</text:p>
          </table:table-cell>
          <table:table-cell table:formula="of:=POWER([.C233]-6.75;2)" office:value-type="float" office:value="0.00370570271704199" calcext:value-type="float">
            <text:p>0.0037057027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.772602" calcext:value-type="float">
            <text:p>6.772602</text:p>
          </table:table-cell>
          <table:table-cell office:value-type="float" office:value="6.6897663333" calcext:value-type="float">
            <text:p>6.6897663333</text:p>
          </table:table-cell>
          <table:table-cell table:formula="of:=POWER([.C234]-6.75;2)" office:value-type="float" office:value="0.00362809460412672" calcext:value-type="float">
            <text:p>0.0036280946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.801186" calcext:value-type="float">
            <text:p>6.801186</text:p>
          </table:table-cell>
          <table:table-cell office:value-type="float" office:value="6.6894876" calcext:value-type="float">
            <text:p>6.6894876</text:p>
          </table:table-cell>
          <table:table-cell table:formula="of:=POWER([.C235]-6.75;2)" office:value-type="float" office:value="0.00366175055376004" calcext:value-type="float">
            <text:p>0.0036617506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6.823239" calcext:value-type="float">
            <text:p>6.823239</text:p>
          </table:table-cell>
          <table:table-cell office:value-type="float" office:value="6.6883073333" calcext:value-type="float">
            <text:p>6.6883073333</text:p>
          </table:table-cell>
          <table:table-cell table:formula="of:=POWER([.C236]-6.75;2)" office:value-type="float" office:value="0.00380598512455728" calcext:value-type="float">
            <text:p>0.0038059851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.83574" calcext:value-type="float">
            <text:p>6.83574</text:p>
          </table:table-cell>
          <table:table-cell office:value-type="float" office:value="6.6863601667" calcext:value-type="float">
            <text:p>6.6863601667</text:p>
          </table:table-cell>
          <table:table-cell table:formula="of:=POWER([.C237]-6.75;2)" office:value-type="float" office:value="0.00405002838245177" calcext:value-type="float">
            <text:p>0.0040500284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838664" calcext:value-type="float">
            <text:p>6.838664</text:p>
          </table:table-cell>
          <table:table-cell office:value-type="float" office:value="6.6838438333" calcext:value-type="float">
            <text:p>6.6838438333</text:p>
          </table:table-cell>
          <table:table-cell table:formula="of:=POWER([.C238]-6.75;2)" office:value-type="float" office:value="0.00437663839243818" calcext:value-type="float">
            <text:p>0.0043766384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6.835495" calcext:value-type="float">
            <text:p>6.835495</text:p>
          </table:table-cell>
          <table:table-cell office:value-type="float" office:value="6.6809341167" calcext:value-type="float">
            <text:p>6.6809341167</text:p>
          </table:table-cell>
          <table:table-cell table:formula="of:=POWER([.C239]-6.75;2)" office:value-type="float" office:value="0.00477009623600928" calcext:value-type="float">
            <text:p>0.004770096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.831553" calcext:value-type="float">
            <text:p>6.831553</text:p>
          </table:table-cell>
          <table:table-cell office:value-type="float" office:value="6.6777293833" calcext:value-type="float">
            <text:p>6.6777293833</text:p>
          </table:table-cell>
          <table:table-cell table:formula="of:=POWER([.C240]-6.75;2)" office:value-type="float" office:value="0.00522304203819832" calcext:value-type="float">
            <text:p>0.005223042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.830309" calcext:value-type="float">
            <text:p>6.830309</text:p>
          </table:table-cell>
          <table:table-cell office:value-type="float" office:value="6.6742597333" calcext:value-type="float">
            <text:p>6.6742597333</text:p>
          </table:table-cell>
          <table:table-cell table:formula="of:=POWER([.C241]-6.75;2)" office:value-type="float" office:value="0.0057365879997872" calcext:value-type="float">
            <text:p>0.005736588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830996" calcext:value-type="float">
            <text:p>6.830996</text:p>
          </table:table-cell>
          <table:table-cell office:value-type="float" office:value="6.67053405" calcext:value-type="float">
            <text:p>6.67053405</text:p>
          </table:table-cell>
          <table:table-cell table:formula="of:=POWER([.C242]-6.75;2)" office:value-type="float" office:value="0.00631483720940255" calcext:value-type="float">
            <text:p>0.006314837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830152" calcext:value-type="float">
            <text:p>6.830152</text:p>
          </table:table-cell>
          <table:table-cell office:value-type="float" office:value="6.6665701333" calcext:value-type="float">
            <text:p>6.6665701333</text:p>
          </table:table-cell>
          <table:table-cell table:formula="of:=POWER([.C243]-6.75;2)" office:value-type="float" office:value="0.00696054265757969" calcext:value-type="float">
            <text:p>0.006960542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.824689" calcext:value-type="float">
            <text:p>6.824689</text:p>
          </table:table-cell>
          <table:table-cell office:value-type="float" office:value="6.6623823333" calcext:value-type="float">
            <text:p>6.6623823333</text:p>
          </table:table-cell>
          <table:table-cell table:formula="of:=POWER([.C244]-6.75;2)" office:value-type="float" office:value="0.00767685551795228" calcext:value-type="float">
            <text:p>0.0076768555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6.812813" calcext:value-type="float">
            <text:p>6.812813</text:p>
          </table:table-cell>
          <table:table-cell office:value-type="float" office:value="6.6579490833" calcext:value-type="float">
            <text:p>6.6579490833</text:p>
          </table:table-cell>
          <table:table-cell table:formula="of:=POWER([.C245]-6.75;2)" office:value-type="float" office:value="0.00847337126531032" calcext:value-type="float">
            <text:p>0.0084733713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.793586" calcext:value-type="float">
            <text:p>6.793586</text:p>
          </table:table-cell>
          <table:table-cell office:value-type="float" office:value="6.6532008" calcext:value-type="float">
            <text:p>6.6532008</text:p>
          </table:table-cell>
          <table:table-cell table:formula="of:=POWER([.C246]-6.75;2)" office:value-type="float" office:value="0.00937008512063991" calcext:value-type="float">
            <text:p>0.0093700851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.767768" calcext:value-type="float">
            <text:p>6.767768</text:p>
          </table:table-cell>
          <table:table-cell office:value-type="float" office:value="6.6480428833" calcext:value-type="float">
            <text:p>6.6480428833</text:p>
          </table:table-cell>
          <table:table-cell table:formula="of:=POWER([.C247]-6.75;2)" office:value-type="float" office:value="0.0103952536457773" calcext:value-type="float">
            <text:p>0.0103952536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.738479" calcext:value-type="float">
            <text:p>6.738479</text:p>
          </table:table-cell>
          <table:table-cell office:value-type="float" office:value="6.6423629333" calcext:value-type="float">
            <text:p>6.6423629333</text:p>
          </table:table-cell>
          <table:table-cell table:formula="of:=POWER([.C248]-6.75;2)" office:value-type="float" office:value="0.0115857381277802" calcext:value-type="float">
            <text:p>0.011585738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.708736" calcext:value-type="float">
            <text:p>6.708736</text:p>
          </table:table-cell>
          <table:table-cell office:value-type="float" office:value="6.6358736" calcext:value-type="float">
            <text:p>6.6358736</text:p>
          </table:table-cell>
          <table:table-cell table:formula="of:=POWER([.C249]-6.75;2)" office:value-type="float" office:value="0.01302483517696" calcext:value-type="float">
            <text:p>0.013024835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.677972" calcext:value-type="float">
            <text:p>6.677972</text:p>
          </table:table-cell>
          <table:table-cell office:value-type="float" office:value="6.6272244" calcext:value-type="float">
            <text:p>6.6272244</text:p>
          </table:table-cell>
          <table:table-cell table:formula="of:=POWER([.C250]-6.75;2)" office:value-type="float" office:value="0.0150738479553599" calcext:value-type="float">
            <text:p>0.015073848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6.642827" calcext:value-type="float">
            <text:p>6.642827</text:p>
          </table:table-cell>
          <table:table-cell office:value-type="float" office:value="6.5966032333" calcext:value-type="float">
            <text:p>6.5966032333</text:p>
          </table:table-cell>
          <table:table-cell table:formula="of:=POWER([.C251]-6.75;2)" office:value-type="float" office:value="0.0235305680340143" calcext:value-type="float">
            <text:p>0.02353056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6.60266" calcext:value-type="float">
            <text:p>6.60266</text:p>
          </table:table-cell>
          <table:table-cell office:value-type="float" office:value="6.6030075833" calcext:value-type="float">
            <text:p>6.6030075833</text:p>
          </table:table-cell>
          <table:table-cell table:formula="of:=POWER([.C252]-6.75;2)" office:value-type="float" office:value="0.0216067705673064" calcext:value-type="float">
            <text:p>0.021606770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6.564116" calcext:value-type="float">
            <text:p>6.564116</text:p>
          </table:table-cell>
          <table:table-cell office:value-type="float" office:value="6.6041395" calcext:value-type="float">
            <text:p>6.6041395</text:p>
          </table:table-cell>
          <table:table-cell table:formula="of:=POWER([.C253]-6.75;2)" office:value-type="float" office:value="0.0212752854602501" calcext:value-type="float">
            <text:p>0.0212752855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6.53907" calcext:value-type="float">
            <text:p>6.53907</text:p>
          </table:table-cell>
          <table:table-cell office:value-type="float" office:value="6.6036182667" calcext:value-type="float">
            <text:p>6.6036182667</text:p>
          </table:table-cell>
          <table:table-cell table:formula="of:=POWER([.C254]-6.75;2)" office:value-type="float" office:value="0.0214276118439124" calcext:value-type="float">
            <text:p>0.0214276118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535748" calcext:value-type="float">
            <text:p>6.535748</text:p>
          </table:table-cell>
          <table:table-cell office:value-type="float" office:value="6.6021088667" calcext:value-type="float">
            <text:p>6.6021088667</text:p>
          </table:table-cell>
          <table:table-cell table:formula="of:=POWER([.C255]-6.75;2)" office:value-type="float" office:value="0.0218717873087583" calcext:value-type="float">
            <text:p>0.0218717873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6.549684" calcext:value-type="float">
            <text:p>6.549684</text:p>
          </table:table-cell>
          <table:table-cell office:value-type="float" office:value="6.59995195" calcext:value-type="float">
            <text:p>6.59995195</text:p>
          </table:table-cell>
          <table:table-cell table:formula="of:=POWER([.C256]-6.75;2)" office:value-type="float" office:value="0.0225144173088024" calcext:value-type="float">
            <text:p>0.0225144173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.563444" calcext:value-type="float">
            <text:p>6.563444</text:p>
          </table:table-cell>
          <table:table-cell office:value-type="float" office:value="6.5975760333" calcext:value-type="float">
            <text:p>6.5975760333</text:p>
          </table:table-cell>
          <table:table-cell table:formula="of:=POWER([.C257]-6.75;2)" office:value-type="float" office:value="0.0232330656245626" calcext:value-type="float">
            <text:p>0.02323306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6.556729" calcext:value-type="float">
            <text:p>6.556729</text:p>
          </table:table-cell>
          <table:table-cell office:value-type="float" office:value="6.5955867833" calcext:value-type="float">
            <text:p>6.5955867833</text:p>
          </table:table-cell>
          <table:table-cell table:formula="of:=POWER([.C258]-6.75;2)" office:value-type="float" office:value="0.0238434414916412" calcext:value-type="float">
            <text:p>0.023843441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.517972" calcext:value-type="float">
            <text:p>6.517972</text:p>
          </table:table-cell>
          <table:table-cell office:value-type="float" office:value="6.5946402167" calcext:value-type="float">
            <text:p>6.5946402167</text:p>
          </table:table-cell>
          <table:table-cell table:formula="of:=POWER([.C259]-6.75;2)" office:value-type="float" office:value="0.0241366622670229" calcext:value-type="float">
            <text:p>0.0241366623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6.448377" calcext:value-type="float">
            <text:p>6.448377</text:p>
          </table:table-cell>
          <table:table-cell office:value-type="float" office:value="6.5952447" calcext:value-type="float">
            <text:p>6.5952447</text:p>
          </table:table-cell>
          <table:table-cell table:formula="of:=POWER([.C260]-6.75;2)" office:value-type="float" office:value="0.0239492028780899" calcext:value-type="float">
            <text:p>0.0239492029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6.357983" calcext:value-type="float">
            <text:p>6.357983</text:p>
          </table:table-cell>
          <table:table-cell office:value-type="float" office:value="6.5976822667" calcext:value-type="float">
            <text:p>6.5976822667</text:p>
          </table:table-cell>
          <table:table-cell table:formula="of:=POWER([.C261]-6.75;2)" office:value-type="float" office:value="0.02320069187765" calcext:value-type="float">
            <text:p>0.0232006919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6.254151" calcext:value-type="float">
            <text:p>6.254151</text:p>
          </table:table-cell>
          <table:table-cell office:value-type="float" office:value="6.6020719667" calcext:value-type="float">
            <text:p>6.6020719667</text:p>
          </table:table-cell>
          <table:table-cell table:formula="of:=POWER([.C262]-6.75;2)" office:value-type="float" office:value="0.0218827030360058" calcext:value-type="float">
            <text:p>0.02188270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071006" calcext:value-type="float">
            <text:p>6.071006</text:p>
          </table:table-cell>
          <table:table-cell office:value-type="float" office:value="6.6085347" calcext:value-type="float">
            <text:p>6.6085347</text:p>
          </table:table-cell>
          <table:table-cell table:formula="of:=POWER([.C263]-6.75;2)" office:value-type="float" office:value="0.02001243110409" calcext:value-type="float">
            <text:p>0.020012431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7.071712" calcext:value-type="float">
            <text:p>7.071712</text:p>
          </table:table-cell>
          <table:table-cell office:value-type="float" office:value="6.6183975833" calcext:value-type="float">
            <text:p>6.6183975833</text:p>
          </table:table-cell>
          <table:table-cell table:formula="of:=POWER([.C264]-6.75;2)" office:value-type="float" office:value="0.0173191960812804" calcext:value-type="float">
            <text:p>0.017319196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6.531164" calcext:value-type="float">
            <text:p>6.531164</text:p>
          </table:table-cell>
          <table:table-cell office:value-type="float" office:value="6.6119784833" calcext:value-type="float">
            <text:p>6.6119784833</text:p>
          </table:table-cell>
          <table:table-cell table:formula="of:=POWER([.C265]-6.75;2)" office:value-type="float" office:value="0.0190499390721685" calcext:value-type="float">
            <text:p>0.019049939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6.523582" calcext:value-type="float">
            <text:p>6.523582</text:p>
          </table:table-cell>
          <table:table-cell office:value-type="float" office:value="6.6150285667" calcext:value-type="float">
            <text:p>6.6150285667</text:p>
          </table:table-cell>
          <table:table-cell table:formula="of:=POWER([.C266]-6.75;2)" office:value-type="float" office:value="0.0182172878070562" calcext:value-type="float">
            <text:p>0.0182172878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.550984" calcext:value-type="float">
            <text:p>6.550984</text:p>
          </table:table-cell>
          <table:table-cell office:value-type="float" office:value="6.61873775" calcext:value-type="float">
            <text:p>6.61873775</text:p>
          </table:table-cell>
          <table:table-cell table:formula="of:=POWER([.C267]-6.75;2)" office:value-type="float" office:value="0.0172297782750624" calcext:value-type="float">
            <text:p>0.0172297783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.569973" calcext:value-type="float">
            <text:p>6.569973</text:p>
          </table:table-cell>
          <table:table-cell office:value-type="float" office:value="6.6225641" calcext:value-type="float">
            <text:p>6.6225641</text:p>
          </table:table-cell>
          <table:table-cell table:formula="of:=POWER([.C268]-6.75;2)" office:value-type="float" office:value="0.01623990860881" calcext:value-type="float">
            <text:p>0.0162399086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.571921" calcext:value-type="float">
            <text:p>6.571921</text:p>
          </table:table-cell>
          <table:table-cell office:value-type="float" office:value="6.6265858167" calcext:value-type="float">
            <text:p>6.6265858167</text:p>
          </table:table-cell>
          <table:table-cell table:formula="of:=POWER([.C269]-6.75;2)" office:value-type="float" office:value="0.0152310606396059" calcext:value-type="float">
            <text:p>0.0152310606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6.562873" calcext:value-type="float">
            <text:p>6.562873</text:p>
          </table:table-cell>
          <table:table-cell office:value-type="float" office:value="6.6308938667" calcext:value-type="float">
            <text:p>6.6308938667</text:p>
          </table:table-cell>
          <table:table-cell table:number-columns-repeated="2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6.55392" calcext:value-type="float">
            <text:p>6.55392</text:p>
          </table:table-cell>
          <table:table-cell office:value-type="float" office:value="6.6354149" calcext:value-type="float">
            <text:p>6.6354149</text:p>
          </table:table-cell>
          <table:table-cell table:number-columns-repeated="2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6.553843" calcext:value-type="float">
            <text:p>6.553843</text:p>
          </table:table-cell>
          <table:table-cell office:value-type="float" office:value="6.6399522333" calcext:value-type="float">
            <text:p>6.6399522333</text:p>
          </table:table-cell>
          <table:table-cell table:number-columns-repeated="2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6.566099" calcext:value-type="float">
            <text:p>6.566099</text:p>
          </table:table-cell>
          <table:table-cell office:value-type="float" office:value="6.6443202667" calcext:value-type="float">
            <text:p>6.6443202667</text:p>
          </table:table-cell>
          <table:table-cell table:number-columns-repeated="2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6.590154" calcext:value-type="float">
            <text:p>6.590154</text:p>
          </table:table-cell>
          <table:table-cell office:value-type="float" office:value="6.6484348667" calcext:value-type="float">
            <text:p>6.6484348667</text:p>
          </table:table-cell>
          <table:table-cell table:number-columns-repeated="2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6.623633" calcext:value-type="float">
            <text:p>6.623633</text:p>
          </table:table-cell>
          <table:table-cell office:value-type="float" office:value="6.6522779167" calcext:value-type="float">
            <text:p>6.6522779167</text:p>
          </table:table-cell>
          <table:table-cell table:number-columns-repeated="2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6.662541" calcext:value-type="float">
            <text:p>6.662541</text:p>
          </table:table-cell>
          <table:table-cell office:value-type="float" office:value="6.6557825667" calcext:value-type="float">
            <text:p>6.6557825667</text:p>
          </table:table-cell>
          <table:table-cell table:number-columns-repeated="2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6.701156" calcext:value-type="float">
            <text:p>6.701156</text:p>
          </table:table-cell>
          <table:table-cell office:value-type="float" office:value="6.6587832167" calcext:value-type="float">
            <text:p>6.6587832167</text:p>
          </table:table-cell>
          <table:table-cell table:number-columns-repeated="2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6.734279" calcext:value-type="float">
            <text:p>6.734279</text:p>
          </table:table-cell>
          <table:table-cell office:value-type="float" office:value="6.6611015833" calcext:value-type="float">
            <text:p>6.6611015833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.760606" calcext:value-type="float">
            <text:p>6.760606</text:p>
          </table:table-cell>
          <table:table-cell office:value-type="float" office:value="6.66265685" calcext:value-type="float">
            <text:p>6.66265685</text:p>
          </table:table-cell>
          <table:table-cell table:number-columns-repeated="2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.783007" calcext:value-type="float">
            <text:p>6.783007</text:p>
          </table:table-cell>
          <table:table-cell office:value-type="float" office:value="6.6634415833" calcext:value-type="float">
            <text:p>6.6634415833</text:p>
          </table:table-cell>
          <table:table-cell table:number-columns-repeated="2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804549" calcext:value-type="float">
            <text:p>6.804549</text:p>
          </table:table-cell>
          <table:table-cell office:value-type="float" office:value="6.6633909333" calcext:value-type="float">
            <text:p>6.6633909333</text:p>
          </table:table-cell>
          <table:table-cell table:number-columns-repeated="2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6.824393" calcext:value-type="float">
            <text:p>6.824393</text:p>
          </table:table-cell>
          <table:table-cell office:value-type="float" office:value="6.6623449833" calcext:value-type="float">
            <text:p>6.6623449833</text:p>
          </table:table-cell>
          <table:table-cell table:number-columns-repeated="2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6.838215" calcext:value-type="float">
            <text:p>6.838215</text:p>
          </table:table-cell>
          <table:table-cell office:value-type="float" office:value="6.6602005833" calcext:value-type="float">
            <text:p>6.6602005833</text:p>
          </table:table-cell>
          <table:table-cell table:number-columns-repeated="2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6.842721" calcext:value-type="float">
            <text:p>6.842721</text:p>
          </table:table-cell>
          <table:table-cell office:value-type="float" office:value="6.6570879833" calcext:value-type="float">
            <text:p>6.6570879833</text:p>
          </table:table-cell>
          <table:table-cell table:number-columns-repeated="2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6.839473" calcext:value-type="float">
            <text:p>6.839473</text:p>
          </table:table-cell>
          <table:table-cell office:value-type="float" office:value="6.6533472667" calcext:value-type="float">
            <text:p>6.6533472667</text:p>
          </table:table-cell>
          <table:table-cell table:number-columns-repeated="2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.834176" calcext:value-type="float">
            <text:p>6.834176</text:p>
          </table:table-cell>
          <table:table-cell office:value-type="float" office:value="6.6493174" calcext:value-type="float">
            <text:p>6.6493174</text:p>
          </table:table-cell>
          <table:table-cell table:number-columns-repeated="2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6.832041" calcext:value-type="float">
            <text:p>6.832041</text:p>
          </table:table-cell>
          <table:table-cell office:value-type="float" office:value="6.64518335" calcext:value-type="float">
            <text:p>6.64518335</text:p>
          </table:table-cell>
          <table:table-cell table:number-columns-repeated="2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6.833553" calcext:value-type="float">
            <text:p>6.833553</text:p>
          </table:table-cell>
          <table:table-cell office:value-type="float" office:value="6.6410378167" calcext:value-type="float">
            <text:p>6.6410378167</text:p>
          </table:table-cell>
          <table:table-cell table:number-columns-repeated="2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6.83462" calcext:value-type="float">
            <text:p>6.83462</text:p>
          </table:table-cell>
          <table:table-cell office:value-type="float" office:value="6.6370039" calcext:value-type="float">
            <text:p>6.6370039</text:p>
          </table:table-cell>
          <table:table-cell table:number-columns-repeated="2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830569" calcext:value-type="float">
            <text:p>6.830569</text:p>
          </table:table-cell>
          <table:table-cell office:value-type="float" office:value="6.633162" calcext:value-type="float">
            <text:p>6.63316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.819537" calcext:value-type="float">
            <text:p>6.819537</text:p>
          </table:table-cell>
          <table:table-cell office:value-type="float" office:value="6.62931705" calcext:value-type="float">
            <text:p>6.62931705</text:p>
          </table:table-cell>
          <table:table-cell table:number-columns-repeated="2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6.802348" calcext:value-type="float">
            <text:p>6.802348</text:p>
          </table:table-cell>
          <table:table-cell office:value-type="float" office:value="6.6249421167" calcext:value-type="float">
            <text:p>6.6249421167</text:p>
          </table:table-cell>
          <table:table-cell table:number-columns-repeated="2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6.780592" calcext:value-type="float">
            <text:p>6.780592</text:p>
          </table:table-cell>
          <table:table-cell office:value-type="float" office:value="6.6194930333" calcext:value-type="float">
            <text:p>6.6194930333</text:p>
          </table:table-cell>
          <table:table-cell table:number-columns-repeated="2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6.755878" calcext:value-type="float">
            <text:p>6.755878</text:p>
          </table:table-cell>
          <table:table-cell office:value-type="float" office:value="6.6128621" calcext:value-type="float">
            <text:p>6.6128621</text:p>
          </table:table-cell>
          <table:table-cell table:number-columns-repeated="2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6.73037" calcext:value-type="float">
            <text:p>6.73037</text:p>
          </table:table-cell>
          <table:table-cell office:value-type="float" office:value="6.6055166833" calcext:value-type="float">
            <text:p>6.6055166833</text:p>
          </table:table-cell>
          <table:table-cell table:number-columns-repeated="2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6.706409" calcext:value-type="float">
            <text:p>6.706409</text:p>
          </table:table-cell>
          <table:table-cell office:value-type="float" office:value="6.5980136" calcext:value-type="float">
            <text:p>6.5980136</text:p>
          </table:table-cell>
          <table:table-cell table:number-columns-repeated="2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6.68476" calcext:value-type="float">
            <text:p>6.68476</text:p>
          </table:table-cell>
          <table:table-cell office:value-type="float" office:value="6.5893128667" calcext:value-type="float">
            <text:p>6.5893128667</text:p>
          </table:table-cell>
          <table:table-cell table:number-columns-repeated="2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6.664081" calcext:value-type="float">
            <text:p>6.664081</text:p>
          </table:table-cell>
          <table:table-cell office:value-type="float" office:value="6.62342825" calcext:value-type="float">
            <text:p>6.62342825</text:p>
          </table:table-cell>
          <table:table-cell table:number-columns-repeated="2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.643211" calcext:value-type="float">
            <text:p>6.643211</text:p>
          </table:table-cell>
          <table:table-cell office:value-type="float" office:value="6.62533905" calcext:value-type="float">
            <text:p>6.62533905</text:p>
          </table:table-cell>
          <table:table-cell table:number-columns-repeated="2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6.623374" calcext:value-type="float">
            <text:p>6.623374</text:p>
          </table:table-cell>
          <table:table-cell office:value-type="float" office:value="6.6257222333" calcext:value-type="float">
            <text:p>6.6257222333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6.606768" calcext:value-type="float">
            <text:p>6.606768</text:p>
          </table:table-cell>
          <table:table-cell office:value-type="float" office:value="6.6252969333" calcext:value-type="float">
            <text:p>6.6252969333</text:p>
          </table:table-cell>
          <table:table-cell table:number-columns-repeated="2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6.593161" calcext:value-type="float">
            <text:p>6.593161</text:p>
          </table:table-cell>
          <table:table-cell office:value-type="float" office:value="6.6242651667" calcext:value-type="float">
            <text:p>6.6242651667</text:p>
          </table:table-cell>
          <table:table-cell table:number-columns-repeated="2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6.578884" calcext:value-type="float">
            <text:p>6.578884</text:p>
          </table:table-cell>
          <table:table-cell office:value-type="float" office:value="6.6228883" calcext:value-type="float">
            <text:p>6.6228883</text:p>
          </table:table-cell>
          <table:table-cell table:number-columns-repeated="2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6.558694" calcext:value-type="float">
            <text:p>6.558694</text:p>
          </table:table-cell>
          <table:table-cell office:value-type="float" office:value="6.62152895" calcext:value-type="float">
            <text:p>6.62152895</text:p>
          </table:table-cell>
          <table:table-cell table:number-columns-repeated="2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6.527916" calcext:value-type="float">
            <text:p>6.527916</text:p>
          </table:table-cell>
          <table:table-cell office:value-type="float" office:value="6.6206309833" calcext:value-type="float">
            <text:p>6.6206309833</text:p>
          </table:table-cell>
          <table:table-cell table:number-columns-repeated="2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.484111" calcext:value-type="float">
            <text:p>6.484111</text:p>
          </table:table-cell>
          <table:table-cell office:value-type="float" office:value="6.6206568833" calcext:value-type="float">
            <text:p>6.6206568833</text:p>
          </table:table-cell>
          <table:table-cell table:number-columns-repeated="2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6.426971" calcext:value-type="float">
            <text:p>6.426971</text:p>
          </table:table-cell>
          <table:table-cell office:value-type="float" office:value="6.62201265" calcext:value-type="float">
            <text:p>6.62201265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6.349119" calcext:value-type="float">
            <text:p>6.349119</text:p>
          </table:table-cell>
          <table:table-cell office:value-type="float" office:value="6.6250306833" calcext:value-type="float">
            <text:p>6.6250306833</text:p>
          </table:table-cell>
          <table:table-cell table:number-columns-repeated="2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.189784" calcext:value-type="float">
            <text:p>6.189784</text:p>
          </table:table-cell>
          <table:table-cell office:value-type="float" office:value="6.6301161" calcext:value-type="float">
            <text:p>6.6301161</text:p>
          </table:table-cell>
          <table:table-cell table:number-columns-repeated="2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.840702" calcext:value-type="float">
            <text:p>4.840702</text:p>
          </table:table-cell>
          <table:table-cell office:value-type="float" office:value="6.6386027833" calcext:value-type="float">
            <text:p>6.6386027833</text:p>
          </table:table-cell>
          <table:table-cell table:number-columns-repeated="2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27088" calcext:value-type="float">
            <text:p>7.027088</text:p>
          </table:table-cell>
          <table:table-cell office:value-type="float" office:value="6.6701589667" calcext:value-type="float">
            <text:p>6.6701589667</text:p>
          </table:table-cell>
          <table:table-cell table:number-columns-repeated="2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.670575" calcext:value-type="float">
            <text:p>6.670575</text:p>
          </table:table-cell>
          <table:table-cell office:value-type="float" office:value="6.6656035167" calcext:value-type="float">
            <text:p>6.6656035167</text:p>
          </table:table-cell>
          <table:table-cell table:number-columns-repeated="2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6.532842" calcext:value-type="float">
            <text:p>6.532842</text:p>
          </table:table-cell>
          <table:table-cell office:value-type="float" office:value="6.6671039833" calcext:value-type="float">
            <text:p>6.6671039833</text:p>
          </table:table-cell>
          <table:table-cell table:number-columns-repeated="2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6.448506" calcext:value-type="float">
            <text:p>6.448506</text:p>
          </table:table-cell>
          <table:table-cell office:value-type="float" office:value="6.6709521833" calcext:value-type="float">
            <text:p>6.6709521833</text:p>
          </table:table-cell>
          <table:table-cell table:number-columns-repeated="2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6.406333" calcext:value-type="float">
            <text:p>6.406333</text:p>
          </table:table-cell>
          <table:table-cell office:value-type="float" office:value="6.6763345167" calcext:value-type="float">
            <text:p>6.6763345167</text:p>
          </table:table-cell>
          <table:table-cell table:number-columns-repeated="2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6.407129" calcext:value-type="float">
            <text:p>6.407129</text:p>
          </table:table-cell>
          <table:table-cell office:value-type="float" office:value="6.6826601333" calcext:value-type="float">
            <text:p>6.6826601333</text:p>
          </table:table-cell>
          <table:table-cell table:number-columns-repeated="2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6.444089" calcext:value-type="float">
            <text:p>6.444089</text:p>
          </table:table-cell>
          <table:table-cell office:value-type="float" office:value="6.6892641167" calcext:value-type="float">
            <text:p>6.6892641167</text:p>
          </table:table-cell>
          <table:table-cell table:number-columns-repeated="2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6.499935" calcext:value-type="float">
            <text:p>6.499935</text:p>
          </table:table-cell>
          <table:table-cell office:value-type="float" office:value="6.69550285" calcext:value-type="float">
            <text:p>6.69550285</text:p>
          </table:table-cell>
          <table:table-cell table:number-columns-repeated="2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6.554241" calcext:value-type="float">
            <text:p>6.554241</text:p>
          </table:table-cell>
          <table:table-cell office:value-type="float" office:value="6.7009725667" calcext:value-type="float">
            <text:p>6.7009725667</text:p>
          </table:table-cell>
          <table:table-cell table:number-columns-repeated="2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6.594631" calcext:value-type="float">
            <text:p>6.594631</text:p>
          </table:table-cell>
          <table:table-cell office:value-type="float" office:value="6.7056495667" calcext:value-type="float">
            <text:p>6.7056495667</text:p>
          </table:table-cell>
          <table:table-cell table:number-columns-repeated="2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621365" calcext:value-type="float">
            <text:p>6.621365</text:p>
          </table:table-cell>
          <table:table-cell office:value-type="float" office:value="6.7098029" calcext:value-type="float">
            <text:p>6.7098029</text:p>
          </table:table-cell>
          <table:table-cell table:number-columns-repeated="2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6.641915" calcext:value-type="float">
            <text:p>6.641915</text:p>
          </table:table-cell>
          <table:table-cell office:value-type="float" office:value="6.7137144333" calcext:value-type="float">
            <text:p>6.7137144333</text:p>
          </table:table-cell>
          <table:table-cell table:number-columns-repeated="2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6.662779" calcext:value-type="float">
            <text:p>6.662779</text:p>
          </table:table-cell>
          <table:table-cell office:value-type="float" office:value="6.7174224833" calcext:value-type="float">
            <text:p>6.7174224833</text:p>
          </table:table-cell>
          <table:table-cell table:number-columns-repeated="2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86566" calcext:value-type="float">
            <text:p>6.686566</text:p>
          </table:table-cell>
          <table:table-cell office:value-type="float" office:value="6.72069225" calcext:value-type="float">
            <text:p>6.72069225</text:p>
          </table:table-cell>
          <table:table-cell table:number-columns-repeated="2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6.714169" calcext:value-type="float">
            <text:p>6.714169</text:p>
          </table:table-cell>
          <table:table-cell office:value-type="float" office:value="6.7232067167" calcext:value-type="float">
            <text:p>6.7232067167</text:p>
          </table:table-cell>
          <table:table-cell table:number-columns-repeated="2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.746133" calcext:value-type="float">
            <text:p>6.746133</text:p>
          </table:table-cell>
          <table:table-cell office:value-type="float" office:value="6.7247822833" calcext:value-type="float">
            <text:p>6.7247822833</text:p>
          </table:table-cell>
          <table:table-cell table:number-columns-repeated="2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6.780565" calcext:value-type="float">
            <text:p>6.780565</text:p>
          </table:table-cell>
          <table:table-cell office:value-type="float" office:value="6.72543" calcext:value-type="float">
            <text:p>6.72543</text:p>
          </table:table-cell>
          <table:table-cell table:number-columns-repeated="2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6.811276" calcext:value-type="float">
            <text:p>6.811276</text:p>
          </table:table-cell>
          <table:table-cell office:value-type="float" office:value="6.7252610333" calcext:value-type="float">
            <text:p>6.7252610333</text:p>
          </table:table-cell>
          <table:table-cell table:number-columns-repeated="2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.830404" calcext:value-type="float">
            <text:p>6.830404</text:p>
          </table:table-cell>
          <table:table-cell office:value-type="float" office:value="6.7243741667" calcext:value-type="float">
            <text:p>6.7243741667</text:p>
          </table:table-cell>
          <table:table-cell table:number-columns-repeated="2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.834135" calcext:value-type="float">
            <text:p>6.834135</text:p>
          </table:table-cell>
          <table:table-cell office:value-type="float" office:value="6.7228252667" calcext:value-type="float">
            <text:p>6.7228252667</text:p>
          </table:table-cell>
          <table:table-cell table:number-columns-repeated="2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6.82616" calcext:value-type="float">
            <text:p>6.82616</text:p>
          </table:table-cell>
          <table:table-cell office:value-type="float" office:value="6.7206562333" calcext:value-type="float">
            <text:p>6.7206562333</text:p>
          </table:table-cell>
          <table:table-cell table:number-columns-repeated="2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.815925" calcext:value-type="float">
            <text:p>6.815925</text:p>
          </table:table-cell>
          <table:table-cell office:value-type="float" office:value="6.7179249167" calcext:value-type="float">
            <text:p>6.7179249167</text:p>
          </table:table-cell>
          <table:table-cell table:number-columns-repeated="2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6.812975" calcext:value-type="float">
            <text:p>6.812975</text:p>
          </table:table-cell>
          <table:table-cell office:value-type="float" office:value="6.7147145333" calcext:value-type="float">
            <text:p>6.7147145333</text:p>
          </table:table-cell>
          <table:table-cell table:number-columns-repeated="2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6.820737" calcext:value-type="float">
            <text:p>6.820737</text:p>
          </table:table-cell>
          <table:table-cell office:value-type="float" office:value="6.7111106333" calcext:value-type="float">
            <text:p>6.7111106333</text:p>
          </table:table-cell>
          <table:table-cell table:number-columns-repeated="2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6.833912" calcext:value-type="float">
            <text:p>6.833912</text:p>
          </table:table-cell>
          <table:table-cell office:value-type="float" office:value="6.70713655" calcext:value-type="float">
            <text:p>6.70713655</text:p>
          </table:table-cell>
          <table:table-cell table:number-columns-repeated="2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.84258" calcext:value-type="float">
            <text:p>6.84258</text:p>
          </table:table-cell>
          <table:table-cell office:value-type="float" office:value="6.702698" calcext:value-type="float">
            <text:p>6.702698</text:p>
          </table:table-cell>
          <table:table-cell table:number-columns-repeated="2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6.840258" calcext:value-type="float">
            <text:p>6.840258</text:p>
          </table:table-cell>
          <table:table-cell office:value-type="float" office:value="6.6976243333" calcext:value-type="float">
            <text:p>6.6976243333</text:p>
          </table:table-cell>
          <table:table-cell table:number-columns-repeated="2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6.827595" calcext:value-type="float">
            <text:p>6.827595</text:p>
          </table:table-cell>
          <table:table-cell office:value-type="float" office:value="6.6918171667" calcext:value-type="float">
            <text:p>6.6918171667</text:p>
          </table:table-cell>
          <table:table-cell table:number-columns-repeated="2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6.80769" calcext:value-type="float">
            <text:p>6.80769</text:p>
          </table:table-cell>
          <table:table-cell office:value-type="float" office:value="6.68541625" calcext:value-type="float">
            <text:p>6.68541625</text:p>
          </table:table-cell>
          <table:table-cell table:number-columns-repeated="2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.779968" calcext:value-type="float">
            <text:p>6.779968</text:p>
          </table:table-cell>
          <table:table-cell office:value-type="float" office:value="6.6788766167" calcext:value-type="float">
            <text:p>6.6788766167</text:p>
          </table:table-cell>
          <table:table-cell table:number-columns-repeated="2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.741792" calcext:value-type="float">
            <text:p>6.741792</text:p>
          </table:table-cell>
          <table:table-cell office:value-type="float" office:value="6.6728943667" calcext:value-type="float">
            <text:p>6.6728943667</text:p>
          </table:table-cell>
          <table:table-cell table:number-columns-repeated="2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.695729" calcext:value-type="float">
            <text:p>6.695729</text:p>
          </table:table-cell>
          <table:table-cell office:value-type="float" office:value="6.6681821167" calcext:value-type="float">
            <text:p>6.6681821167</text:p>
          </table:table-cell>
          <table:table-cell table:number-columns-repeated="2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6.651459" calcext:value-type="float">
            <text:p>6.651459</text:p>
          </table:table-cell>
          <table:table-cell office:value-type="float" office:value="6.6652395667" calcext:value-type="float">
            <text:p>6.6652395667</text:p>
          </table:table-cell>
          <table:table-cell table:number-columns-repeated="2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6.618278" calcext:value-type="float">
            <text:p>6.618278</text:p>
          </table:table-cell>
          <table:table-cell office:value-type="float" office:value="6.6652752" calcext:value-type="float">
            <text:p>6.6652752</text:p>
          </table:table-cell>
          <table:table-cell table:number-columns-repeated="2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6.597681" calcext:value-type="float">
            <text:p>6.597681</text:p>
          </table:table-cell>
          <table:table-cell office:value-type="float" office:value="6.6617031333" calcext:value-type="float">
            <text:p>6.6617031333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.586133" calcext:value-type="float">
            <text:p>6.586133</text:p>
          </table:table-cell>
          <table:table-cell office:value-type="float" office:value="6.6594262167" calcext:value-type="float">
            <text:p>6.6594262167</text:p>
          </table:table-cell>
          <table:table-cell table:number-columns-repeated="2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6.583309" calcext:value-type="float">
            <text:p>6.583309</text:p>
          </table:table-cell>
          <table:table-cell office:value-type="float" office:value="6.6572332" calcext:value-type="float">
            <text:p>6.6572332</text:p>
          </table:table-cell>
          <table:table-cell table:number-columns-repeated="2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.591518" calcext:value-type="float">
            <text:p>6.591518</text:p>
          </table:table-cell>
          <table:table-cell office:value-type="float" office:value="6.65497665" calcext:value-type="float">
            <text:p>6.65497665</text:p>
          </table:table-cell>
          <table:table-cell table:number-columns-repeated="2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6.604106" calcext:value-type="float">
            <text:p>6.604106</text:p>
          </table:table-cell>
          <table:table-cell office:value-type="float" office:value="6.65268935" calcext:value-type="float">
            <text:p>6.65268935</text:p>
          </table:table-cell>
          <table:table-cell table:number-columns-repeated="2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6.599872" calcext:value-type="float">
            <text:p>6.599872</text:p>
          </table:table-cell>
          <table:table-cell office:value-type="float" office:value="6.6504670667" calcext:value-type="float">
            <text:p>6.6504670667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557041" calcext:value-type="float">
            <text:p>6.557041</text:p>
          </table:table-cell>
          <table:table-cell office:value-type="float" office:value="6.6486464833" calcext:value-type="float">
            <text:p>6.6486464833</text:p>
          </table:table-cell>
          <table:table-cell table:number-columns-repeated="2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475403" calcext:value-type="float">
            <text:p>6.475403</text:p>
          </table:table-cell>
          <table:table-cell office:value-type="float" office:value="6.6479155667" calcext:value-type="float">
            <text:p>6.6479155667</text:p>
          </table:table-cell>
          <table:table-cell table:number-columns-repeated="2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.382736" calcext:value-type="float">
            <text:p>6.382736</text:p>
          </table:table-cell>
          <table:table-cell office:value-type="float" office:value="6.6490412167" calcext:value-type="float">
            <text:p>6.6490412167</text:p>
          </table:table-cell>
          <table:table-cell table:number-columns-repeated="2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.315153" calcext:value-type="float">
            <text:p>6.315153</text:p>
          </table:table-cell>
          <table:table-cell office:value-type="float" office:value="6.652351" calcext:value-type="float">
            <text:p>6.652351</text:p>
          </table:table-cell>
          <table:table-cell table:number-columns-repeated="2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6.280185" calcext:value-type="float">
            <text:p>6.280185</text:p>
          </table:table-cell>
          <table:table-cell office:value-type="float" office:value="6.6574780833" calcext:value-type="float">
            <text:p>6.6574780833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184365" calcext:value-type="float">
            <text:p>6.184365</text:p>
          </table:table-cell>
          <table:table-cell office:value-type="float" office:value="6.6638068333" calcext:value-type="float">
            <text:p>6.6638068333</text:p>
          </table:table-cell>
          <table:table-cell table:number-columns-repeated="2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731683" calcext:value-type="float">
            <text:p>8.731683</text:p>
          </table:table-cell>
          <table:table-cell office:value-type="float" office:value="6.67223005" calcext:value-type="float">
            <text:p>6.67223005</text:p>
          </table:table-cell>
          <table:table-cell table:number-columns-repeated="2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.778729" calcext:value-type="float">
            <text:p>6.778729</text:p>
          </table:table-cell>
          <table:table-cell office:value-type="float" office:value="6.6385991667" calcext:value-type="float">
            <text:p>6.6385991667</text:p>
          </table:table-cell>
          <table:table-cell table:number-columns-repeated="2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6.666202" calcext:value-type="float">
            <text:p>6.666202</text:p>
          </table:table-cell>
          <table:table-cell office:value-type="float" office:value="6.6378560833" calcext:value-type="float">
            <text:p>6.6378560833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597856" calcext:value-type="float">
            <text:p>6.597856</text:p>
          </table:table-cell>
          <table:table-cell office:value-type="float" office:value="6.6392726167" calcext:value-type="float">
            <text:p>6.6392726167</text:p>
          </table:table-cell>
          <table:table-cell table:number-columns-repeated="2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.544862" calcext:value-type="float">
            <text:p>6.544862</text:p>
          </table:table-cell>
          <table:table-cell office:value-type="float" office:value="6.6420571833" calcext:value-type="float">
            <text:p>6.6420571833</text:p>
          </table:table-cell>
          <table:table-cell table:number-columns-repeated="2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510549" calcext:value-type="float">
            <text:p>6.510549</text:p>
          </table:table-cell>
          <table:table-cell office:value-type="float" office:value="6.6459104333" calcext:value-type="float">
            <text:p>6.6459104333</text:p>
          </table:table-cell>
          <table:table-cell table:number-columns-repeated="2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6.497323" calcext:value-type="float">
            <text:p>6.497323</text:p>
          </table:table-cell>
          <table:table-cell office:value-type="float" office:value="6.6505052667" calcext:value-type="float">
            <text:p>6.6505052667</text:p>
          </table:table-cell>
          <table:table-cell table:number-columns-repeated="2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6.504816" calcext:value-type="float">
            <text:p>6.504816</text:p>
          </table:table-cell>
          <table:table-cell office:value-type="float" office:value="6.6555080333" calcext:value-type="float">
            <text:p>6.6555080333</text:p>
          </table:table-cell>
          <table:table-cell table:number-columns-repeated="2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.52947" calcext:value-type="float">
            <text:p>6.52947</text:p>
          </table:table-cell>
          <table:table-cell office:value-type="float" office:value="6.6606113333" calcext:value-type="float">
            <text:p>6.6606113333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.565457" calcext:value-type="float">
            <text:p>6.565457</text:p>
          </table:table-cell>
          <table:table-cell office:value-type="float" office:value="6.6655537" calcext:value-type="float">
            <text:p>6.6655537</text:p>
          </table:table-cell>
          <table:table-cell table:number-columns-repeated="2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6.608053" calcext:value-type="float">
            <text:p>6.608053</text:p>
          </table:table-cell>
          <table:table-cell office:value-type="float" office:value="6.67012065" calcext:value-type="float">
            <text:p>6.67012065</text:p>
          </table:table-cell>
          <table:table-cell table:number-columns-repeated="2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6.654244" calcext:value-type="float">
            <text:p>6.654244</text:p>
          </table:table-cell>
          <table:table-cell office:value-type="float" office:value="6.6741101667" calcext:value-type="float">
            <text:p>6.6741101667</text:p>
          </table:table-cell>
          <table:table-cell table:number-columns-repeated="2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6.698985" calcext:value-type="float">
            <text:p>6.698985</text:p>
          </table:table-cell>
          <table:table-cell office:value-type="float" office:value="6.67732385" calcext:value-type="float">
            <text:p>6.67732385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.734073" calcext:value-type="float">
            <text:p>6.734073</text:p>
          </table:table-cell>
          <table:table-cell office:value-type="float" office:value="6.6796495" calcext:value-type="float">
            <text:p>6.6796495</text:p>
          </table:table-cell>
          <table:table-cell table:number-columns-repeated="2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.753761" calcext:value-type="float">
            <text:p>6.753761</text:p>
          </table:table-cell>
          <table:table-cell office:value-type="float" office:value="6.6811582167" calcext:value-type="float">
            <text:p>6.6811582167</text:p>
          </table:table-cell>
          <table:table-cell table:number-columns-repeated="2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.760603" calcext:value-type="float">
            <text:p>6.760603</text:p>
          </table:table-cell>
          <table:table-cell office:value-type="float" office:value="6.6820673667" calcext:value-type="float">
            <text:p>6.6820673667</text:p>
          </table:table-cell>
          <table:table-cell table:number-columns-repeated="2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6.763734" calcext:value-type="float">
            <text:p>6.763734</text:p>
          </table:table-cell>
          <table:table-cell office:value-type="float" office:value="6.68257" calcext:value-type="float">
            <text:p>6.68257</text:p>
          </table:table-cell>
          <table:table-cell table:number-columns-repeated="2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6.771446" calcext:value-type="float">
            <text:p>6.771446</text:p>
          </table:table-cell>
          <table:table-cell office:value-type="float" office:value="6.68270015" calcext:value-type="float">
            <text:p>6.68270015</text:p>
          </table:table-cell>
          <table:table-cell table:number-columns-repeated="2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6.78587" calcext:value-type="float">
            <text:p>6.78587</text:p>
          </table:table-cell>
          <table:table-cell office:value-type="float" office:value="6.6823515" calcext:value-type="float">
            <text:p>6.6823515</text:p>
          </table:table-cell>
          <table:table-cell table:number-columns-repeated="2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6.803368" calcext:value-type="float">
            <text:p>6.803368</text:p>
          </table:table-cell>
          <table:table-cell office:value-type="float" office:value="6.6813868167" calcext:value-type="float">
            <text:p>6.6813868167</text:p>
          </table:table-cell>
          <table:table-cell table:number-columns-repeated="2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.818413" calcext:value-type="float">
            <text:p>6.818413</text:p>
          </table:table-cell>
          <table:table-cell office:value-type="float" office:value="6.6797125167" calcext:value-type="float">
            <text:p>6.6797125167</text:p>
          </table:table-cell>
          <table:table-cell table:number-columns-repeated="2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6.828118" calcext:value-type="float">
            <text:p>6.828118</text:p>
          </table:table-cell>
          <table:table-cell office:value-type="float" office:value="6.6772801167" calcext:value-type="float">
            <text:p>6.6772801167</text:p>
          </table:table-cell>
          <table:table-cell table:number-columns-repeated="2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.834861" calcext:value-type="float">
            <text:p>6.834861</text:p>
          </table:table-cell>
          <table:table-cell office:value-type="float" office:value="6.6740673333" calcext:value-type="float">
            <text:p>6.6740673333</text:p>
          </table:table-cell>
          <table:table-cell table:number-columns-repeated="2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6.843831" calcext:value-type="float">
            <text:p>6.843831</text:p>
          </table:table-cell>
          <table:table-cell office:value-type="float" office:value="6.6701192667" calcext:value-type="float">
            <text:p>6.6701192667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6.856057" calcext:value-type="float">
            <text:p>6.856057</text:p>
          </table:table-cell>
          <table:table-cell office:value-type="float" office:value="6.6656954" calcext:value-type="float">
            <text:p>6.6656954</text:p>
          </table:table-cell>
          <table:table-cell table:number-columns-repeated="2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6.864398" calcext:value-type="float">
            <text:p>6.864398</text:p>
          </table:table-cell>
          <table:table-cell office:value-type="float" office:value="6.6614509667" calcext:value-type="float">
            <text:p>6.6614509667</text:p>
          </table:table-cell>
          <table:table-cell table:number-columns-repeated="2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6.858965" calcext:value-type="float">
            <text:p>6.858965</text:p>
          </table:table-cell>
          <table:table-cell office:value-type="float" office:value="6.6584505667" calcext:value-type="float">
            <text:p>6.6584505667</text:p>
          </table:table-cell>
          <table:table-cell table:number-columns-repeated="2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837434" calcext:value-type="float">
            <text:p>6.837434</text:p>
          </table:table-cell>
          <table:table-cell office:value-type="float" office:value="6.6578401333" calcext:value-type="float">
            <text:p>6.6578401333</text:p>
          </table:table-cell>
          <table:table-cell table:number-columns-repeated="2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.808703" calcext:value-type="float">
            <text:p>6.808703</text:p>
          </table:table-cell>
          <table:table-cell office:value-type="float" office:value="6.66018945" calcext:value-type="float">
            <text:p>6.66018945</text:p>
          </table:table-cell>
          <table:table-cell table:number-columns-repeated="2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784996" calcext:value-type="float">
            <text:p>6.784996</text:p>
          </table:table-cell>
          <table:table-cell office:value-type="float" office:value="6.6646863167" calcext:value-type="float">
            <text:p>6.6646863167</text:p>
          </table:table-cell>
          <table:table-cell table:number-columns-repeated="2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6.770427" calcext:value-type="float">
            <text:p>6.770427</text:p>
          </table:table-cell>
          <table:table-cell office:value-type="float" office:value="6.6684490833" calcext:value-type="float">
            <text:p>6.6684490833</text:p>
          </table:table-cell>
          <table:table-cell table:number-columns-repeated="2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6.758064" calcext:value-type="float">
            <text:p>6.758064</text:p>
          </table:table-cell>
          <table:table-cell office:value-type="float" office:value="6.6660237" calcext:value-type="float">
            <text:p>6.6660237</text:p>
          </table:table-cell>
          <table:table-cell table:number-columns-repeated="2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6.73747" calcext:value-type="float">
            <text:p>6.73747</text:p>
          </table:table-cell>
          <table:table-cell office:value-type="float" office:value="6.6474579167" calcext:value-type="float">
            <text:p>6.6474579167</text:p>
          </table:table-cell>
          <table:table-cell table:number-columns-repeated="2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6.703993" calcext:value-type="float">
            <text:p>6.703993</text:p>
          </table:table-cell>
          <table:table-cell office:value-type="float" office:value="6.5638229667" calcext:value-type="float">
            <text:p>6.5638229667</text:p>
          </table:table-cell>
          <table:table-cell table:number-columns-repeated="2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.662281" calcext:value-type="float">
            <text:p>6.662281</text:p>
          </table:table-cell>
          <table:table-cell office:value-type="float" office:value="6.97968035" calcext:value-type="float">
            <text:p>6.97968035</text:p>
          </table:table-cell>
          <table:table-cell table:number-columns-repeated="2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6.623302" calcext:value-type="float">
            <text:p>6.623302</text:p>
          </table:table-cell>
          <table:table-cell office:value-type="float" office:value="7.0112893667" calcext:value-type="float">
            <text:p>7.0112893667</text:p>
          </table:table-cell>
          <table:table-cell table:number-columns-repeated="2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6.596741" calcext:value-type="float">
            <text:p>6.596741</text:p>
          </table:table-cell>
          <table:table-cell office:value-type="float" office:value="7.0206024167" calcext:value-type="float">
            <text:p>7.0206024167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6.582292" calcext:value-type="float">
            <text:p>6.582292</text:p>
          </table:table-cell>
          <table:table-cell office:value-type="float" office:value="7.0222873167" calcext:value-type="float">
            <text:p>7.0222873167</text:p>
          </table:table-cell>
          <table:table-cell table:number-columns-repeated="2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6.567599" calcext:value-type="float">
            <text:p>6.567599</text:p>
          </table:table-cell>
          <table:table-cell office:value-type="float" office:value="7.0215519333" calcext:value-type="float">
            <text:p>7.0215519333</text:p>
          </table:table-cell>
          <table:table-cell table:number-columns-repeated="2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6.53816" calcext:value-type="float">
            <text:p>6.53816</text:p>
          </table:table-cell>
          <table:table-cell office:value-type="float" office:value="7.0206239333" calcext:value-type="float">
            <text:p>7.0206239333</text:p>
          </table:table-cell>
          <table:table-cell table:number-columns-repeated="2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6.491828" calcext:value-type="float">
            <text:p>6.491828</text:p>
          </table:table-cell>
          <table:table-cell office:value-type="float" office:value="7.0204870833" calcext:value-type="float">
            <text:p>7.0204870833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.44354" calcext:value-type="float">
            <text:p>6.44354</text:p>
          </table:table-cell>
          <table:table-cell office:value-type="float" office:value="7.02157985" calcext:value-type="float">
            <text:p>7.02157985</text:p>
          </table:table-cell>
          <table:table-cell table:number-columns-repeated="2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6.415312" calcext:value-type="float">
            <text:p>6.415312</text:p>
          </table:table-cell>
          <table:table-cell office:value-type="float" office:value="7.0239502167" calcext:value-type="float">
            <text:p>7.0239502167</text:p>
          </table:table-cell>
          <table:table-cell table:number-columns-repeated="2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6.421033" calcext:value-type="float">
            <text:p>6.421033</text:p>
          </table:table-cell>
          <table:table-cell office:value-type="float" office:value="7.0272611167" calcext:value-type="float">
            <text:p>7.0272611167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.459057" calcext:value-type="float">
            <text:p>6.459057</text:p>
          </table:table-cell>
          <table:table-cell office:value-type="float" office:value="7.0309215333" calcext:value-type="float">
            <text:p>7.0309215333</text:p>
          </table:table-cell>
          <table:table-cell table:number-columns-repeated="2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6.519176" calcext:value-type="float">
            <text:p>6.519176</text:p>
          </table:table-cell>
          <table:table-cell office:value-type="float" office:value="7.0343442667" calcext:value-type="float">
            <text:p>7.0343442667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6.653597" calcext:value-type="float">
            <text:p>6.653597</text:p>
          </table:table-cell>
          <table:table-cell office:value-type="float" office:value="7.0371108833" calcext:value-type="float">
            <text:p>7.0371108833</text:p>
          </table:table-cell>
          <table:table-cell table:number-columns-repeated="2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6.403954" calcext:value-type="float">
            <text:p>6.403954</text:p>
          </table:table-cell>
          <table:table-cell office:value-type="float" office:value="7.03794265" calcext:value-type="float">
            <text:p>7.03794265</text:p>
          </table:table-cell>
          <table:table-cell table:number-columns-repeated="2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6.461066" calcext:value-type="float">
            <text:p>6.461066</text:p>
          </table:table-cell>
          <table:table-cell office:value-type="float" office:value="7.0432046167" calcext:value-type="float">
            <text:p>7.0432046167</text:p>
          </table:table-cell>
          <table:table-cell table:number-columns-repeated="2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.454552" calcext:value-type="float">
            <text:p>6.454552</text:p>
          </table:table-cell>
          <table:table-cell office:value-type="float" office:value="7.0477616833" calcext:value-type="float">
            <text:p>7.0477616833</text:p>
          </table:table-cell>
          <table:table-cell table:number-columns-repeated="2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6.447916" calcext:value-type="float">
            <text:p>6.447916</text:p>
          </table:table-cell>
          <table:table-cell office:value-type="float" office:value="7.0526968333" calcext:value-type="float">
            <text:p>7.0526968333</text:p>
          </table:table-cell>
          <table:table-cell table:number-columns-repeated="2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6.45428" calcext:value-type="float">
            <text:p>6.45428</text:p>
          </table:table-cell>
          <table:table-cell office:value-type="float" office:value="7.0580907833" calcext:value-type="float">
            <text:p>7.0580907833</text:p>
          </table:table-cell>
          <table:table-cell table:number-columns-repeated="2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6.470769" calcext:value-type="float">
            <text:p>6.470769</text:p>
          </table:table-cell>
          <table:table-cell office:value-type="float" office:value="7.0638183333" calcext:value-type="float">
            <text:p>7.0638183333</text:p>
          </table:table-cell>
          <table:table-cell table:number-columns-repeated="2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6.490637" calcext:value-type="float">
            <text:p>6.490637</text:p>
          </table:table-cell>
          <table:table-cell office:value-type="float" office:value="7.0697431833" calcext:value-type="float">
            <text:p>7.0697431833</text:p>
          </table:table-cell>
          <table:table-cell table:number-columns-repeated="2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6.513186" calcext:value-type="float">
            <text:p>6.513186</text:p>
          </table:table-cell>
          <table:table-cell office:value-type="float" office:value="7.07573255" calcext:value-type="float">
            <text:p>7.07573255</text:p>
          </table:table-cell>
          <table:table-cell table:number-columns-repeated="2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6.542942" calcext:value-type="float">
            <text:p>6.542942</text:p>
          </table:table-cell>
          <table:table-cell office:value-type="float" office:value="7.0815558833" calcext:value-type="float">
            <text:p>7.0815558833</text:p>
          </table:table-cell>
          <table:table-cell table:number-columns-repeated="2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6.581323" calcext:value-type="float">
            <text:p>6.581323</text:p>
          </table:table-cell>
          <table:table-cell office:value-type="float" office:value="7.08685475" calcext:value-type="float">
            <text:p>7.08685475</text:p>
          </table:table-cell>
          <table:table-cell table:number-columns-repeated="2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6.622778" calcext:value-type="float">
            <text:p>6.622778</text:p>
          </table:table-cell>
          <table:table-cell office:value-type="float" office:value="7.0912972333" calcext:value-type="float">
            <text:p>7.0912972333</text:p>
          </table:table-cell>
          <table:table-cell table:number-columns-repeated="2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6.65991" calcext:value-type="float">
            <text:p>6.65991</text:p>
          </table:table-cell>
          <table:table-cell office:value-type="float" office:value="7.0947857667" calcext:value-type="float">
            <text:p>7.0947857667</text:p>
          </table:table-cell>
          <table:table-cell table:number-columns-repeated="2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6.689758" calcext:value-type="float">
            <text:p>6.689758</text:p>
          </table:table-cell>
          <table:table-cell office:value-type="float" office:value="7.0974910667" calcext:value-type="float">
            <text:p>7.0974910667</text:p>
          </table:table-cell>
          <table:table-cell table:number-columns-repeated="2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6.71383" calcext:value-type="float">
            <text:p>6.71383</text:p>
          </table:table-cell>
          <table:table-cell office:value-type="float" office:value="7.09967495" calcext:value-type="float">
            <text:p>7.09967495</text:p>
          </table:table-cell>
          <table:table-cell table:number-columns-repeated="2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6.734144" calcext:value-type="float">
            <text:p>6.734144</text:p>
          </table:table-cell>
          <table:table-cell office:value-type="float" office:value="7.1014828833" calcext:value-type="float">
            <text:p>7.1014828833</text:p>
          </table:table-cell>
          <table:table-cell table:number-columns-repeated="2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6.751194" calcext:value-type="float">
            <text:p>6.751194</text:p>
          </table:table-cell>
          <table:table-cell office:value-type="float" office:value="7.10288055" calcext:value-type="float">
            <text:p>7.10288055</text:p>
          </table:table-cell>
          <table:table-cell table:number-columns-repeated="2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6.76493" calcext:value-type="float">
            <text:p>6.76493</text:p>
          </table:table-cell>
          <table:table-cell office:value-type="float" office:value="7.1037420833" calcext:value-type="float">
            <text:p>7.1037420833</text:p>
          </table:table-cell>
          <table:table-cell table:number-columns-repeated="2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.776057" calcext:value-type="float">
            <text:p>6.776057</text:p>
          </table:table-cell>
          <table:table-cell office:value-type="float" office:value="7.1039787833" calcext:value-type="float">
            <text:p>7.1039787833</text:p>
          </table:table-cell>
          <table:table-cell table:number-columns-repeated="2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6.786239" calcext:value-type="float">
            <text:p>6.786239</text:p>
          </table:table-cell>
          <table:table-cell office:value-type="float" office:value="7.1036013833" calcext:value-type="float">
            <text:p>7.1036013833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6.797489" calcext:value-type="float">
            <text:p>6.797489</text:p>
          </table:table-cell>
          <table:table-cell office:value-type="float" office:value="7.1026805167" calcext:value-type="float">
            <text:p>7.1026805167</text:p>
          </table:table-cell>
          <table:table-cell table:number-columns-repeated="2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811014" calcext:value-type="float">
            <text:p>6.811014</text:p>
          </table:table-cell>
          <table:table-cell office:value-type="float" office:value="7.1012481333" calcext:value-type="float">
            <text:p>7.1012481333</text:p>
          </table:table-cell>
          <table:table-cell table:number-columns-repeated="2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6.826012" calcext:value-type="float">
            <text:p>6.826012</text:p>
          </table:table-cell>
          <table:table-cell office:value-type="float" office:value="7.0992212833" calcext:value-type="float">
            <text:p>7.0992212833</text:p>
          </table:table-cell>
          <table:table-cell table:number-columns-repeated="2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.839474" calcext:value-type="float">
            <text:p>6.839474</text:p>
          </table:table-cell>
          <table:table-cell office:value-type="float" office:value="7.0964096667" calcext:value-type="float">
            <text:p>7.0964096667</text:p>
          </table:table-cell>
          <table:table-cell table:number-columns-repeated="2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6.847424" calcext:value-type="float">
            <text:p>6.847424</text:p>
          </table:table-cell>
          <table:table-cell office:value-type="float" office:value="7.0926175667" calcext:value-type="float">
            <text:p>7.0926175667</text:p>
          </table:table-cell>
          <table:table-cell table:number-columns-repeated="2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6.847065" calcext:value-type="float">
            <text:p>6.847065</text:p>
          </table:table-cell>
          <table:table-cell office:value-type="float" office:value="7.08780555" calcext:value-type="float">
            <text:p>7.08780555</text:p>
          </table:table-cell>
          <table:table-cell table:number-columns-repeated="2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6.838524" calcext:value-type="float">
            <text:p>6.838524</text:p>
          </table:table-cell>
          <table:table-cell office:value-type="float" office:value="7.0822321" calcext:value-type="float">
            <text:p>7.0822321</text:p>
          </table:table-cell>
          <table:table-cell table:number-columns-repeated="2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.824596" calcext:value-type="float">
            <text:p>6.824596</text:p>
          </table:table-cell>
          <table:table-cell office:value-type="float" office:value="7.0764625833" calcext:value-type="float">
            <text:p>7.0764625833</text:p>
          </table:table-cell>
          <table:table-cell table:number-columns-repeated="2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6.80831" calcext:value-type="float">
            <text:p>6.80831</text:p>
          </table:table-cell>
          <table:table-cell office:value-type="float" office:value="7.0711798667" calcext:value-type="float">
            <text:p>7.0711798667</text:p>
          </table:table-cell>
          <table:table-cell table:number-columns-repeated="2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6.790761" calcext:value-type="float">
            <text:p>6.790761</text:p>
          </table:table-cell>
          <table:table-cell office:value-type="float" office:value="7.0668727833" calcext:value-type="float">
            <text:p>7.0668727833</text:p>
          </table:table-cell>
          <table:table-cell table:number-columns-repeated="2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6.771543" calcext:value-type="float">
            <text:p>6.771543</text:p>
          </table:table-cell>
          <table:table-cell office:value-type="float" office:value="7.0635822167" calcext:value-type="float">
            <text:p>7.0635822167</text:p>
          </table:table-cell>
          <table:table-cell table:number-columns-repeated="2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6.750527" calcext:value-type="float">
            <text:p>6.750527</text:p>
          </table:table-cell>
          <table:table-cell office:value-type="float" office:value="7.0608214167" calcext:value-type="float">
            <text:p>7.0608214167</text:p>
          </table:table-cell>
          <table:table-cell table:number-columns-repeated="2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6.727989" calcext:value-type="float">
            <text:p>6.727989</text:p>
          </table:table-cell>
          <table:table-cell office:value-type="float" office:value="7.0576319667" calcext:value-type="float">
            <text:p>7.0576319667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6.70291" calcext:value-type="float">
            <text:p>6.70291</text:p>
          </table:table-cell>
          <table:table-cell office:value-type="float" office:value="7.0524865" calcext:value-type="float">
            <text:p>7.0524865</text:p>
          </table:table-cell>
          <table:table-cell table:number-columns-repeated="2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6.672469" calcext:value-type="float">
            <text:p>6.672469</text:p>
          </table:table-cell>
          <table:table-cell office:value-type="float" office:value="7.0389867333" calcext:value-type="float">
            <text:p>7.0389867333</text:p>
          </table:table-cell>
          <table:table-cell table:number-columns-repeated="2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6.635351" calcext:value-type="float">
            <text:p>6.635351</text:p>
          </table:table-cell>
          <table:table-cell office:value-type="float" office:value="7.0423298" calcext:value-type="float">
            <text:p>7.0423298</text:p>
          </table:table-cell>
          <table:table-cell table:number-columns-repeated="2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6.597977" calcext:value-type="float">
            <text:p>6.597977</text:p>
          </table:table-cell>
          <table:table-cell office:value-type="float" office:value="7.0400716333" calcext:value-type="float">
            <text:p>7.0400716333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6.578399" calcext:value-type="float">
            <text:p>6.578399</text:p>
          </table:table-cell>
          <table:table-cell office:value-type="float" office:value="7.0369584" calcext:value-type="float">
            <text:p>7.0369584</text:p>
          </table:table-cell>
          <table:table-cell table:number-columns-repeated="2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6.601391" calcext:value-type="float">
            <text:p>6.601391</text:p>
          </table:table-cell>
          <table:table-cell office:value-type="float" office:value="7.0341704333" calcext:value-type="float">
            <text:p>7.0341704333</text:p>
          </table:table-cell>
          <table:table-cell table:number-columns-repeated="2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6.684374" calcext:value-type="float">
            <text:p>6.684374</text:p>
          </table:table-cell>
          <table:table-cell office:value-type="float" office:value="7.0317330333" calcext:value-type="float">
            <text:p>7.0317330333</text:p>
          </table:table-cell>
          <table:table-cell table:number-columns-repeated="2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6.822339" calcext:value-type="float">
            <text:p>6.822339</text:p>
          </table:table-cell>
          <table:table-cell office:value-type="float" office:value="7.0287924167" calcext:value-type="float">
            <text:p>7.0287924167</text:p>
          </table:table-cell>
          <table:table-cell table:number-columns-repeated="2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6.978393" calcext:value-type="float">
            <text:p>6.978393</text:p>
          </table:table-cell>
          <table:table-cell office:value-type="float" office:value="7.0241799667" calcext:value-type="float">
            <text:p>7.0241799667</text:p>
          </table:table-cell>
          <table:table-cell table:number-columns-repeated="2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078515" calcext:value-type="float">
            <text:p>7.078515</text:p>
          </table:table-cell>
          <table:table-cell office:value-type="float" office:value="7.0172507333" calcext:value-type="float">
            <text:p>7.0172507333</text:p>
          </table:table-cell>
          <table:table-cell table:number-columns-repeated="2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010762" calcext:value-type="float">
            <text:p>7.010762</text:p>
          </table:table-cell>
          <table:table-cell office:value-type="float" office:value="7.0087787333" calcext:value-type="float">
            <text:p>7.0087787333</text:p>
          </table:table-cell>
          <table:table-cell table:number-columns-repeated="2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6.624904" calcext:value-type="float">
            <text:p>6.624904</text:p>
          </table:table-cell>
          <table:table-cell office:value-type="float" office:value="7.0016713333" calcext:value-type="float">
            <text:p>7.0016713333</text:p>
          </table:table-cell>
          <table:table-cell table:number-columns-repeated="2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.644117" calcext:value-type="float">
            <text:p>5.644117</text:p>
          </table:table-cell>
          <table:table-cell office:value-type="float" office:value="7.00145895" calcext:value-type="float">
            <text:p>7.00145895</text:p>
          </table:table-cell>
          <table:table-cell table:number-columns-repeated="2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.719373" calcext:value-type="float">
            <text:p>1.719373</text:p>
          </table:table-cell>
          <table:table-cell office:value-type="float" office:value="7.0181807833" calcext:value-type="float">
            <text:p>7.0181807833</text:p>
          </table:table-cell>
          <table:table-cell table:number-columns-repeated="2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31.655436" calcext:value-type="float">
            <text:p>31.655436</text:p>
          </table:table-cell>
          <table:table-cell office:value-type="float" office:value="7.1008343" calcext:value-type="float">
            <text:p>7.1008343</text:p>
          </table:table-cell>
          <table:table-cell table:number-columns-repeated="2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.558822" calcext:value-type="float">
            <text:p>8.558822</text:p>
          </table:table-cell>
          <table:table-cell office:value-type="float" office:value="6.6849157333" calcext:value-type="float">
            <text:p>6.6849157333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182085" calcext:value-type="float">
            <text:p>7.182085</text:p>
          </table:table-cell>
          <table:table-cell office:value-type="float" office:value="6.6542153833" calcext:value-type="float">
            <text:p>6.6542153833</text:p>
          </table:table-cell>
          <table:table-cell table:number-columns-repeated="2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.697835" calcext:value-type="float">
            <text:p>6.697835</text:p>
          </table:table-cell>
          <table:table-cell office:value-type="float" office:value="6.6467754167" calcext:value-type="float">
            <text:p>6.6467754167</text:p>
          </table:table-cell>
          <table:table-cell table:number-columns-repeated="2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.538169" calcext:value-type="float">
            <text:p>6.538169</text:p>
          </table:table-cell>
          <table:table-cell office:value-type="float" office:value="6.6478234" calcext:value-type="float">
            <text:p>6.6478234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.511919" calcext:value-type="float">
            <text:p>6.511919</text:p>
          </table:table-cell>
          <table:table-cell office:value-type="float" office:value="6.6520093833" calcext:value-type="float">
            <text:p>6.6520093833</text:p>
          </table:table-cell>
          <table:table-cell table:number-columns-repeated="2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.529949" calcext:value-type="float">
            <text:p>6.529949</text:p>
          </table:table-cell>
          <table:table-cell office:value-type="float" office:value="6.6570684" calcext:value-type="float">
            <text:p>6.6570684</text:p>
          </table:table-cell>
          <table:table-cell table:number-columns-repeated="2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6.557394" calcext:value-type="float">
            <text:p>6.557394</text:p>
          </table:table-cell>
          <table:table-cell office:value-type="float" office:value="6.6621298" calcext:value-type="float">
            <text:p>6.6621298</text:p>
          </table:table-cell>
          <table:table-cell table:number-columns-repeated="2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.585762" calcext:value-type="float">
            <text:p>6.585762</text:p>
          </table:table-cell>
          <table:table-cell office:value-type="float" office:value="6.6668656167" calcext:value-type="float">
            <text:p>6.6668656167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.613966" calcext:value-type="float">
            <text:p>6.613966</text:p>
          </table:table-cell>
          <table:table-cell office:value-type="float" office:value="6.6711145333" calcext:value-type="float">
            <text:p>6.6711145333</text:p>
          </table:table-cell>
          <table:table-cell table:number-columns-repeated="2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6.640658" calcext:value-type="float">
            <text:p>6.640658</text:p>
          </table:table-cell>
          <table:table-cell office:value-type="float" office:value="6.6748041333" calcext:value-type="float">
            <text:p>6.6748041333</text:p>
          </table:table-cell>
          <table:table-cell table:number-columns-repeated="2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.664421" calcext:value-type="float">
            <text:p>6.664421</text:p>
          </table:table-cell>
          <table:table-cell office:value-type="float" office:value="6.6779535167" calcext:value-type="float">
            <text:p>6.6779535167</text:p>
          </table:table-cell>
          <table:table-cell table:number-columns-repeated="2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6.685173" calcext:value-type="float">
            <text:p>6.685173</text:p>
          </table:table-cell>
          <table:table-cell office:value-type="float" office:value="6.6806201333" calcext:value-type="float">
            <text:p>6.6806201333</text:p>
          </table:table-cell>
          <table:table-cell table:number-columns-repeated="2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6.703503" calcext:value-type="float">
            <text:p>6.703503</text:p>
          </table:table-cell>
          <table:table-cell office:value-type="float" office:value="6.6828183667" calcext:value-type="float">
            <text:p>6.6828183667</text:p>
          </table:table-cell>
          <table:table-cell table:number-columns-repeated="2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6.719672" calcext:value-type="float">
            <text:p>6.719672</text:p>
          </table:table-cell>
          <table:table-cell office:value-type="float" office:value="6.6845068" calcext:value-type="float">
            <text:p>6.6845068</text:p>
          </table:table-cell>
          <table:table-cell table:number-columns-repeated="2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6.73449" calcext:value-type="float">
            <text:p>6.73449</text:p>
          </table:table-cell>
          <table:table-cell office:value-type="float" office:value="6.6856555167" calcext:value-type="float">
            <text:p>6.6856555167</text:p>
          </table:table-cell>
          <table:table-cell table:number-columns-repeated="2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6.750661" calcext:value-type="float">
            <text:p>6.750661</text:p>
          </table:table-cell>
          <table:table-cell office:value-type="float" office:value="6.68630105" calcext:value-type="float">
            <text:p>6.68630105</text:p>
          </table:table-cell>
          <table:table-cell table:number-columns-repeated="2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6.771553" calcext:value-type="float">
            <text:p>6.771553</text:p>
          </table:table-cell>
          <table:table-cell office:value-type="float" office:value="6.6865096167" calcext:value-type="float">
            <text:p>6.6865096167</text:p>
          </table:table-cell>
          <table:table-cell table:number-columns-repeated="2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6.797933" calcext:value-type="float">
            <text:p>6.797933</text:p>
          </table:table-cell>
          <table:table-cell office:value-type="float" office:value="6.6862729667" calcext:value-type="float">
            <text:p>6.6862729667</text:p>
          </table:table-cell>
          <table:table-cell table:number-columns-repeated="2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6.82626" calcext:value-type="float">
            <text:p>6.82626</text:p>
          </table:table-cell>
          <table:table-cell office:value-type="float" office:value="6.6854344" calcext:value-type="float">
            <text:p>6.6854344</text:p>
          </table:table-cell>
          <table:table-cell table:number-columns-repeated="2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6.849999" calcext:value-type="float">
            <text:p>6.849999</text:p>
          </table:table-cell>
          <table:table-cell office:value-type="float" office:value="6.6837283667" calcext:value-type="float">
            <text:p>6.6837283667</text:p>
          </table:table-cell>
          <table:table-cell table:number-columns-repeated="2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6.862586" calcext:value-type="float">
            <text:p>6.862586</text:p>
          </table:table-cell>
          <table:table-cell office:value-type="float" office:value="6.6809486667" calcext:value-type="float">
            <text:p>6.6809486667</text:p>
          </table:table-cell>
          <table:table-cell table:number-columns-repeated="2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.860874" calcext:value-type="float">
            <text:p>6.860874</text:p>
          </table:table-cell>
          <table:table-cell office:value-type="float" office:value="6.6771692167" calcext:value-type="float">
            <text:p>6.6771692167</text:p>
          </table:table-cell>
          <table:table-cell table:number-columns-repeated="2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6.847872" calcext:value-type="float">
            <text:p>6.847872</text:p>
          </table:table-cell>
          <table:table-cell office:value-type="float" office:value="6.6728483833" calcext:value-type="float">
            <text:p>6.6728483833</text:p>
          </table:table-cell>
          <table:table-cell table:number-columns-repeated="2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6.83209" calcext:value-type="float">
            <text:p>6.83209</text:p>
          </table:table-cell>
          <table:table-cell office:value-type="float" office:value="6.6686422333" calcext:value-type="float">
            <text:p>6.6686422333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.822228" calcext:value-type="float">
            <text:p>6.822228</text:p>
          </table:table-cell>
          <table:table-cell office:value-type="float" office:value="6.6649484167" calcext:value-type="float">
            <text:p>6.6649484167</text:p>
          </table:table-cell>
          <table:table-cell table:number-columns-repeated="2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6.820791" calcext:value-type="float">
            <text:p>6.820791</text:p>
          </table:table-cell>
          <table:table-cell office:value-type="float" office:value="6.6615038167" calcext:value-type="float">
            <text:p>6.6615038167</text:p>
          </table:table-cell>
          <table:table-cell table:number-columns-repeated="2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6.822306" calcext:value-type="float">
            <text:p>6.822306</text:p>
          </table:table-cell>
          <table:table-cell office:value-type="float" office:value="6.6574287333" calcext:value-type="float">
            <text:p>6.6574287333</text:p>
          </table:table-cell>
          <table:table-cell table:number-columns-repeated="2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6.818004" calcext:value-type="float">
            <text:p>6.818004</text:p>
          </table:table-cell>
          <table:table-cell office:value-type="float" office:value="6.6517886167" calcext:value-type="float">
            <text:p>6.6517886167</text:p>
          </table:table-cell>
          <table:table-cell table:number-columns-repeated="2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6.802886" calcext:value-type="float">
            <text:p>6.802886</text:p>
          </table:table-cell>
          <table:table-cell office:value-type="float" office:value="6.64429405" calcext:value-type="float">
            <text:p>6.64429405</text:p>
          </table:table-cell>
          <table:table-cell table:number-columns-repeated="2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6.779132" calcext:value-type="float">
            <text:p>6.779132</text:p>
          </table:table-cell>
          <table:table-cell office:value-type="float" office:value="6.6355639333" calcext:value-type="float">
            <text:p>6.6355639333</text:p>
          </table:table-cell>
          <table:table-cell table:number-columns-repeated="2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6.753413" calcext:value-type="float">
            <text:p>6.753413</text:p>
          </table:table-cell>
          <table:table-cell office:value-type="float" office:value="6.6266497167" calcext:value-type="float">
            <text:p>6.6266497167</text:p>
          </table:table-cell>
          <table:table-cell table:number-columns-repeated="2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730987" calcext:value-type="float">
            <text:p>6.730987</text:p>
          </table:table-cell>
          <table:table-cell office:value-type="float" office:value="6.6181163667" calcext:value-type="float">
            <text:p>6.6181163667</text:p>
          </table:table-cell>
          <table:table-cell table:number-columns-repeated="2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6.711546" calcext:value-type="float">
            <text:p>6.711546</text:p>
          </table:table-cell>
          <table:table-cell office:value-type="float" office:value="6.6089515" calcext:value-type="float">
            <text:p>6.6089515</text:p>
          </table:table-cell>
          <table:table-cell table:number-columns-repeated="2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6.689403" calcext:value-type="float">
            <text:p>6.689403</text:p>
          </table:table-cell>
          <table:table-cell office:value-type="float" office:value="6.60011065" calcext:value-type="float">
            <text:p>6.60011065</text:p>
          </table:table-cell>
          <table:table-cell table:number-columns-repeated="2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6.657315" calcext:value-type="float">
            <text:p>6.657315</text:p>
          </table:table-cell>
          <table:table-cell office:value-type="float" office:value="6.59882735" calcext:value-type="float">
            <text:p>6.59882735</text:p>
          </table:table-cell>
          <table:table-cell table:number-columns-repeated="2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6.611948" calcext:value-type="float">
            <text:p>6.611948</text:p>
          </table:table-cell>
          <table:table-cell office:value-type="float" office:value="6.5960494833" calcext:value-type="float">
            <text:p>6.5960494833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6.558703" calcext:value-type="float">
            <text:p>6.558703</text:p>
          </table:table-cell>
          <table:table-cell office:value-type="float" office:value="6.5935476667" calcext:value-type="float">
            <text:p>6.5935476667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6.512658" calcext:value-type="float">
            <text:p>6.512658</text:p>
          </table:table-cell>
          <table:table-cell office:value-type="float" office:value="6.5920546" calcext:value-type="float">
            <text:p>6.5920546</text:p>
          </table:table-cell>
          <table:table-cell table:number-columns-repeated="2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.492353" calcext:value-type="float">
            <text:p>6.492353</text:p>
          </table:table-cell>
          <table:table-cell office:value-type="float" office:value="6.5917014667" calcext:value-type="float">
            <text:p>6.5917014667</text:p>
          </table:table-cell>
          <table:table-cell table:number-columns-repeated="2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.507633" calcext:value-type="float">
            <text:p>6.507633</text:p>
          </table:table-cell>
          <table:table-cell office:value-type="float" office:value="6.5921436333" calcext:value-type="float">
            <text:p>6.5921436333</text:p>
          </table:table-cell>
          <table:table-cell table:number-columns-repeated="2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.549885" calcext:value-type="float">
            <text:p>6.549885</text:p>
          </table:table-cell>
          <table:table-cell office:value-type="float" office:value="6.5928344" calcext:value-type="float">
            <text:p>6.5928344</text:p>
          </table:table-cell>
          <table:table-cell table:number-columns-repeated="2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6.593327" calcext:value-type="float">
            <text:p>6.593327</text:p>
          </table:table-cell>
          <table:table-cell office:value-type="float" office:value="6.5933143167" calcext:value-type="float">
            <text:p>6.5933143167</text:p>
          </table:table-cell>
          <table:table-cell table:number-columns-repeated="2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.605895" calcext:value-type="float">
            <text:p>6.605895</text:p>
          </table:table-cell>
          <table:table-cell office:value-type="float" office:value="6.5934403667" calcext:value-type="float">
            <text:p>6.5934403667</text:p>
          </table:table-cell>
          <table:table-cell table:number-columns-repeated="2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6.55916" calcext:value-type="float">
            <text:p>6.55916</text:p>
          </table:table-cell>
          <table:table-cell office:value-type="float" office:value="6.5935612333" calcext:value-type="float">
            <text:p>6.5935612333</text:p>
          </table:table-cell>
          <table:table-cell table:number-columns-repeated="2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6.419261" calcext:value-type="float">
            <text:p>6.419261</text:p>
          </table:table-cell>
          <table:table-cell office:value-type="float" office:value="6.5946232667" calcext:value-type="float">
            <text:p>6.5946232667</text:p>
          </table:table-cell>
          <table:table-cell table:number-columns-repeated="2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.892924" calcext:value-type="float">
            <text:p>5.892924</text:p>
          </table:table-cell>
          <table:table-cell office:value-type="float" office:value="6.59833385" calcext:value-type="float">
            <text:p>6.59833385</text:p>
          </table:table-cell>
          <table:table-cell table:number-columns-repeated="2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6.873053" calcext:value-type="float">
            <text:p>6.873053</text:p>
          </table:table-cell>
          <table:table-cell office:value-type="float" office:value="6.6113647333" calcext:value-type="float">
            <text:p>6.6113647333</text:p>
          </table:table-cell>
          <table:table-cell table:number-columns-repeated="2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6.499861" calcext:value-type="float">
            <text:p>6.499861</text:p>
          </table:table-cell>
          <table:table-cell office:value-type="float" office:value="6.6087201833" calcext:value-type="float">
            <text:p>6.6087201833</text:p>
          </table:table-cell>
          <table:table-cell table:number-columns-repeated="2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411183" calcext:value-type="float">
            <text:p>6.411183</text:p>
          </table:table-cell>
          <table:table-cell office:value-type="float" office:value="6.61287395" calcext:value-type="float">
            <text:p>6.61287395</text:p>
          </table:table-cell>
          <table:table-cell table:number-columns-repeated="2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6.411121" calcext:value-type="float">
            <text:p>6.411121</text:p>
          </table:table-cell>
          <table:table-cell office:value-type="float" office:value="6.6189119667" calcext:value-type="float">
            <text:p>6.6189119667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.455147" calcext:value-type="float">
            <text:p>6.455147</text:p>
          </table:table-cell>
          <table:table-cell office:value-type="float" office:value="6.6252479" calcext:value-type="float">
            <text:p>6.6252479</text:p>
          </table:table-cell>
          <table:table-cell table:number-columns-repeated="2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6.507937" calcext:value-type="float">
            <text:p>6.507937</text:p>
          </table:table-cell>
          <table:table-cell office:value-type="float" office:value="6.6311472833" calcext:value-type="float">
            <text:p>6.6311472833</text:p>
          </table:table-cell>
          <table:table-cell table:number-columns-repeated="2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6.545592" calcext:value-type="float">
            <text:p>6.545592</text:p>
          </table:table-cell>
          <table:table-cell office:value-type="float" office:value="6.6364939167" calcext:value-type="float">
            <text:p>6.6364939167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6.562639" calcext:value-type="float">
            <text:p>6.562639</text:p>
          </table:table-cell>
          <table:table-cell office:value-type="float" office:value="6.6415051167" calcext:value-type="float">
            <text:p>6.6415051167</text:p>
          </table:table-cell>
          <table:table-cell table:number-columns-repeated="2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6.570195" calcext:value-type="float">
            <text:p>6.570195</text:p>
          </table:table-cell>
          <table:table-cell office:value-type="float" office:value="6.6464137667" calcext:value-type="float">
            <text:p>6.6464137667</text:p>
          </table:table-cell>
          <table:table-cell table:number-columns-repeated="2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6.584318" calcext:value-type="float">
            <text:p>6.584318</text:p>
          </table:table-cell>
          <table:table-cell office:value-type="float" office:value="6.65125" calcext:value-type="float">
            <text:p>6.65125</text:p>
          </table:table-cell>
          <table:table-cell table:number-columns-repeated="2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6.612161" calcext:value-type="float">
            <text:p>6.612161</text:p>
          </table:table-cell>
          <table:table-cell office:value-type="float" office:value="6.6558123" calcext:value-type="float">
            <text:p>6.6558123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647427" calcext:value-type="float">
            <text:p>6.647427</text:p>
          </table:table-cell>
          <table:table-cell office:value-type="float" office:value="6.65982645" calcext:value-type="float">
            <text:p>6.65982645</text:p>
          </table:table-cell>
          <table:table-cell table:number-columns-repeated="2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6.678584" calcext:value-type="float">
            <text:p>6.678584</text:p>
          </table:table-cell>
          <table:table-cell office:value-type="float" office:value="6.6631511" calcext:value-type="float">
            <text:p>6.6631511</text:p>
          </table:table-cell>
          <table:table-cell table:number-columns-repeated="2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6.700322" calcext:value-type="float">
            <text:p>6.700322</text:p>
          </table:table-cell>
          <table:table-cell office:value-type="float" office:value="6.6658380667" calcext:value-type="float">
            <text:p>6.6658380667</text:p>
          </table:table-cell>
          <table:table-cell table:number-columns-repeated="2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6.716801" calcext:value-type="float">
            <text:p>6.716801</text:p>
          </table:table-cell>
          <table:table-cell office:value-type="float" office:value="6.6680037" calcext:value-type="float">
            <text:p>6.6680037</text:p>
          </table:table-cell>
          <table:table-cell table:number-columns-repeated="2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6.735687" calcext:value-type="float">
            <text:p>6.735687</text:p>
          </table:table-cell>
          <table:table-cell office:value-type="float" office:value="6.6696646667" calcext:value-type="float">
            <text:p>6.6696646667</text:p>
          </table:table-cell>
          <table:table-cell table:number-columns-repeated="2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.760714" calcext:value-type="float">
            <text:p>6.760714</text:p>
          </table:table-cell>
          <table:table-cell office:value-type="float" office:value="6.6707028333" calcext:value-type="float">
            <text:p>6.6707028333</text:p>
          </table:table-cell>
          <table:table-cell table:number-columns-repeated="2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6.789328" calcext:value-type="float">
            <text:p>6.789328</text:p>
          </table:table-cell>
          <table:table-cell office:value-type="float" office:value="6.6709578833" calcext:value-type="float">
            <text:p>6.6709578833</text:p>
          </table:table-cell>
          <table:table-cell table:number-columns-repeated="2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81546" calcext:value-type="float">
            <text:p>6.81546</text:p>
          </table:table-cell>
          <table:table-cell office:value-type="float" office:value="6.6703233333" calcext:value-type="float">
            <text:p>6.6703233333</text:p>
          </table:table-cell>
          <table:table-cell table:number-columns-repeated="2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6.833633" calcext:value-type="float">
            <text:p>6.833633</text:p>
          </table:table-cell>
          <table:table-cell office:value-type="float" office:value="6.6687727167" calcext:value-type="float">
            <text:p>6.6687727167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.841543" calcext:value-type="float">
            <text:p>6.841543</text:p>
          </table:table-cell>
          <table:table-cell office:value-type="float" office:value="6.6663552" calcext:value-type="float">
            <text:p>6.6663552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6.840697" calcext:value-type="float">
            <text:p>6.840697</text:p>
          </table:table-cell>
          <table:table-cell office:value-type="float" office:value="6.6632100167" calcext:value-type="float">
            <text:p>6.6632100167</text:p>
          </table:table-cell>
          <table:table-cell table:number-columns-repeated="2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6.835342" calcext:value-type="float">
            <text:p>6.835342</text:p>
          </table:table-cell>
          <table:table-cell office:value-type="float" office:value="6.65956625" calcext:value-type="float">
            <text:p>6.65956625</text:p>
          </table:table-cell>
          <table:table-cell table:number-columns-repeated="2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6.829621" calcext:value-type="float">
            <text:p>6.829621</text:p>
          </table:table-cell>
          <table:table-cell office:value-type="float" office:value="6.6556708667" calcext:value-type="float">
            <text:p>6.6556708667</text:p>
          </table:table-cell>
          <table:table-cell table:number-columns-repeated="2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6.824418" calcext:value-type="float">
            <text:p>6.824418</text:p>
          </table:table-cell>
          <table:table-cell office:value-type="float" office:value="6.6516823333" calcext:value-type="float">
            <text:p>6.6516823333</text:p>
          </table:table-cell>
          <table:table-cell table:number-columns-repeated="2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6.817067" calcext:value-type="float">
            <text:p>6.817067</text:p>
          </table:table-cell>
          <table:table-cell office:value-type="float" office:value="6.6476402" calcext:value-type="float">
            <text:p>6.6476402</text:p>
          </table:table-cell>
          <table:table-cell table:number-columns-repeated="2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6.804809" calcext:value-type="float">
            <text:p>6.804809</text:p>
          </table:table-cell>
          <table:table-cell office:value-type="float" office:value="6.64353655" calcext:value-type="float">
            <text:p>6.64353655</text:p>
          </table:table-cell>
          <table:table-cell table:number-columns-repeated="2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788595" calcext:value-type="float">
            <text:p>6.788595</text:p>
          </table:table-cell>
          <table:table-cell office:value-type="float" office:value="6.63937185" calcext:value-type="float">
            <text:p>6.63937185</text:p>
          </table:table-cell>
          <table:table-cell table:number-columns-repeated="2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.773222" calcext:value-type="float">
            <text:p>6.773222</text:p>
          </table:table-cell>
          <table:table-cell office:value-type="float" office:value="6.6350828833" calcext:value-type="float">
            <text:p>6.6350828833</text:p>
          </table:table-cell>
          <table:table-cell table:number-columns-repeated="2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.763175" calcext:value-type="float">
            <text:p>6.763175</text:p>
          </table:table-cell>
          <table:table-cell office:value-type="float" office:value="6.6304153" calcext:value-type="float">
            <text:p>6.6304153</text:p>
          </table:table-cell>
          <table:table-cell table:number-columns-repeated="2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.757354" calcext:value-type="float">
            <text:p>6.757354</text:p>
          </table:table-cell>
          <table:table-cell office:value-type="float" office:value="6.6249775833" calcext:value-type="float">
            <text:p>6.6249775833</text:p>
          </table:table-cell>
          <table:table-cell table:number-columns-repeated="2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.747619" calcext:value-type="float">
            <text:p>6.747619</text:p>
          </table:table-cell>
          <table:table-cell office:value-type="float" office:value="6.6186162167" calcext:value-type="float">
            <text:p>6.6186162167</text:p>
          </table:table-cell>
          <table:table-cell table:number-columns-repeated="2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.723898" calcext:value-type="float">
            <text:p>6.723898</text:p>
          </table:table-cell>
          <table:table-cell office:value-type="float" office:value="6.61191915" calcext:value-type="float">
            <text:p>6.61191915</text:p>
          </table:table-cell>
          <table:table-cell table:number-columns-repeated="2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.683217" calcext:value-type="float">
            <text:p>6.683217</text:p>
          </table:table-cell>
          <table:table-cell office:value-type="float" office:value="6.6069090167" calcext:value-type="float">
            <text:p>6.6069090167</text:p>
          </table:table-cell>
          <table:table-cell table:number-columns-repeated="2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.635819" calcext:value-type="float">
            <text:p>6.635819</text:p>
          </table:table-cell>
          <table:table-cell office:value-type="float" office:value="6.5993539333" calcext:value-type="float">
            <text:p>6.5993539333</text:p>
          </table:table-cell>
          <table:table-cell table:number-columns-repeated="2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.601624" calcext:value-type="float">
            <text:p>6.601624</text:p>
          </table:table-cell>
          <table:table-cell office:value-type="float" office:value="6.5956524833" calcext:value-type="float">
            <text:p>6.5956524833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.595503" calcext:value-type="float">
            <text:p>6.595503</text:p>
          </table:table-cell>
          <table:table-cell office:value-type="float" office:value="6.5938488333" calcext:value-type="float">
            <text:p>6.5938488333</text:p>
          </table:table-cell>
          <table:table-cell table:number-columns-repeated="2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10461" calcext:value-type="float">
            <text:p>6.610461</text:p>
          </table:table-cell>
          <table:table-cell office:value-type="float" office:value="6.5925733833" calcext:value-type="float">
            <text:p>6.5925733833</text:p>
          </table:table-cell>
          <table:table-cell table:number-columns-repeated="2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.615552" calcext:value-type="float">
            <text:p>6.615552</text:p>
          </table:table-cell>
          <table:table-cell office:value-type="float" office:value="6.5908002667" calcext:value-type="float">
            <text:p>6.5908002667</text:p>
          </table:table-cell>
          <table:table-cell table:number-columns-repeated="2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.576286" calcext:value-type="float">
            <text:p>6.576286</text:p>
          </table:table-cell>
          <table:table-cell office:value-type="float" office:value="6.5884859333" calcext:value-type="float">
            <text:p>6.5884859333</text:p>
          </table:table-cell>
          <table:table-cell table:number-columns-repeated="2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.483899" calcext:value-type="float">
            <text:p>6.483899</text:p>
          </table:table-cell>
          <table:table-cell office:value-type="float" office:value="6.5866385" calcext:value-type="float">
            <text:p>6.5866385</text:p>
          </table:table-cell>
          <table:table-cell table:number-columns-repeated="2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.36833" calcext:value-type="float">
            <text:p>6.36833</text:p>
          </table:table-cell>
          <table:table-cell office:value-type="float" office:value="6.5866496833" calcext:value-type="float">
            <text:p>6.5866496833</text:p>
          </table:table-cell>
          <table:table-cell table:number-columns-repeated="2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.279079" calcext:value-type="float">
            <text:p>6.279079</text:p>
          </table:table-cell>
          <table:table-cell office:value-type="float" office:value="6.5893169333" calcext:value-type="float">
            <text:p>6.5893169333</text:p>
          </table:table-cell>
          <table:table-cell table:number-columns-repeated="2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.244279" calcext:value-type="float">
            <text:p>6.244279</text:p>
          </table:table-cell>
          <table:table-cell office:value-type="float" office:value="6.5943131833" calcext:value-type="float">
            <text:p>6.5943131833</text:p>
          </table:table-cell>
          <table:table-cell table:number-columns-repeated="2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.241412" calcext:value-type="float">
            <text:p>6.241412</text:p>
          </table:table-cell>
          <table:table-cell office:value-type="float" office:value="6.6005870833" calcext:value-type="float">
            <text:p>6.6005870833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181095" calcext:value-type="float">
            <text:p>6.181095</text:p>
          </table:table-cell>
          <table:table-cell office:value-type="float" office:value="6.6074110833" calcext:value-type="float">
            <text:p>6.6074110833</text:p>
          </table:table-cell>
          <table:table-cell table:number-columns-repeated="2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.181095" calcext:value-type="float">
            <text:p>6.181095</text:p>
          </table:table-cell>
          <table:table-cell office:value-type="float" office:value="6.6156574667" calcext:value-type="float">
            <text:p>6.6156574667</text:p>
          </table:table-cell>
          <table:table-cell table:number-columns-repeated="2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.612405" calcext:value-type="float">
            <text:p>6.612405</text:p>
          </table:table-cell>
          <table:table-cell office:value-type="float" office:value="6.6243459167" calcext:value-type="float">
            <text:p>6.6243459167</text:p>
          </table:table-cell>
          <table:table-cell table:number-columns-repeated="2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.490643" calcext:value-type="float">
            <text:p>6.490643</text:p>
          </table:table-cell>
          <table:table-cell office:value-type="float" office:value="6.6263159833" calcext:value-type="float">
            <text:p>6.6263159833</text:p>
          </table:table-cell>
          <table:table-cell table:number-columns-repeated="2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.461839" calcext:value-type="float">
            <text:p>6.461839</text:p>
          </table:table-cell>
          <table:table-cell office:value-type="float" office:value="6.63074245" calcext:value-type="float">
            <text:p>6.63074245</text:p>
          </table:table-cell>
          <table:table-cell table:number-columns-repeated="2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.469119" calcext:value-type="float">
            <text:p>6.469119</text:p>
          </table:table-cell>
          <table:table-cell office:value-type="float" office:value="6.6359898333" calcext:value-type="float">
            <text:p>6.6359898333</text:p>
          </table:table-cell>
          <table:table-cell table:number-columns-repeated="2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.49147" calcext:value-type="float">
            <text:p>6.49147</text:p>
          </table:table-cell>
          <table:table-cell office:value-type="float" office:value="6.64140035" calcext:value-type="float">
            <text:p>6.64140035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.518883" calcext:value-type="float">
            <text:p>6.518883</text:p>
          </table:table-cell>
          <table:table-cell office:value-type="float" office:value="6.64671215" calcext:value-type="float">
            <text:p>6.64671215</text:p>
          </table:table-cell>
          <table:table-cell table:number-columns-repeated="2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.549079" calcext:value-type="float">
            <text:p>6.549079</text:p>
          </table:table-cell>
          <table:table-cell office:value-type="float" office:value="6.65181465" calcext:value-type="float">
            <text:p>6.65181465</text:p>
          </table:table-cell>
          <table:table-cell table:number-columns-repeated="2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.57868" calcext:value-type="float">
            <text:p>6.57868</text:p>
          </table:table-cell>
          <table:table-cell office:value-type="float" office:value="6.6565665" calcext:value-type="float">
            <text:p>6.6565665</text:p>
          </table:table-cell>
          <table:table-cell table:number-columns-repeated="2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.60089" calcext:value-type="float">
            <text:p>6.60089</text:p>
          </table:table-cell>
          <table:table-cell office:value-type="float" office:value="6.6608439333" calcext:value-type="float">
            <text:p>6.6608439333</text:p>
          </table:table-cell>
          <table:table-cell table:number-columns-repeated="2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.613147" calcext:value-type="float">
            <text:p>6.613147</text:p>
          </table:table-cell>
          <table:table-cell office:value-type="float" office:value="6.66467735" calcext:value-type="float">
            <text:p>6.66467735</text:p>
          </table:table-cell>
          <table:table-cell table:number-columns-repeated="2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.622882" calcext:value-type="float">
            <text:p>6.622882</text:p>
          </table:table-cell>
          <table:table-cell office:value-type="float" office:value="6.6682206167" calcext:value-type="float">
            <text:p>6.6682206167</text:p>
          </table:table-cell>
          <table:table-cell table:number-columns-repeated="2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.641896" calcext:value-type="float">
            <text:p>6.641896</text:p>
          </table:table-cell>
          <table:table-cell office:value-type="float" office:value="6.6715536833" calcext:value-type="float">
            <text:p>6.6715536833</text:p>
          </table:table-cell>
          <table:table-cell table:number-columns-repeated="2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.674777" calcext:value-type="float">
            <text:p>6.674777</text:p>
          </table:table-cell>
          <table:table-cell office:value-type="float" office:value="6.6745497333" calcext:value-type="float">
            <text:p>6.6745497333</text:p>
          </table:table-cell>
          <table:table-cell table:number-columns-repeated="2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.71438" calcext:value-type="float">
            <text:p>6.71438</text:p>
          </table:table-cell>
          <table:table-cell office:value-type="float" office:value="6.6769548833" calcext:value-type="float">
            <text:p>6.6769548833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.749087" calcext:value-type="float">
            <text:p>6.749087</text:p>
          </table:table-cell>
          <table:table-cell office:value-type="float" office:value="6.6785831" calcext:value-type="float">
            <text:p>6.6785831</text:p>
          </table:table-cell>
          <table:table-cell table:number-columns-repeated="2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773464" calcext:value-type="float">
            <text:p>6.773464</text:p>
          </table:table-cell>
          <table:table-cell office:value-type="float" office:value="6.67942645" calcext:value-type="float">
            <text:p>6.67942645</text:p>
          </table:table-cell>
          <table:table-cell table:number-columns-repeated="2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.791277" calcext:value-type="float">
            <text:p>6.791277</text:p>
          </table:table-cell>
          <table:table-cell office:value-type="float" office:value="6.6795933833" calcext:value-type="float">
            <text:p>6.6795933833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.80911" calcext:value-type="float">
            <text:p>6.80911</text:p>
          </table:table-cell>
          <table:table-cell office:value-type="float" office:value="6.6791635" calcext:value-type="float">
            <text:p>6.6791635</text:p>
          </table:table-cell>
          <table:table-cell table:number-columns-repeated="2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.828735" calcext:value-type="float">
            <text:p>6.828735</text:p>
          </table:table-cell>
          <table:table-cell office:value-type="float" office:value="6.6781144833" calcext:value-type="float">
            <text:p>6.6781144833</text:p>
          </table:table-cell>
          <table:table-cell table:number-columns-repeated="2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.846264" calcext:value-type="float">
            <text:p>6.846264</text:p>
          </table:table-cell>
          <table:table-cell office:value-type="float" office:value="6.6763759" calcext:value-type="float">
            <text:p>6.6763759</text:p>
          </table:table-cell>
          <table:table-cell table:number-columns-repeated="2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.857158" calcext:value-type="float">
            <text:p>6.857158</text:p>
          </table:table-cell>
          <table:table-cell office:value-type="float" office:value="6.6739068833" calcext:value-type="float">
            <text:p>6.6739068833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.860369" calcext:value-type="float">
            <text:p>6.860369</text:p>
          </table:table-cell>
          <table:table-cell office:value-type="float" office:value="6.6706814333" calcext:value-type="float">
            <text:p>6.6706814333</text:p>
          </table:table-cell>
          <table:table-cell table:number-columns-repeated="2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.858056" calcext:value-type="float">
            <text:p>6.858056</text:p>
          </table:table-cell>
          <table:table-cell office:value-type="float" office:value="6.6666200167" calcext:value-type="float">
            <text:p>6.6666200167</text:p>
          </table:table-cell>
          <table:table-cell table:number-columns-repeated="2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.85301" calcext:value-type="float">
            <text:p>6.85301</text:p>
          </table:table-cell>
          <table:table-cell office:value-type="float" office:value="6.6616113" calcext:value-type="float">
            <text:p>6.6616113</text:p>
          </table:table-cell>
          <table:table-cell table:number-columns-repeated="2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.846906" calcext:value-type="float">
            <text:p>6.846906</text:p>
          </table:table-cell>
          <table:table-cell office:value-type="float" office:value="6.6556710833" calcext:value-type="float">
            <text:p>6.6556710833</text:p>
          </table:table-cell>
          <table:table-cell table:number-columns-repeated="2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.839802" calcext:value-type="float">
            <text:p>6.839802</text:p>
          </table:table-cell>
          <table:table-cell office:value-type="float" office:value="6.6491042833" calcext:value-type="float">
            <text:p>6.6491042833</text:p>
          </table:table-cell>
          <table:table-cell table:number-columns-repeated="2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.83026" calcext:value-type="float">
            <text:p>6.83026</text:p>
          </table:table-cell>
          <table:table-cell office:value-type="float" office:value="6.6424922667" calcext:value-type="float">
            <text:p>6.6424922667</text:p>
          </table:table-cell>
          <table:table-cell table:number-columns-repeated="2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.816459" calcext:value-type="float">
            <text:p>6.816459</text:p>
          </table:table-cell>
          <table:table-cell office:value-type="float" office:value="6.6364758833" calcext:value-type="float">
            <text:p>6.6364758833</text:p>
          </table:table-cell>
          <table:table-cell table:number-columns-repeated="2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.797977" calcext:value-type="float">
            <text:p>6.797977</text:p>
          </table:table-cell>
          <table:table-cell office:value-type="float" office:value="6.6314883333" calcext:value-type="float">
            <text:p>6.6314883333</text:p>
          </table:table-cell>
          <table:table-cell table:number-columns-repeated="2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.776017" calcext:value-type="float">
            <text:p>6.776017</text:p>
          </table:table-cell>
          <table:table-cell office:value-type="float" office:value="6.6276253333" calcext:value-type="float">
            <text:p>6.6276253333</text:p>
          </table:table-cell>
          <table:table-cell table:number-columns-repeated="2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.751255" calcext:value-type="float">
            <text:p>6.751255</text:p>
          </table:table-cell>
          <table:table-cell office:value-type="float" office:value="6.62471675" calcext:value-type="float">
            <text:p>6.62471675</text:p>
          </table:table-cell>
          <table:table-cell table:number-columns-repeated="2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.722423" calcext:value-type="float">
            <text:p>6.722423</text:p>
          </table:table-cell>
          <table:table-cell office:value-type="float" office:value="6.6225101167" calcext:value-type="float">
            <text:p>6.6225101167</text:p>
          </table:table-cell>
          <table:table-cell table:number-columns-repeated="2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688582" calcext:value-type="float">
            <text:p>6.688582</text:p>
          </table:table-cell>
          <table:table-cell office:value-type="float" office:value="6.62070245" calcext:value-type="float">
            <text:p>6.62070245</text:p>
          </table:table-cell>
          <table:table-cell table:number-columns-repeated="2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.652832" calcext:value-type="float">
            <text:p>6.652832</text:p>
          </table:table-cell>
          <table:table-cell office:value-type="float" office:value="6.6140799" calcext:value-type="float">
            <text:p>6.6140799</text:p>
          </table:table-cell>
          <table:table-cell table:number-columns-repeated="2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.622071" calcext:value-type="float">
            <text:p>6.622071</text:p>
          </table:table-cell>
          <table:table-cell office:value-type="float" office:value="6.6160338833" calcext:value-type="float">
            <text:p>6.6160338833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.601619" calcext:value-type="float">
            <text:p>6.601619</text:p>
          </table:table-cell>
          <table:table-cell office:value-type="float" office:value="6.6177460667" calcext:value-type="float">
            <text:p>6.6177460667</text:p>
          </table:table-cell>
          <table:table-cell table:number-columns-repeated="2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.590309" calcext:value-type="float">
            <text:p>6.590309</text:p>
          </table:table-cell>
          <table:table-cell office:value-type="float" office:value="6.61895625" calcext:value-type="float">
            <text:p>6.61895625</text:p>
          </table:table-cell>
          <table:table-cell table:number-columns-repeated="2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.58189" calcext:value-type="float">
            <text:p>6.58189</text:p>
          </table:table-cell>
          <table:table-cell office:value-type="float" office:value="6.619156" calcext:value-type="float">
            <text:p>6.619156</text:p>
          </table:table-cell>
          <table:table-cell table:number-columns-repeated="2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.570848" calcext:value-type="float">
            <text:p>6.570848</text:p>
          </table:table-cell>
          <table:table-cell office:value-type="float" office:value="6.618328" calcext:value-type="float">
            <text:p>6.618328</text:p>
          </table:table-cell>
          <table:table-cell table:number-columns-repeated="2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.554927" calcext:value-type="float">
            <text:p>6.554927</text:p>
          </table:table-cell>
          <table:table-cell office:value-type="float" office:value="6.6170674833" calcext:value-type="float">
            <text:p>6.6170674833</text:p>
          </table:table-cell>
          <table:table-cell table:number-columns-repeated="2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.531257" calcext:value-type="float">
            <text:p>6.531257</text:p>
          </table:table-cell>
          <table:table-cell office:value-type="float" office:value="6.6162313" calcext:value-type="float">
            <text:p>6.6162313</text:p>
          </table:table-cell>
          <table:table-cell table:number-columns-repeated="2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.493167" calcext:value-type="float">
            <text:p>6.493167</text:p>
          </table:table-cell>
          <table:table-cell office:value-type="float" office:value="6.6165085333" calcext:value-type="float">
            <text:p>6.6165085333</text:p>
          </table:table-cell>
          <table:table-cell table:number-columns-repeated="2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.436912" calcext:value-type="float">
            <text:p>6.436912</text:p>
          </table:table-cell>
          <table:table-cell office:value-type="float" office:value="6.6182864833" calcext:value-type="float">
            <text:p>6.6182864833</text:p>
          </table:table-cell>
          <table:table-cell table:number-columns-repeated="2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.375672" calcext:value-type="float">
            <text:p>6.375672</text:p>
          </table:table-cell>
          <table:table-cell office:value-type="float" office:value="6.62173" calcext:value-type="float">
            <text:p>6.62173</text:p>
          </table:table-cell>
          <table:table-cell table:number-columns-repeated="2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.345795" calcext:value-type="float">
            <text:p>6.345795</text:p>
          </table:table-cell>
          <table:table-cell office:value-type="float" office:value="6.6267343" calcext:value-type="float">
            <text:p>6.6267343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.42329" calcext:value-type="float">
            <text:p>6.42329</text:p>
          </table:table-cell>
          <table:table-cell office:value-type="float" office:value="6.6326585" calcext:value-type="float">
            <text:p>6.6326585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.229912" calcext:value-type="float">
            <text:p>6.229912</text:p>
          </table:table-cell>
          <table:table-cell office:value-type="float" office:value="6.6376309333" calcext:value-type="float">
            <text:p>6.6376309333</text:p>
          </table:table-cell>
          <table:table-cell table:number-columns-repeated="2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413732" calcext:value-type="float">
            <text:p>6.413732</text:p>
          </table:table-cell>
          <table:table-cell office:value-type="float" office:value="6.6460473667" calcext:value-type="float">
            <text:p>6.6460473667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.493405" calcext:value-type="float">
            <text:p>6.493405</text:p>
          </table:table-cell>
          <table:table-cell office:value-type="float" office:value="6.6514789667" calcext:value-type="float">
            <text:p>6.6514789667</text:p>
          </table:table-cell>
          <table:table-cell table:number-columns-repeated="2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.518976" calcext:value-type="float">
            <text:p>6.518976</text:p>
          </table:table-cell>
          <table:table-cell office:value-type="float" office:value="6.65560285" calcext:value-type="float">
            <text:p>6.65560285</text:p>
          </table:table-cell>
          <table:table-cell table:number-columns-repeated="2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.504074" calcext:value-type="float">
            <text:p>6.504074</text:p>
          </table:table-cell>
          <table:table-cell office:value-type="float" office:value="6.65942695" calcext:value-type="float">
            <text:p>6.65942695</text:p>
          </table:table-cell>
          <table:table-cell table:number-columns-repeated="2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.476692" calcext:value-type="float">
            <text:p>6.476692</text:p>
          </table:table-cell>
          <table:table-cell office:value-type="float" office:value="6.6638345167" calcext:value-type="float">
            <text:p>6.6638345167</text:p>
          </table:table-cell>
          <table:table-cell table:number-columns-repeated="2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.46544" calcext:value-type="float">
            <text:p>6.46544</text:p>
          </table:table-cell>
          <table:table-cell office:value-type="float" office:value="6.66917205" calcext:value-type="float">
            <text:p>6.66917205</text:p>
          </table:table-cell>
          <table:table-cell table:number-columns-repeated="2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.48457" calcext:value-type="float">
            <text:p>6.48457</text:p>
          </table:table-cell>
          <table:table-cell office:value-type="float" office:value="6.6751265833" calcext:value-type="float">
            <text:p>6.6751265833</text:p>
          </table:table-cell>
          <table:table-cell table:number-columns-repeated="2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.528365" calcext:value-type="float">
            <text:p>6.528365</text:p>
          </table:table-cell>
          <table:table-cell office:value-type="float" office:value="6.6810271167" calcext:value-type="float">
            <text:p>6.6810271167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.578854" calcext:value-type="float">
            <text:p>6.578854</text:p>
          </table:table-cell>
          <table:table-cell office:value-type="float" office:value="6.6863337667" calcext:value-type="float">
            <text:p>6.6863337667</text:p>
          </table:table-cell>
          <table:table-cell table:number-columns-repeated="2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6.620713" calcext:value-type="float">
            <text:p>6.620713</text:p>
          </table:table-cell>
          <table:table-cell office:value-type="float" office:value="6.6909145667" calcext:value-type="float">
            <text:p>6.6909145667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.650852" calcext:value-type="float">
            <text:p>6.650852</text:p>
          </table:table-cell>
          <table:table-cell office:value-type="float" office:value="6.6949256833" calcext:value-type="float">
            <text:p>6.6949256833</text:p>
          </table:table-cell>
          <table:table-cell table:number-columns-repeated="2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6.675878" calcext:value-type="float">
            <text:p>6.675878</text:p>
          </table:table-cell>
          <table:table-cell office:value-type="float" office:value="6.6984976" calcext:value-type="float">
            <text:p>6.6984976</text:p>
          </table:table-cell>
          <table:table-cell table:number-columns-repeated="2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702402" calcext:value-type="float">
            <text:p>6.702402</text:p>
          </table:table-cell>
          <table:table-cell office:value-type="float" office:value="6.7015612" calcext:value-type="float">
            <text:p>6.7015612</text:p>
          </table:table-cell>
          <table:table-cell table:number-columns-repeated="2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6.730609" calcext:value-type="float">
            <text:p>6.730609</text:p>
          </table:table-cell>
          <table:table-cell office:value-type="float" office:value="6.7039241667" calcext:value-type="float">
            <text:p>6.7039241667</text:p>
          </table:table-cell>
          <table:table-cell table:number-columns-repeated="2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6.756231" calcext:value-type="float">
            <text:p>6.756231</text:p>
          </table:table-cell>
          <table:table-cell office:value-type="float" office:value="6.70544405" calcext:value-type="float">
            <text:p>6.70544405</text:p>
          </table:table-cell>
          <table:table-cell table:number-columns-repeated="2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6.776682" calcext:value-type="float">
            <text:p>6.776682</text:p>
          </table:table-cell>
          <table:table-cell office:value-type="float" office:value="6.7061129167" calcext:value-type="float">
            <text:p>6.7061129167</text:p>
          </table:table-cell>
          <table:table-cell table:number-columns-repeated="2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6.79375" calcext:value-type="float">
            <text:p>6.79375</text:p>
          </table:table-cell>
          <table:table-cell office:value-type="float" office:value="6.7060137167" calcext:value-type="float">
            <text:p>6.7060137167</text:p>
          </table:table-cell>
          <table:table-cell table:number-columns-repeated="2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6.810178" calcext:value-type="float">
            <text:p>6.810178</text:p>
          </table:table-cell>
          <table:table-cell office:value-type="float" office:value="6.70522735" calcext:value-type="float">
            <text:p>6.70522735</text:p>
          </table:table-cell>
          <table:table-cell table:number-columns-repeated="2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6.825033" calcext:value-type="float">
            <text:p>6.825033</text:p>
          </table:table-cell>
          <table:table-cell office:value-type="float" office:value="6.7037901167" calcext:value-type="float">
            <text:p>6.7037901167</text:p>
          </table:table-cell>
          <table:table-cell table:number-columns-repeated="2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6.83419" calcext:value-type="float">
            <text:p>6.83419</text:p>
          </table:table-cell>
          <table:table-cell office:value-type="float" office:value="6.7017403833" calcext:value-type="float">
            <text:p>6.7017403833</text:p>
          </table:table-cell>
          <table:table-cell table:number-columns-repeated="2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6.835326" calcext:value-type="float">
            <text:p>6.835326</text:p>
          </table:table-cell>
          <table:table-cell office:value-type="float" office:value="6.6991850667" calcext:value-type="float">
            <text:p>6.6991850667</text:p>
          </table:table-cell>
          <table:table-cell table:number-columns-repeated="2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6.830895" calcext:value-type="float">
            <text:p>6.830895</text:p>
          </table:table-cell>
          <table:table-cell office:value-type="float" office:value="6.6962759" calcext:value-type="float">
            <text:p>6.6962759</text:p>
          </table:table-cell>
          <table:table-cell table:number-columns-repeated="2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.825743" calcext:value-type="float">
            <text:p>6.825743</text:p>
          </table:table-cell>
          <table:table-cell office:value-type="float" office:value="6.6930955333" calcext:value-type="float">
            <text:p>6.6930955333</text:p>
          </table:table-cell>
          <table:table-cell table:number-columns-repeated="2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6.822866" calcext:value-type="float">
            <text:p>6.822866</text:p>
          </table:table-cell>
          <table:table-cell office:value-type="float" office:value="6.6895864333" calcext:value-type="float">
            <text:p>6.6895864333</text:p>
          </table:table-cell>
          <table:table-cell table:number-columns-repeated="2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6.821659" calcext:value-type="float">
            <text:p>6.821659</text:p>
          </table:table-cell>
          <table:table-cell office:value-type="float" office:value="6.6856181" calcext:value-type="float">
            <text:p>6.6856181</text:p>
          </table:table-cell>
          <table:table-cell table:number-columns-repeated="2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6.819086" calcext:value-type="float">
            <text:p>6.819086</text:p>
          </table:table-cell>
          <table:table-cell office:value-type="float" office:value="6.6811181167" calcext:value-type="float">
            <text:p>6.6811181167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.812073" calcext:value-type="float">
            <text:p>6.812073</text:p>
          </table:table-cell>
          <table:table-cell office:value-type="float" office:value="6.67611515" calcext:value-type="float">
            <text:p>6.67611515</text:p>
          </table:table-cell>
          <table:table-cell table:number-columns-repeated="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6.799688" calcext:value-type="float">
            <text:p>6.799688</text:p>
          </table:table-cell>
          <table:table-cell office:value-type="float" office:value="6.6706614" calcext:value-type="float">
            <text:p>6.6706614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.78348" calcext:value-type="float">
            <text:p>6.78348</text:p>
          </table:table-cell>
          <table:table-cell office:value-type="float" office:value="6.66476785" calcext:value-type="float">
            <text:p>6.66476785</text:p>
          </table:table-cell>
          <table:table-cell table:number-columns-repeated="2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6.765484" calcext:value-type="float">
            <text:p>6.765484</text:p>
          </table:table-cell>
          <table:table-cell office:value-type="float" office:value="6.65848275" calcext:value-type="float">
            <text:p>6.65848275</text:p>
          </table:table-cell>
          <table:table-cell table:number-columns-repeated="2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6.746169" calcext:value-type="float">
            <text:p>6.746169</text:p>
          </table:table-cell>
          <table:table-cell office:value-type="float" office:value="6.65207765" calcext:value-type="float">
            <text:p>6.65207765</text:p>
          </table:table-cell>
          <table:table-cell table:number-columns-repeated="2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6.72442" calcext:value-type="float">
            <text:p>6.72442</text:p>
          </table:table-cell>
          <table:table-cell office:value-type="float" office:value="6.6462683167" calcext:value-type="float">
            <text:p>6.6462683167</text:p>
          </table:table-cell>
          <table:table-cell table:number-columns-repeated="2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6.698123" calcext:value-type="float">
            <text:p>6.698123</text:p>
          </table:table-cell>
          <table:table-cell office:value-type="float" office:value="6.64350655" calcext:value-type="float">
            <text:p>6.64350655</text:p>
          </table:table-cell>
          <table:table-cell table:number-columns-repeated="2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6.663631" calcext:value-type="float">
            <text:p>6.663631</text:p>
          </table:table-cell>
          <table:table-cell office:value-type="float" office:value="6.6283127167" calcext:value-type="float">
            <text:p>6.6283127167</text:p>
          </table:table-cell>
          <table:table-cell table:number-columns-repeated="2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6.616684" calcext:value-type="float">
            <text:p>6.616684</text:p>
          </table:table-cell>
          <table:table-cell office:value-type="float" office:value="6.6214701833" calcext:value-type="float">
            <text:p>6.6214701833</text:p>
          </table:table-cell>
          <table:table-cell table:number-columns-repeated="2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6.557533" calcext:value-type="float">
            <text:p>6.557533</text:p>
          </table:table-cell>
          <table:table-cell office:value-type="float" office:value="6.6175924" calcext:value-type="float">
            <text:p>6.6175924</text:p>
          </table:table-cell>
          <table:table-cell table:number-columns-repeated="2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6.496597" calcext:value-type="float">
            <text:p>6.496597</text:p>
          </table:table-cell>
          <table:table-cell office:value-type="float" office:value="6.6162" calcext:value-type="float">
            <text:p>6.6162</text:p>
          </table:table-cell>
          <table:table-cell table:number-columns-repeated="2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6.452898" calcext:value-type="float">
            <text:p>6.452898</text:p>
          </table:table-cell>
          <table:table-cell office:value-type="float" office:value="6.61660805" calcext:value-type="float">
            <text:p>6.61660805</text:p>
          </table:table-cell>
          <table:table-cell table:number-columns-repeated="2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6.443081" calcext:value-type="float">
            <text:p>6.443081</text:p>
          </table:table-cell>
          <table:table-cell office:value-type="float" office:value="6.6177704" calcext:value-type="float">
            <text:p>6.6177704</text:p>
          </table:table-cell>
          <table:table-cell table:number-columns-repeated="2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69277" calcext:value-type="float">
            <text:p>6.469277</text:p>
          </table:table-cell>
          <table:table-cell office:value-type="float" office:value="6.6187211167" calcext:value-type="float">
            <text:p>6.6187211167</text:p>
          </table:table-cell>
          <table:table-cell table:number-columns-repeated="2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6.517206" calcext:value-type="float">
            <text:p>6.517206</text:p>
          </table:table-cell>
          <table:table-cell office:value-type="float" office:value="6.6190251" calcext:value-type="float">
            <text:p>6.6190251</text:p>
          </table:table-cell>
          <table:table-cell table:number-columns-repeated="2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6.566197" calcext:value-type="float">
            <text:p>6.566197</text:p>
          </table:table-cell>
          <table:table-cell office:value-type="float" office:value="6.6188338" calcext:value-type="float">
            <text:p>6.618833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6.601502" calcext:value-type="float">
            <text:p>6.601502</text:p>
          </table:table-cell>
          <table:table-cell office:value-type="float" office:value="6.6185909167" calcext:value-type="float">
            <text:p>6.6185909167</text:p>
          </table:table-cell>
          <table:table-cell table:number-columns-repeated="2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6.618857" calcext:value-type="float">
            <text:p>6.618857</text:p>
          </table:table-cell>
          <table:table-cell office:value-type="float" office:value="6.6187219" calcext:value-type="float">
            <text:p>6.6187219</text:p>
          </table:table-cell>
          <table:table-cell table:number-columns-repeated="2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6.613963" calcext:value-type="float">
            <text:p>6.613963</text:p>
          </table:table-cell>
          <table:table-cell office:value-type="float" office:value="6.6194946833" calcext:value-type="float">
            <text:p>6.6194946833</text:p>
          </table:table-cell>
          <table:table-cell table:number-columns-repeated="2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6.291229" calcext:value-type="float">
            <text:p>6.291229</text:p>
          </table:table-cell>
          <table:table-cell office:value-type="float" office:value="6.6211134167" calcext:value-type="float">
            <text:p>6.6211134167</text:p>
          </table:table-cell>
          <table:table-cell table:number-columns-repeated="2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.770071" calcext:value-type="float">
            <text:p>6.770071</text:p>
          </table:table-cell>
          <table:table-cell office:value-type="float" office:value="6.6286256167" calcext:value-type="float">
            <text:p>6.6286256167</text:p>
          </table:table-cell>
          <table:table-cell table:number-columns-repeated="2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6.724802" calcext:value-type="float">
            <text:p>6.724802</text:p>
          </table:table-cell>
          <table:table-cell office:value-type="float" office:value="6.6284415" calcext:value-type="float">
            <text:p>6.6284415</text:p>
          </table:table-cell>
          <table:table-cell table:number-columns-repeated="2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6.67423" calcext:value-type="float">
            <text:p>6.67423</text:p>
          </table:table-cell>
          <table:table-cell office:value-type="float" office:value="6.6294111167" calcext:value-type="float">
            <text:p>6.6294111167</text:p>
          </table:table-cell>
          <table:table-cell table:number-columns-repeated="2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6.602294" calcext:value-type="float">
            <text:p>6.602294</text:p>
          </table:table-cell>
          <table:table-cell office:value-type="float" office:value="6.6329203833" calcext:value-type="float">
            <text:p>6.6329203833</text:p>
          </table:table-cell>
          <table:table-cell table:number-columns-repeated="2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.53221" calcext:value-type="float">
            <text:p>6.53221</text:p>
          </table:table-cell>
          <table:table-cell office:value-type="float" office:value="6.6436631333" calcext:value-type="float">
            <text:p>6.6436631333</text:p>
          </table:table-cell>
          <table:table-cell table:number-columns-repeated="2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6.495217" calcext:value-type="float">
            <text:p>6.495217</text:p>
          </table:table-cell>
          <table:table-cell office:value-type="float" office:value="6.6716766" calcext:value-type="float">
            <text:p>6.6716766</text:p>
          </table:table-cell>
          <table:table-cell table:number-columns-repeated="2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.504756" calcext:value-type="float">
            <text:p>6.504756</text:p>
          </table:table-cell>
          <table:table-cell office:value-type="float" office:value="6.7326444833" calcext:value-type="float">
            <text:p>6.7326444833</text:p>
          </table:table-cell>
          <table:table-cell table:number-columns-repeated="2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6.547891" calcext:value-type="float">
            <text:p>6.547891</text:p>
          </table:table-cell>
          <table:table-cell office:value-type="float" office:value="6.8430552833" calcext:value-type="float">
            <text:p>6.843055283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599844" calcext:value-type="float">
            <text:p>6.599844</text:p>
          </table:table-cell>
          <table:table-cell office:value-type="float" office:value="7.0127042667" calcext:value-type="float">
            <text:p>7.0127042667</text:p>
          </table:table-cell>
          <table:table-cell table:number-columns-repeated="2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6.643523" calcext:value-type="float">
            <text:p>6.643523</text:p>
          </table:table-cell>
          <table:table-cell office:value-type="float" office:value="7.23832035" calcext:value-type="float">
            <text:p>7.23832035</text:p>
          </table:table-cell>
          <table:table-cell table:number-columns-repeated="2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.67593" calcext:value-type="float">
            <text:p>6.67593</text:p>
          </table:table-cell>
          <table:table-cell office:value-type="float" office:value="7.4986975333" calcext:value-type="float">
            <text:p>7.4986975333</text:p>
          </table:table-cell>
          <table:table-cell table:number-columns-repeated="2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6.701247" calcext:value-type="float">
            <text:p>6.701247</text:p>
          </table:table-cell>
          <table:table-cell office:value-type="float" office:value="7.74833295" calcext:value-type="float">
            <text:p>7.74833295</text:p>
          </table:table-cell>
          <table:table-cell table:number-columns-repeated="2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6.721636" calcext:value-type="float">
            <text:p>6.721636</text:p>
          </table:table-cell>
          <table:table-cell office:value-type="float" office:value="7.8908301833" calcext:value-type="float">
            <text:p>7.8908301833</text:p>
          </table:table-cell>
          <table:table-cell table:number-columns-repeated="2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6.734898" calcext:value-type="float">
            <text:p>6.734898</text:p>
          </table:table-cell>
          <table:table-cell office:value-type="float" office:value="8.0329876" calcext:value-type="float">
            <text:p>8.0329876</text:p>
          </table:table-cell>
          <table:table-cell table:number-columns-repeated="2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6.739628" calcext:value-type="float">
            <text:p>6.739628</text:p>
          </table:table-cell>
          <table:table-cell office:value-type="float" office:value="8.1749239833" calcext:value-type="float">
            <text:p>8.1749239833</text:p>
          </table:table-cell>
          <table:table-cell table:number-columns-repeated="2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6.740838" calcext:value-type="float">
            <text:p>6.740838</text:p>
          </table:table-cell>
          <table:table-cell office:value-type="float" office:value="8.3167815333" calcext:value-type="float">
            <text:p>8.3167815333</text:p>
          </table:table-cell>
          <table:table-cell table:number-columns-repeated="2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6.748422" calcext:value-type="float">
            <text:p>6.748422</text:p>
          </table:table-cell>
          <table:table-cell office:value-type="float" office:value="8.4586189167" calcext:value-type="float">
            <text:p>8.4586189167</text:p>
          </table:table-cell>
          <table:table-cell table:number-columns-repeated="2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6.768528" calcext:value-type="float">
            <text:p>6.768528</text:p>
          </table:table-cell>
          <table:table-cell office:value-type="float" office:value="8.6003299" calcext:value-type="float">
            <text:p>8.6003299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6.796944" calcext:value-type="float">
            <text:p>6.796944</text:p>
          </table:table-cell>
          <table:table-cell office:value-type="float" office:value="8.7417057833" calcext:value-type="float">
            <text:p>8.7417057833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6.822712" calcext:value-type="float">
            <text:p>6.822712</text:p>
          </table:table-cell>
          <table:table-cell office:value-type="float" office:value="8.8826080667" calcext:value-type="float">
            <text:p>8.8826080667</text:p>
          </table:table-cell>
          <table:table-cell table:number-columns-repeated="2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6.838602" calcext:value-type="float">
            <text:p>6.838602</text:p>
          </table:table-cell>
          <table:table-cell office:value-type="float" office:value="9.0230808833" calcext:value-type="float">
            <text:p>9.0230808833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.846764" calcext:value-type="float">
            <text:p>6.846764</text:p>
          </table:table-cell>
          <table:table-cell office:value-type="float" office:value="9.1632888667" calcext:value-type="float">
            <text:p>9.1632888667</text:p>
          </table:table-cell>
          <table:table-cell table:number-columns-repeated="2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853702" calcext:value-type="float">
            <text:p>6.853702</text:p>
          </table:table-cell>
          <table:table-cell office:value-type="float" office:value="9.3033608167" calcext:value-type="float">
            <text:p>9.3033608167</text:p>
          </table:table-cell>
          <table:table-cell table:number-columns-repeated="2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6.86138" calcext:value-type="float">
            <text:p>6.86138</text:p>
          </table:table-cell>
          <table:table-cell office:value-type="float" office:value="9.4433171333" calcext:value-type="float">
            <text:p>9.4433171333</text:p>
          </table:table-cell>
          <table:table-cell table:number-columns-repeated="2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6.865167" calcext:value-type="float">
            <text:p>6.865167</text:p>
          </table:table-cell>
          <table:table-cell office:value-type="float" office:value="9.5831454833" calcext:value-type="float">
            <text:p>9.5831454833</text:p>
          </table:table-cell>
          <table:table-cell table:number-columns-repeated="2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6.859694" calcext:value-type="float">
            <text:p>6.859694</text:p>
          </table:table-cell>
          <table:table-cell office:value-type="float" office:value="9.7229107167" calcext:value-type="float">
            <text:p>9.7229107167</text:p>
          </table:table-cell>
          <table:table-cell table:number-columns-repeated="2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.84418" calcext:value-type="float">
            <text:p>6.84418</text:p>
          </table:table-cell>
          <table:table-cell office:value-type="float" office:value="9.8627671667" calcext:value-type="float">
            <text:p>9.8627671667</text:p>
          </table:table-cell>
          <table:table-cell table:number-columns-repeated="2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6.821802" calcext:value-type="float">
            <text:p>6.821802</text:p>
          </table:table-cell>
          <table:table-cell office:value-type="float" office:value="10.0028821833" calcext:value-type="float">
            <text:p>10.0028821833</text:p>
          </table:table-cell>
          <table:table-cell table:number-columns-repeated="2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6.796363" calcext:value-type="float">
            <text:p>6.796363</text:p>
          </table:table-cell>
          <table:table-cell office:value-type="float" office:value="10.1433701667" calcext:value-type="float">
            <text:p>10.1433701667</text:p>
          </table:table-cell>
          <table:table-cell table:number-columns-repeated="2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6.77073" calcext:value-type="float">
            <text:p>6.77073</text:p>
          </table:table-cell>
          <table:table-cell office:value-type="float" office:value="10.2842821333" calcext:value-type="float">
            <text:p>10.2842821333</text:p>
          </table:table-cell>
          <table:table-cell table:number-columns-repeated="2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6.746568" calcext:value-type="float">
            <text:p>6.746568</text:p>
          </table:table-cell>
          <table:table-cell office:value-type="float" office:value="10.4256213167" calcext:value-type="float">
            <text:p>10.4256213167</text:p>
          </table:table-cell>
          <table:table-cell table:number-columns-repeated="2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.723944" calcext:value-type="float">
            <text:p>6.723944</text:p>
          </table:table-cell>
          <table:table-cell office:value-type="float" office:value="10.5673632" calcext:value-type="float">
            <text:p>10.5673632</text:p>
          </table:table-cell>
          <table:table-cell table:number-columns-repeated="2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6.702049" calcext:value-type="float">
            <text:p>6.702049</text:p>
          </table:table-cell>
          <table:table-cell office:value-type="float" office:value="10.70948215" calcext:value-type="float">
            <text:p>10.70948215</text:p>
          </table:table-cell>
          <table:table-cell table:number-columns-repeated="2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6.680871" calcext:value-type="float">
            <text:p>6.680871</text:p>
          </table:table-cell>
          <table:table-cell office:value-type="float" office:value="10.8519660167" calcext:value-type="float">
            <text:p>10.8519660167</text:p>
          </table:table-cell>
          <table:table-cell table:number-columns-repeated="2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6.660776" calcext:value-type="float">
            <text:p>6.660776</text:p>
          </table:table-cell>
          <table:table-cell office:value-type="float" office:value="10.99480285" calcext:value-type="float">
            <text:p>10.99480285</text:p>
          </table:table-cell>
          <table:table-cell table:number-columns-repeated="2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.640073" calcext:value-type="float">
            <text:p>6.640073</text:p>
          </table:table-cell>
          <table:table-cell office:value-type="float" office:value="11.1379746" calcext:value-type="float">
            <text:p>11.1379746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6.615197" calcext:value-type="float">
            <text:p>6.615197</text:p>
          </table:table-cell>
          <table:table-cell office:value-type="float" office:value="11.2814914" calcext:value-type="float">
            <text:p>11.2814914</text:p>
          </table:table-cell>
          <table:table-cell table:number-columns-repeated="2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6.584766" calcext:value-type="float">
            <text:p>6.584766</text:p>
          </table:table-cell>
          <table:table-cell office:value-type="float" office:value="11.4254228" calcext:value-type="float">
            <text:p>11.4254228</text:p>
          </table:table-cell>
          <table:table-cell table:number-columns-repeated="2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6.55166" calcext:value-type="float">
            <text:p>6.55166</text:p>
          </table:table-cell>
          <table:table-cell office:value-type="float" office:value="11.5698613833" calcext:value-type="float">
            <text:p>11.5698613833</text:p>
          </table:table-cell>
          <table:table-cell table:number-columns-repeated="2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6.518908" calcext:value-type="float">
            <text:p>6.518908</text:p>
          </table:table-cell>
          <table:table-cell office:value-type="float" office:value="11.7148517333" calcext:value-type="float">
            <text:p>11.7148517333</text:p>
          </table:table-cell>
          <table:table-cell table:number-columns-repeated="2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6.484848" calcext:value-type="float">
            <text:p>6.484848</text:p>
          </table:table-cell>
          <table:table-cell office:value-type="float" office:value="11.86038795" calcext:value-type="float">
            <text:p>11.86038795</text:p>
          </table:table-cell>
          <table:table-cell table:number-columns-repeated="2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6.446075" calcext:value-type="float">
            <text:p>6.446075</text:p>
          </table:table-cell>
          <table:table-cell office:value-type="float" office:value="12.0064918333" calcext:value-type="float">
            <text:p>12.0064918333</text:p>
          </table:table-cell>
          <table:table-cell table:number-columns-repeated="2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6.406374" calcext:value-type="float">
            <text:p>6.406374</text:p>
          </table:table-cell>
          <table:table-cell office:value-type="float" office:value="12.1532419333" calcext:value-type="float">
            <text:p>12.1532419333</text:p>
          </table:table-cell>
          <table:table-cell table:number-columns-repeated="2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6.381178" calcext:value-type="float">
            <text:p>6.381178</text:p>
          </table:table-cell>
          <table:table-cell office:value-type="float" office:value="12.3006537167" calcext:value-type="float">
            <text:p>12.3006537167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6.397609" calcext:value-type="float">
            <text:p>6.397609</text:p>
          </table:table-cell>
          <table:table-cell office:value-type="float" office:value="12.4484854333" calcext:value-type="float">
            <text:p>12.4484854333</text:p>
          </table:table-cell>
          <table:table-cell table:number-columns-repeated="2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6.558714" calcext:value-type="float">
            <text:p>6.558714</text:p>
          </table:table-cell>
          <table:table-cell office:value-type="float" office:value="12.5960433" calcext:value-type="float">
            <text:p>12.5960433</text:p>
          </table:table-cell>
          <table:table-cell table:number-columns-repeated="2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.786493" calcext:value-type="float">
            <text:p>5.786493</text:p>
          </table:table-cell>
          <table:table-cell office:value-type="float" office:value="12.7409160833" calcext:value-type="float">
            <text:p>12.7409160833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6.253079" calcext:value-type="float">
            <text:p>6.253079</text:p>
          </table:table-cell>
          <table:table-cell office:value-type="float" office:value="12.8986592167" calcext:value-type="float">
            <text:p>12.8986592167</text:p>
          </table:table-cell>
          <table:table-cell table:number-columns-repeated="2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6.384017" calcext:value-type="float">
            <text:p>6.384017</text:p>
          </table:table-cell>
          <table:table-cell office:value-type="float" office:value="13.0486259167" calcext:value-type="float">
            <text:p>13.0486259167</text:p>
          </table:table-cell>
          <table:table-cell table:number-columns-repeated="2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6.473989" calcext:value-type="float">
            <text:p>6.473989</text:p>
          </table:table-cell>
          <table:table-cell office:value-type="float" office:value="13.1964103167" calcext:value-type="float">
            <text:p>13.1964103167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6.52108" calcext:value-type="float">
            <text:p>6.52108</text:p>
          </table:table-cell>
          <table:table-cell office:value-type="float" office:value="13.3426951833" calcext:value-type="float">
            <text:p>13.3426951833</text:p>
          </table:table-cell>
          <table:table-cell table:number-columns-repeated="2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6.522639" calcext:value-type="float">
            <text:p>6.522639</text:p>
          </table:table-cell>
          <table:table-cell office:value-type="float" office:value="13.4881952" calcext:value-type="float">
            <text:p>13.4881952</text:p>
          </table:table-cell>
          <table:table-cell table:number-columns-repeated="2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6.500124" calcext:value-type="float">
            <text:p>6.500124</text:p>
          </table:table-cell>
          <table:table-cell office:value-type="float" office:value="13.6336692333" calcext:value-type="float">
            <text:p>13.6336692333</text:p>
          </table:table-cell>
          <table:table-cell table:number-columns-repeated="2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6.487516" calcext:value-type="float">
            <text:p>6.487516</text:p>
          </table:table-cell>
          <table:table-cell office:value-type="float" office:value="13.7795185167" calcext:value-type="float">
            <text:p>13.7795185167</text:p>
          </table:table-cell>
          <table:table-cell table:number-columns-repeated="2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6.505728" calcext:value-type="float">
            <text:p>6.505728</text:p>
          </table:table-cell>
          <table:table-cell office:value-type="float" office:value="13.9255779333" calcext:value-type="float">
            <text:p>13.9255779333</text:p>
          </table:table-cell>
          <table:table-cell table:number-columns-repeated="2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551624" calcext:value-type="float">
            <text:p>6.551624</text:p>
          </table:table-cell>
          <table:table-cell office:value-type="float" office:value="14.0713338167" calcext:value-type="float">
            <text:p>14.0713338167</text:p>
          </table:table-cell>
          <table:table-cell table:number-columns-repeated="2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6.609361" calcext:value-type="float">
            <text:p>6.609361</text:p>
          </table:table-cell>
          <table:table-cell office:value-type="float" office:value="14.2163247667" calcext:value-type="float">
            <text:p>14.2163247667</text:p>
          </table:table-cell>
          <table:table-cell table:number-columns-repeated="2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6.665224" calcext:value-type="float">
            <text:p>6.665224</text:p>
          </table:table-cell>
          <table:table-cell office:value-type="float" office:value="14.3603534333" calcext:value-type="float">
            <text:p>14.3603534333</text:p>
          </table:table-cell>
          <table:table-cell table:number-columns-repeated="2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6.711087" calcext:value-type="float">
            <text:p>6.711087</text:p>
          </table:table-cell>
          <table:table-cell office:value-type="float" office:value="14.50345105" calcext:value-type="float">
            <text:p>14.50345105</text:p>
          </table:table-cell>
          <table:table-cell table:number-columns-repeated="2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6.741961" calcext:value-type="float">
            <text:p>6.741961</text:p>
          </table:table-cell>
          <table:table-cell office:value-type="float" office:value="14.6457842833" calcext:value-type="float">
            <text:p>14.6457842833</text:p>
          </table:table-cell>
          <table:table-cell table:number-columns-repeated="2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6.759024" calcext:value-type="float">
            <text:p>6.759024</text:p>
          </table:table-cell>
          <table:table-cell office:value-type="float" office:value="14.78760295" calcext:value-type="float">
            <text:p>14.78760295</text:p>
          </table:table-cell>
          <table:table-cell table:number-columns-repeated="2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6.782979" calcext:value-type="float">
            <text:p>6.782979</text:p>
          </table:table-cell>
          <table:table-cell office:value-type="float" office:value="14.9291372333" calcext:value-type="float">
            <text:p>14.9291372333</text:p>
          </table:table-cell>
          <table:table-cell table:number-columns-repeated="2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884786" calcext:value-type="float">
            <text:p>6.884786</text:p>
          </table:table-cell>
          <table:table-cell office:value-type="float" office:value="15.0702722667" calcext:value-type="float">
            <text:p>15.0702722667</text:p>
          </table:table-cell>
          <table:table-cell table:number-columns-repeated="2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246859" calcext:value-type="float">
            <text:p>7.246859</text:p>
          </table:table-cell>
          <table:table-cell table:number-columns-repeated="3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.213018" calcext:value-type="float">
            <text:p>8.213018</text:p>
          </table:table-cell>
          <table:table-cell table:number-columns-repeated="3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0.15329" calcext:value-type="float">
            <text:p>10.15329</text:p>
          </table:table-cell>
          <table:table-cell table:number-columns-repeated="3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3.129404" calcext:value-type="float">
            <text:p>13.129404</text:p>
          </table:table-cell>
          <table:table-cell table:number-columns-repeated="3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6.72683" calcext:value-type="float">
            <text:p>16.72683</text:p>
          </table:table-cell>
          <table:table-cell table:number-columns-repeated="3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.136809" calcext:value-type="float">
            <text:p>20.136809</text:p>
          </table:table-cell>
          <table:table-cell table:number-columns-repeated="3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2.266154" calcext:value-type="float">
            <text:p>22.266154</text:p>
          </table:table-cell>
          <table:table-cell table:number-columns-repeated="3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1.654055" calcext:value-type="float">
            <text:p>21.654055</text:p>
          </table:table-cell>
          <table:table-cell table:number-columns-repeated="3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5.251081" calcext:value-type="float">
            <text:p>15.25108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04T22:53:44.983065345</dc:date>
    <meta:document-statistic meta:table-count="1" meta:cell-count="2909" meta:object-count="0"/>
    <meta:generator>LibreOffice/4.2.7.2$Linux_X86_64 LibreOffice_project/420m0$Build-2</meta:generator>
  </office:meta>
</office:document-meta>
</file>